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1dde84" officeooo:paragraph-rsid="001dde84"/>
    </style:style>
    <style:style style:name="P2" style:family="paragraph" style:parent-style-name="Preformatted_20_Text">
      <style:text-properties officeooo:rsid="001dde84" officeooo:paragraph-rsid="003f5bc9"/>
    </style:style>
    <style:style style:name="P3" style:family="paragraph" style:parent-style-name="Preformatted_20_Text">
      <style:text-properties officeooo:rsid="001dde84" officeooo:paragraph-rsid="004f38e2"/>
    </style:style>
    <style:style style:name="T1" style:family="text">
      <style:text-properties officeooo:rsid="001f9b73"/>
    </style:style>
    <style:style style:name="T2" style:family="text">
      <style:text-properties officeooo:rsid="00216f95"/>
    </style:style>
    <style:style style:name="T3" style:family="text">
      <style:text-properties officeooo:rsid="00227510"/>
    </style:style>
    <style:style style:name="T4" style:family="text">
      <style:text-properties officeooo:rsid="00230c62"/>
    </style:style>
    <style:style style:name="T5" style:family="text">
      <style:text-properties officeooo:rsid="0024104d"/>
    </style:style>
    <style:style style:name="T6" style:family="text">
      <style:text-properties officeooo:rsid="002476fd"/>
    </style:style>
    <style:style style:name="T7" style:family="text">
      <style:text-properties officeooo:rsid="002666f8"/>
    </style:style>
    <style:style style:name="T8" style:family="text">
      <style:text-properties officeooo:rsid="002be1a3"/>
    </style:style>
    <style:style style:name="T9" style:family="text">
      <style:text-properties officeooo:rsid="002cee43"/>
    </style:style>
    <style:style style:name="T10" style:family="text">
      <style:text-properties officeooo:rsid="002e0835"/>
    </style:style>
    <style:style style:name="T11" style:family="text">
      <style:text-properties officeooo:rsid="0037d838"/>
    </style:style>
    <style:style style:name="T12" style:family="text">
      <style:text-properties officeooo:rsid="0039dec4"/>
    </style:style>
    <style:style style:name="T13" style:family="text">
      <style:text-properties officeooo:rsid="003a186d"/>
    </style:style>
    <style:style style:name="T14" style:family="text">
      <style:text-properties officeooo:rsid="003a34c2"/>
    </style:style>
    <style:style style:name="T15" style:family="text">
      <style:text-properties officeooo:rsid="003bb6b3"/>
    </style:style>
    <style:style style:name="T16" style:family="text">
      <style:text-properties officeooo:rsid="003dbc9b"/>
    </style:style>
    <style:style style:name="T17" style:family="text">
      <style:text-properties officeooo:rsid="003dedd5"/>
    </style:style>
    <style:style style:name="T18" style:family="text">
      <style:text-properties officeooo:rsid="003f5bc9"/>
    </style:style>
    <style:style style:name="T19" style:family="text">
      <style:text-properties officeooo:rsid="00402130"/>
    </style:style>
    <style:style style:name="T20" style:family="text">
      <style:text-properties officeooo:rsid="00460815"/>
    </style:style>
    <style:style style:name="T21" style:family="text">
      <style:text-properties officeooo:rsid="0049f6b6"/>
    </style:style>
    <style:style style:name="T22" style:family="text">
      <style:text-properties officeooo:rsid="004d7dc0"/>
    </style:style>
    <style:style style:name="T23" style:family="text">
      <style:text-properties officeooo:rsid="004e8155"/>
    </style:style>
    <style:style style:name="T24" style:family="text">
      <style:text-properties officeooo:rsid="004f38e2"/>
    </style:style>
    <style:style style:name="T25" style:family="text">
      <style:text-properties officeooo:rsid="0050cf44"/>
    </style:style>
    <style:style style:name="T26" style:family="text">
      <style:text-properties officeooo:rsid="00555639"/>
    </style:style>
    <style:style style:name="T27" style:family="text">
      <style:text-properties officeooo:rsid="00567807"/>
    </style:style>
    <style:style style:name="T28" style:family="text">
      <style:text-properties officeooo:rsid="0057e556"/>
    </style:style>
    <style:style style:name="T29" style:family="text">
      <style:text-properties officeooo:rsid="0057fd8b"/>
    </style:style>
    <style:style style:name="T30" style:family="text">
      <style:text-properties officeooo:rsid="0059146c"/>
    </style:style>
    <style:style style:name="T31" style:family="text">
      <style:text-properties officeooo:rsid="0059450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span text:style-name="T1">Th</text:span>ere was a long que<text:span text:style-name="T1">ue</text:span>. Que<text:span text:style-name="T2">ue</text:span> management systems were no<text:span text:style-name="T4">t</text:span> functioning, every single request of customers were taking long to be processed, the executive s were h<text:span text:style-name="T1">e</text:span>lpful</text:p>
      <text:p text:style-name="P1"><text:s/>No fan, no A/c working</text:p>
      <text:p text:style-name="P1"><text:s/>Simply awesome. But i don’t like to go to store. You know every one has a busy work. Customer care is there but why <text:span text:style-name="T2">you</text:span> tell us that <text:span text:style-name="T1">you</text:span> must go to store</text:p>
      <text:p text:style-name="P1"><text:s/>Without making delay store bill collector attending my issue her name Shwetha she is very good executive in mandya branch .</text:p>
      <text:p text:style-name="P1"><text:s/>Customers Service person behavior was really very bad. He doesn't know how to talk to customers.</text:p>
      <text:p text:style-name="P1"><text:s/>Every vodafone 2G internet speed should be 100 kbps. Pl<text:span text:style-name="T1">ease</text:span> enhance my 2G internet speed upto 100 kbps</text:p>
      <text:p text:style-name="P1"><text:s/>Waiting period is longer else all fine</text:p>
      <text:p text:style-name="P1"><text:s/>My query got resolved in a perfect way and I didn't had to wait too long for it</text:p>
      <text:p text:style-name="P1"><text:s/>Everything was well organised and executive were promt in helping desicion making</text:p>
      <text:p text:style-name="P1"><text:s/>I told your representative to activate 899 red plan but he activated 499 red plan please change my plan th<text:span text:style-name="T11">e</text:span>n I will be happy with <text:span text:style-name="T5">your</text:span> service</text:p>
      <text:p text:style-name="P1"><text:s/>The reason behind my such good ratings is that <text:span text:style-name="T5">you</text:span> guys were really friendly and helpful and at the same time <text:span text:style-name="T3">you</text:span> came up with the best solution for me</text:p>
      <text:p text:style-name="P1"><text:s/>Intelligen<text:span text:style-name="T11">t</text:span></text:p>
      <text:p text:style-name="P1"><text:s/>Excellent service .....very fast</text:p>
      <text:p text:style-name="P1"><text:s/>The person was very helpful and polite</text:p>
      <text:p text:style-name="P1"><text:s/>Very help good job</text:p>
      <text:p text:style-name="P1"><text:s/>Excellant work<text:span text:style-name="T11">ing</text:span></text:p>
      <text:p text:style-name="P1"><text:s/>Good</text:p>
      <text:p text:style-name="P1"><text:s/>I had to visit your store for 3 times in a day for a problem. The staff was engaged in their personal work rather then helping the customers. They were busy filling firms which they could have done afterwards .</text:p>
      <text:p text:style-name="P1"><text:s/>Stop deactivating the sims when they are in use. <text:span text:style-name="T5">I</text:span>t makes the customer feel bad on your network..</text:p>
      <text:p text:style-name="P1"><text:s/>I am __<text:span text:style-name="T11">count__</text:span> to __<text:span text:style-name="T11">count__</text:span> year customer but no value for me</text:p>
      <text:p text:style-name="P1"><text:s/>I m very satisfied to your vodafone store...all is well.. And nothing any...... ?</text:p>
      <text:p text:style-name="P1"><text:s/>This is very good service of Vodafone. <text:span text:style-name="T12">And</text:span> there were no such good service in other sims Thank you</text:p>
      <text:p text:style-name="P1"><text:s/>t. The rating is for this visit only .</text:p>
      <text:p text:style-name="P1"><text:s/>There is no response to the customer . Very poor service..</text:p>
      <text:p text:style-name="P1"><text:s/>Its too much costly... As soon as possible i m going to change my connection</text:p>
      <text:p text:style-name="P1"><text:s/>The way of interacting and solving issue is very politely and not wastege of time in waiting . Overall very good service provide by all</text:p>
      <text:p text:style-name="P1"><text:s/>My issue was handled coyourteously, it was resolved fast .</text:p>
      <text:p text:style-name="P1"><text:s/>I have activated 3G service on my number but Internet is not working at all .</text:p>
      <text:p text:style-name="P1"><text:s/>Very nice <text:span text:style-name="T5">and</text:span> very good experience . Whatever my requirements they had fulfilled but the plan available at store lavel isn't enough when compare to sales executive's plans .</text:p>
      <text:p text:style-name="P1"><text:s/>The wait time was very long and the store associate was nice but not particularly helpful . Overall it was not bad .</text:p>
      <text:p text:style-name="P1"/>
      <text:p text:style-name="P1"><text:s/>. But he was very polite .</text:p>
      <text:p text:style-name="P1"><text:s/>Very good service from hari..</text:p>
      <text:p text:style-name="P1"><text:s/>No comments in specific . She did farely well .</text:p>
      <text:p text:style-name="P1"><text:s/>Information had been given by store was totally wrong</text:p>
      <text:p text:style-name="P1"><text:s/>They have helped us nicely . No waiting .</text:p>
      <text:p text:style-name="P1"><text:s/>It was better and good than other network outlets... Keep rock and _XX/m/ _XX/m/</text:p>
      <text:p text:style-name="P1"><text:s/>LG good</text:p>
      <text:p text:style-name="P1"><text:s/>Provide more better service</text:p>
      <text:p text:style-name="P1"><text:s/>They served very well</text:p>
      <text:p text:style-name="P1"><text:s/>You guys are doing great . Just initiate the customer service across circles . My SIM got damaged while I was in Bihar . I had to wait to come to Chennai for receiving new sim .</text:p>
      <text:p text:style-name="P1"><text:s/>Over all it was good, but it took 10 min for wating</text:p>
      <text:p text:style-name="P1"><text:s/>Store services are very good but Vodafone technical services are upto mark 3 or <text:soft-page-break/>4</text:p>
      <text:p text:style-name="P1"><text:s/>When my number came . One of your care executive told me to wait for a long time and he was busy doing some other work . Then a lady executive helped me out .</text:p>
      <text:p text:style-name="P1"><text:s/>My new 3G Internet plan is not activated yet</text:p>
      <text:p text:style-name="P1"><text:s/>re we figyoured out the nano SIM was not placed in phone even . We had to make the trip back to store and got it fixed which was an hassle . After that stilld moving little in organized fashion . After the phone SIM card and payment was made oyour will get activated in 20 minutes, was not happened until late wheWe had to repeat the same question 4 times and then eventually we had to ask for manager where still we waited another 15 minutes . Then the things starte</text:p>
      <text:p text:style-name="P1"><text:s/>Its v<text:span text:style-name="T5">ery</text:span> g<text:span text:style-name="T5">oo</text:span>d to intact w<text:span text:style-name="T5">ith</text:span> vodfon store</text:p>
      <text:p text:style-name="P1"><text:s/>The lajpat nagar store is so stubborn they didnt help me,</text:p>
      <text:p text:style-name="P1"><text:s/>Good</text:p>
      <text:p text:style-name="P1"><text:s/>Smart service of the executive I like it</text:p>
      <text:p text:style-name="P1"><text:s/>nd tl...on the floor anytime ....</text:p>
      <text:p text:style-name="P1"><text:s/>I have waited more then 25 min<text:span text:style-name="T5">tue</text:span>s but everybody is playing in your store</text:p>
      <text:p text:style-name="P1"><text:s/>Irresponsible attitude towards addressing customer's grievances</text:p>
      <text:p text:style-name="P1"><text:s/>Employees are doing a good job given the pressyoure of volumes it is the management which is not doing enough such as adding more people to attend to customers . My phone was activated after payment was made but it got deactivated because the payment did not get posted due to excessive work per employees I suffered a lot of tension and loss of my productivity.i regret porting back to Vodafone.if your volumes have increased due to closyoure of Loop you must invest in all areas to keep us happy or you will loose us</text:p>
      <text:p text:style-name="P1"><text:s/>I got prompt service, my doubts are clearly explained and sorted out .</text:p>
      <text:p text:style-name="P1"><text:s/>Overall services are good . If we change our plan please confirm through sms .</text:p>
      <text:p text:style-name="P1"><text:s/>Over all is good but for postpiad customers your not giving good offer its so costly</text:p>
      <text:p text:style-name="P1"><text:s/>Store opens extremely late almost 11 a m . The work finished very fast . Very efficient staff .</text:p>
      <text:p text:style-name="P1"><text:s/>Helpline and customercare are very fast and helpful</text:p>
      <text:p text:style-name="P1"><text:s/>Call rates are higher than other your competitive, otherwise all things satisfied to us as your store</text:p>
      <text:p text:style-name="P1"><text:s/>The person is having full information of all plans and other services</text:p>
      <text:p text:style-name="P1"><text:s/>Vodafone is cheating on me Vodafone is very bad I will never suggest to any one take Vodafone postpaid connection your guys are helpless don't know anythingu just know how to waste customers time I did very big mistake to take Vodafone postpaid connection.... Very dissatisfied with service... I will go consumer coyourt to report that issue regarding cheating</text:p>
      <text:p text:style-name="P1"><text:s/>please check my email that I sent to Vodafone care .mum@vodafone.com</text:p>
      <text:p text:style-name="P1"><text:s/>I am happy talk with mr rajeev</text:p>
      <text:p text:style-name="P1"><text:s/>your representstive was efficient, supportive, confident and gave us total confidence in your product</text:p>
      <text:p text:style-name="P1"><text:s/>I m fully satisfied with service</text:p>
      <text:p text:style-name="P1"><text:s/>Very poor network.no customer care .customer care calls - rituals and distubing,not resposive to complaints, payment reminders even to regular payers and so on</text:p>
      <text:p text:style-name="P1"><text:s/>Because your money for net and for balance is nice and r in budget</text:p>
      <text:p text:style-name="P1"><text:s/>Would discuss with an agent</text:p>
      <text:p text:style-name="P1"><text:s/>The supervisor was very helpful when my problem of rcving unwanted flash msgs and promptly forwarded the complaint</text:p>
      <text:p text:style-name="P1"><text:s/>Very good service</text:p>
      <text:p text:style-name="P1"><text:s/>It took Vodafone 3 months to reverse my wrong billing and that too after many visits to the store...</text:p>
      <text:p text:style-name="P1"><text:s/>excellent service, which shows that you really care to address the humblest subscriber's concern, without looking down on him ; quality of after sales service reveals your company's commitment ; it would have been nice if mr arunkumar, appeared fully alive to the customer's needs, without simultaneouslyfiddling the keyboard, entering the details of another service seeker ; great service ; keep improving to better the best ; thanks</text:p>
      <text:p text:style-name="P1"><text:s/>Prompt and positive action with warm interaction .</text:p>
      <text:p text:style-name="P1"><text:s/>Greet the customer with smile . I felt as if I was imposing on their tyourf</text:p>
      <text:p text:style-name="P1"><text:s/>The representative was extremely friendly and precise in explaining the <text:soft-page-break/>requirements of documents and I was out of the store in a flash after completingmy formalities .</text:p>
      <text:p text:style-name="P1"><text:s/>MYANYSERVICES PROBLEM CLEAR SATISFIEDWAYWITHOUT WASTING MY TIME</text:p>
      <text:p text:style-name="P1"><text:s/>Totally your store executive response is very positive</text:p>
      <text:p text:style-name="P1"><text:s/>A smile at the store would have made me rate your all at 10</text:p>
      <text:p text:style-name="P1"><text:s/>Fast customer friendly modest efficient staff</text:p>
      <text:p text:style-name="P1"><text:s/>p it up .</text:p>
      <text:p text:style-name="P1"><text:s/>Overall everthing good</text:p>
      <text:p text:style-name="P1"><text:s/>It took me 7 rounds to vodafone store located at 8 kilometers from my house . The associate over were not giving complete information about the method totransfer my sim from posrpaid to freepaid</text:p>
      <text:p text:style-name="P1"><text:s/>Clarified queiries badly . Not Dignified . Behaves rudly</text:p>
      <text:p text:style-name="P1"><text:s/>The executive who attended me was clear and did what needed to be done in a swift manner .</text:p>
      <text:p text:style-name="P1"><text:s/>Very very bad service . A lot of unnecessory formalities . Things not yet solved . A lot to write . But i am not ready to waiste my time .</text:p>
      <text:p text:style-name="P1"><text:s/>My work was completed with in 2min by your man . It is very good .</text:p>
      <text:p text:style-name="P1"><text:s/>Am satisfy for the service</text:p>
      <text:p text:style-name="P1"><text:s/>Customers friendly services</text:p>
      <text:p text:style-name="P1"><text:s/>You are the biggest mobile company of India...so you not need the customers like me . And no need to understand any problems of your user . The connectiontaken by my self so you are not responsible for any inconveniences . You see my account ...and think .thanks</text:p>
      <text:p text:style-name="P1"><text:s/>Exemplary service, coyourtesy and help given by your store associate Ms Priya Maheshwari has made me decide to go for additional connections only from vodafone</text:p>
      <text:p text:style-name="P1"><text:s/>Fully,satisfied.most welcome .</text:p>
      <text:p text:style-name="P1"><text:s/>Amazing wonderful Very helpful peole explain j</text:p>
      <text:p text:style-name="P1"><text:s/>e I also have Vodafone number in New zealand WHY ?? Because Vodafone is best Internationally also</text:p>
      <text:p text:style-name="P1"><text:s/>None</text:p>
      <text:p text:style-name="P1"><text:s/>Very outdated policies . Should go to other countries and see the conveniences they have for customers</text:p>
      <text:p text:style-name="P1"><text:s/>Fast service good behavioyour</text:p>
      <text:p text:style-name="P1"><text:s/>They are doing malpractice with customer's bill amounts . So I 've got several times outgoing barred .</text:p>
      <text:p text:style-name="P1"><text:s/>The staffs were warm friendly and patient</text:p>
      <text:p text:style-name="P1"><text:s/>Aap ke store wale complent ka sugestion nahi karte</text:p>
      <text:p text:style-name="P1"><text:s/>Very good support by the poryour store .</text:p>
      <text:p text:style-name="P1"><text:s/>VERY POOR RESPONSES, SERVICES AND FOLLOW UPS</text:p>
      <text:p text:style-name="P1"><text:s/>1. Qualification of Staff : more than 50% of <text:span text:style-name="T3">your</text:span> staff <text:span text:style-name="T3">don’</text:span>t know how to solve d problem of customers they discuss with others and trying to help . 2. Proper service not provide to customer 3. Information of <text:span text:style-name="T3">your</text:span> roaming area not provide, at time of customer get a connection of your company . Myself experince is very bad, and I suffer this every bill .</text:p>
      <text:p text:style-name="P1"><text:s/>Very good</text:p>
      <text:p text:style-name="P1"><text:s/>Thank your</text:p>
      <text:p text:style-name="P1"><text:s/>The overall experience was good . The store associate were very helpful . Thank you .</text:p>
      <text:p text:style-name="P1"><text:s/>They are helpful and solved my pronlem</text:p>
      <text:p text:style-name="P1"><text:s/>The customer waiting facility is not good . Seating arrangements was not there, only three people can sit and wait . Rest we all had to stand for almost 45</text:p>
      <text:p text:style-name="P1"><text:s/>Very humble and timely delivery right tho oyour for strep.everything very well taken care</text:p>
      <text:p text:style-name="P1"><text:s/>Allover ok</text:p>
      <text:p text:style-name="P1"><text:s/>Service is very good as others . Mostly i faced problems in others about network . Many times the phone networks problem .But not in vodafone as others networks . Secondaly the internet is also very good as compare to others plans .</text:p>
      <text:p text:style-name="P1"><text:s/>One of your executive have timepassed with me by registering a fake complaint and he had given me a fake complaint id voda service is slower in activating packs</text:p>
      <text:p text:style-name="P1"><text:s/>Very quick and prompt service</text:p>
      <text:p text:style-name="P1"><text:s/>Gud behavioyour quick service</text:p>
      <text:p text:style-name="P1"><text:s/>Good Service .</text:p>
      <text:p text:style-name="P1"><text:soft-page-break/><text:s/>g arrangement is not adequate and finally, I wouls like to say that the services provided by vodafone in the past were more economical . To issue a new prepaid number i was quoted 650rs today . In the past I had payed 30rs . : )The staff seems friendly and helpfull . But, a bit slow in catering all the customers.. And no display for the cyourrent token number in the store . The seatin</text:p>
      <text:p text:style-name="P1"><text:s/>It tooks lots of time for my tyourn... My number was 42 they assisted 43-44-45-46 and after an hoyour called 42 which seems unfair as they all came after me</text:p>
      <text:p text:style-name="P1"><text:s/>They very kind and explain everything clearly</text:p>
      <text:p text:style-name="P1"><text:s/>Good behavier , good customer service by your staff . One thing from your co . This is my 3rd conection ,I am waiting my gift as per your co.Pumplet .</text:p>
      <text:p text:style-name="P1"><text:s/>Wrong commitment by attendant in July abt Gujarat free roaming .</text:p>
      <text:p text:style-name="P1"><text:s/>The Knowledge of Store CCE is very poor .</text:p>
      <text:p text:style-name="P1"><text:s/>Waiting period is very long . Only 3 persons attending customers . please increase the staff to attend the customers and save their time .</text:p>
      <text:p text:style-name="P1"><text:s/>What's the hell my no . 9792213686 has not activated no network in new sim issued please solve this issue yesterday o have been submitted all documents</text:p>
      <text:p text:style-name="P1"><text:s/>your staff needs to be taught on how to clam an displeased customer</text:p>
      <text:p text:style-name="P1"><text:s/>Recivie bagundi....</text:p>
      <text:p text:style-name="P1"><text:s/>Plan revision made should make a good difference</text:p>
      <text:p text:style-name="P1"><text:s/>Where is my bill ? So far I have been paying without any bill . your call center heard my request but didn't act . <text:span text:style-name="T5">Y</text:span>our store staffs simply rejected my comp</text:p>
      <text:p text:style-name="P1"><text:s/>Its best service.</text:p>
      <text:p text:style-name="P1"><text:s/>Serviec was fast <text:span text:style-name="T5">and</text:span> executive was very helpful and fast</text:p>
      <text:p text:style-name="P1"><text:s/>the interaction was good.. the executive was understanding but the vodafone service is faulty.. every month i am facing the same kinds of issue but still</text:p>
      <text:p text:style-name="P1"><text:s/>10/9</text:p>
      <text:p text:style-name="P1"><text:s/>I have ported out<text:span text:style-name="T5">d</text:span> of Vodafone . Never mind !</text:p>
      <text:p text:style-name="P1"><text:s/>Good</text:p>
      <text:p text:style-name="P1"><text:s/>When your store has been charged as per a duplicate sim Rs.100, that not issue but; when the offers or rechage a part of not given my number . Suppose when I like to take new sim including the new offers are available now @ same/less money ??. Then why should take the duplicated sim at that amount .</text:p>
      <text:p text:style-name="P1"><text:s/>Bad attitude to the customer . The staff are absolutely not willing to solve my problem, which has arisen because of the staff . The answer to any question: "will work later" or "call 198". I will try to solve the problem in any way, so as not to come to the office !</text:p>
      <text:p text:style-name="P1"><text:s/>good responce and nice experience</text:p>
      <text:p text:style-name="P1"><text:s/><text:span text:style-name="T5">to </text:span>the least...my problem hasn't been solved yet...</text:p>
      <text:p text:style-name="P1"><text:s/>Service is very good .</text:p>
      <text:p text:style-name="P1"><text:s/>I was good. Dealing is awesome. I got the understood each and every thing. Also, I am fully satisfied with a cooperation .</text:p>
      <text:p text:style-name="P1"><text:s/>V<text:span text:style-name="T5">o</text:span>dafone is fail to provide me the service Call dr<text:span text:style-name="T5">o</text:span>p No 3G networ inermitent range Due to that my mobi use mor battery so my battry life decrease fastMy no mostly unable to reach. My residence is in pune ne<text:span text:style-name="T5">ar</text:span> wakdewari vodafone service I have only 1option to port anather service provider Unfortunatly I have 3 postpaid carporat plan Vodafone is hel<text:span text:style-name="T5">p</text:span>less Thanks</text:p>
      <text:p text:style-name="P1"><text:s/>no proper custcare</text:p>
      <text:p text:style-name="P1"><text:s/>The service which I got was awesome . It is like one go and very quick . The way your rep greets customer is wonderfull .</text:p>
      <text:p text:style-name="P1"><text:s/>Really " happy to help "</text:p>
      <text:p text:style-name="P1"><text:s/>Very helfull</text:p>
      <text:p text:style-name="P1"><text:s/>I was told that I can avail a nano SIM card from any store and the same can be activated from any store . But that was not the case .</text:p>
      <text:p text:style-name="P1"><text:s/>This is very good all services</text:p>
      <text:p text:style-name="P1"><text:s/>Ev<text:span text:style-name="T5">e</text:span>ryth<text:span text:style-name="T5">i</text:span>ng was good... The store associate w<text:span text:style-name="T5">a</text:span>s well mannered <text:span text:style-name="T5">a</text:span>nd assisted us with patience.. The overall experience was n<text:span text:style-name="T5">ice</text:span>...</text:p>
      <text:p text:style-name="P1"><text:s/>All ri<text:span text:style-name="T6">ght.</text:span></text:p>
      <text:p text:style-name="P1"><text:s/>Delighted</text:p>
      <text:p text:style-name="P1"><text:s/>very homely&amp; convincing</text:p>
      <text:p text:style-name="P1"><text:s/>I'm there for exchanging my sim card,I want micro card but there isn't one .</text:p>
      <text:p text:style-name="P1"><text:s/>Supportive, cooperative</text:p>
      <text:p text:style-name="P1"><text:s/>your queuing system not working and counter staff seemingly in disarray . No <text:soft-page-break/>take charge</text:p>
      <text:p text:style-name="P1"><text:s/>Nice <text:span text:style-name="T6">and</text:span> good thankyou</text:p>
      <text:p text:style-name="P1"><text:s/>I don’<text:span text:style-name="T6">t know</text:span> he was <text:s/>moody</text:p>
      <text:p text:style-name="P1"><text:s/>Nice</text:p>
      <text:p text:style-name="P1"><text:s/>There is more space for improvement</text:p>
      <text:p text:style-name="P1"><text:s/>No comments .</text:p>
      <text:p text:style-name="P1"><text:s/>Prompt response from your staff, followed by satisfying Info from another over all a good experience today and always, thank you</text:p>
      <text:p text:style-name="P1"><text:s/><text:span text:style-name="T6">I A</text:span>M STILL WAITING BUT CAN’T WAIT SO LONG</text:p>
      <text:p text:style-name="P1"><text:s/>Staff is very rude extremely non cooperative and they do n<text:span text:style-name="T6">ot</text:span> listen or solve any problems....this is regarding the staff at vodafone store vileparle east branch near suncity....we have given written complain also....but all we get is no response or bad service....please take this as a serious matter and do the needful....when we pay so much we need good services as well....your bill messages come regularly on time but do make it a point to call customers once in a month to ask about their problem as well....and please give strict warning to your staff regarding their misbehaviour....thank you</text:p>
      <text:p text:style-name="P1"><text:s/>Gud and excellent</text:p>
      <text:p text:style-name="P1"><text:s/>Very unlikely</text:p>
      <text:p text:style-name="P1"><text:s/>ser friendly .</text:p>
      <text:p text:style-name="P1"><text:s/>Nobody is there to listen . Just keep saying the sentences they have memorized..</text:p>
      <text:p text:style-name="P1"><text:s/>Store late opened by 10mins and outgoing not started</text:p>
      <text:p text:style-name="P1"><text:s/>Was very happy with the services provided...sim activation request was done instantly</text:p>
      <text:p text:style-name="P1"><text:s/>I could get my work completed in 10mins</text:p>
      <text:p text:style-name="P1"><text:s/>9 reting</text:p>
      <text:p text:style-name="P1"><text:s/>8 Manu</text:p>
      <text:p text:style-name="P1"><text:s/>Excellent</text:p>
      <text:p text:style-name="P1"><text:s/>I had two issues b<text:span text:style-name="T6">ecause</text:span> of which I had to go to the store . First I wanted a new usim as old usim was faulty now and secondly I got an offer via SMS to recharge with Rs . 71 to activate the bonus card and suppose to get Rs . 14 as cash back which I have not got it yet . So I told the store rep about the same . He helped me only with getting a new usim but for the cash back of Rs . 14 he asked me to come back again once the new usim is activated . I just don't understand why he could not do it as he could have checked the system and SMS that I received and could have resolve the issue . But I was asked to come back later which I did not like as time is very precious for everyone which I think he failed to understand .</text:p>
      <text:p text:style-name="P1"><text:s/><text:span text:style-name="T6">ex</text:span>pected. It's in Infosys office Bangalore</text:p>
      <text:p text:style-name="P1"><text:s/>Service is prompt</text:p>
      <text:p text:style-name="P1"><text:s/>Staff was really good</text:p>
      <text:p text:style-name="P1"><text:s/>No proper response .. No proper attention to customer... No proper respect customers concern ..</text:p>
      <text:p text:style-name="P1"><text:s/>Very satisfied</text:p>
      <text:p text:style-name="P1"><text:s/>Priority counter was open but nobody was there to attend premium customers . On top of this I had to wait more than 30 mnts that too in the store only .</text:p>
      <text:p text:style-name="P1"><text:s/>Reasons are many. one of the reasons is that we are getting 2g speed at 3g price.</text:p>
      <text:p text:style-name="P1"><text:s/>Immediate attrntion, got replacement of sim in matter of minutes, pretty impressed</text:p>
      <text:p text:style-name="P1"><text:s/>10 on 10 of coyourse .</text:p>
      <text:p text:style-name="P1"><text:s/>Vodafone did not activate my internet plan. Because of that I was highly Over charged .</text:p>
      <text:p text:style-name="P1"><text:s/>Excellent service however the time taken to activate 3G is too long</text:p>
      <text:p text:style-name="P1"><text:s/>Due to cooperative and good behavior of staff.</text:p>
      <text:p text:style-name="P1"><text:s/>It was wonderfull w</text:p>
      <text:p text:style-name="P1"><text:s/>Yes</text:p>
      <text:p text:style-name="P1"><text:s/>Even though your service with reps are good but kindly make <text:span text:style-name="T6">you </text:span>IVR/AVR more easier to reach a rep when we call the customer service number .</text:p>
      <text:p text:style-name="P1"><text:s/>Il give 10 out of 10...</text:p>
      <text:p text:style-name="P1"><text:s/>10very satisfied</text:p>
      <text:p text:style-name="P1"><text:s/>I am satisfied</text:p>
      <text:p text:style-name="P1"><text:s/>I m very happy to vodafone servise</text:p>
      <text:p text:style-name="P1"><text:soft-page-break/><text:s/>Thye are very rude</text:p>
      <text:p text:style-name="P1"><text:s/>Has upgraded to Vodafone red service and after multiple attempts to add a device to my plan, they couldn't hence the rating</text:p>
      <text:p text:style-name="P1"><text:s/>Introduce exclusive couple series same number with last digit change . Ok .</text:p>
      <text:p text:style-name="P1"><text:s/>Everythng is good and nice interaction wit executive naveen and am so happy with vodafonr service its realy awesme</text:p>
      <text:p text:style-name="P1"><text:s/>ed either by the customer care helpline or by the Vodafone's employee . When I wanted to lodge a complain they did not accept it . I have been a Vodafone uof the employee they simply denied it . You can check and see the records of my network complaint dyouring October and November still my problem wasn't solv . And net pack will not be refunded to my reissued number . When I told them to give this to me in writing on a stamped Vodafone letterhead with the namea different number . When I visited on 22 nov I was told that I would only get the same number if I converted to postpaid connection for at least 3 monthsI had to go to the Vodafone center 4 times in order reissue my number . Taking time out is extremely difficult . Then the employee of Vodafone reissued meed either by the customer care helpline or by the Vodafone's employee . When I wanted to lodge a complain they did not accept it . I have been a Vodafone uof the employee they simply denied it . You can check and see the records of my network complaint dyouring October and November still my problem wasn't solv . And net pack will not be refunded to my reissued number . When I told them to give this to me in writing on a stamped Vodafone letterhead with the namea different number . When I visited on 22 nov I was told that I would only get the same number if I converted to postpaid connection for at least 3 monthsI had to go to the Vodafone center 4 times in order reissue my number . Taking time out is extremely difficult . Then the employee of Vodafone reissued me</text:p>
      <text:p text:style-name="P1"><text:s/>rding the technical help, I was assyoured that my problem would be solved in the coming 2 days!! !</text:p>
      <text:p text:style-name="P1"><text:s/>I have serious problems please contact me on 9986149405</text:p>
      <text:p text:style-name="P1"><text:s/>Needs improvisation</text:p>
      <text:p text:style-name="P1"><text:s/>Very satisfied</text:p>
      <text:p text:style-name="P1"><text:s/>Reimbyourse my 49rs which is deducted automatically without any reason .</text:p>
      <text:p text:style-name="P1"><text:s/>Helping natyoure.gud</text:p>
      <text:p text:style-name="P1"><text:s/>Service quality was excellent</text:p>
      <text:p text:style-name="P1"><text:s/>Good</text:p>
      <text:p text:style-name="P1"><text:s/>very nice person anant <text:span text:style-name="T13">i a</text:span>m really satisfied</text:p>
      <text:p text:style-name="P1"><text:s/>Excellent service</text:p>
      <text:p text:style-name="P1"><text:s/>he system nom .</text:p>
      <text:p text:style-name="P1"><text:s/>Exicutive explaained me very wl all tarrif plans and gud treat frm him</text:p>
      <text:p text:style-name="P1"><text:s/>good service</text:p>
      <text:p text:style-name="P1"><text:s/>Store associate is kindly nd helpful to me.it is pleasyoure to use vodafone.. It's satisfaction of service .</text:p>
      <text:p text:style-name="P1"><text:s/>It was good But long wait</text:p>
      <text:p text:style-name="P1"><text:s/>very sateisfied</text:p>
      <text:p text:style-name="P1"><text:s/>Excellence...</text:p>
      <text:p text:style-name="P1"><text:s/>There is no specific reason</text:p>
      <text:p text:style-name="P1"><text:s/>Not satisfide</text:p>
      <text:p text:style-name="P1"><text:s/>Very satisfied</text:p>
      <text:p text:style-name="P1"><text:s/>Very Good</text:p>
      <text:p text:style-name="P1"><text:s/>Good service .</text:p>
      <text:p text:style-name="P1"><text:s/>To enhance more in future</text:p>
      <text:p text:style-name="P1"><text:s/>Good service</text:p>
      <text:p text:style-name="P1"><text:s/>I at out of station, so no bill paid . Today outgoing call cut . Now i am paid bill rs.1100. Sudenly accept the outgoing call . So i am happy .</text:p>
      <text:p text:style-name="P1"><text:s/>We were in and out of the store in 5 minutes with all oyour requirements duly addressed !</text:p>
      <text:p text:style-name="P1"><text:s/>Store associate was quick in attending to my quiries and informed me that the huge outstanding showen through sms is auto generated by computer which will be adjusted and will be within my plan .</text:p>
      <text:p text:style-name="P1"><text:s/>vodafone store is the worst store in the</text:p>
      <text:p text:style-name="P1"><text:s/>Really sorry to say but very dissappointed with your services no positive action from your end to redress your grievance so far</text:p>
      <text:p text:style-name="P1"><text:s/>Not respecting committed words</text:p>
      <text:p text:style-name="P1"><text:s/>Staff are kind and helpful in fulfilling customers</text:p>
      <text:p text:style-name="P1"><text:soft-page-break/><text:s/>I had gone to claim a gift on this number, on which they replied that stock is not available, come after 10 days then we will see, what can be done . Secondly, I visited also for PORTING of a number, on which they told "PREPAID SIM for PORTING is not available . You may visit on/after 18th of Dec . for the very purpose ."</text:p>
      <text:p text:style-name="P1"><text:s/>Good service keep it up.proud to be vodafone user.thank you .</text:p>
      <text:p text:style-name="P1"><text:s/>ress regularily but no action has been taken while 4 months have elapsed and I <text:span text:style-name="T7">a</text:span>m not receiving bill on paper with complete details of all calls etc .</text:p>
      <text:p text:style-name="P1"><text:s/>They even not tried to understand the isssue</text:p>
      <text:p text:style-name="P1"><text:s/>Some of the employees are friendly, some are efficient . Many seem to stare at their computer screens for a long time . It seems that their connrctions aretoo slow or the online forms they fill are too complicated and badly designed . They have to process customer requests in minimum time - otherwise oyour wait becomes agonisingly longer and the queues too !</text:p>
      <text:p text:style-name="P1"><text:s/>Vodafone rocks.Store service was promptly awesome,executive Gyan wasquite supportive .</text:p>
      <text:p text:style-name="P1"><text:s/>Helpful, efficient, polite, knowledgeable</text:p>
      <text:p text:style-name="P1"><text:s/>Free and friendly approach.they giving very much attention and care to the customer</text:p>
      <text:p text:style-name="P1"><text:s/>Good Service</text:p>
      <text:p text:style-name="P1"><text:s/>ty on there shoulders ;iritatting behavioyour</text:p>
      <text:p text:style-name="P1"><text:s/>Yes miss charul attnd me and she undrstnd my problm and registr my problm</text:p>
      <text:p text:style-name="P1"><text:s/>Store associate Gyourtej attended me very decently and listened to my full problem very patiently till my problem got sorted . Very much pleased from his qualities to attend the coustomer till satisfaction</text:p>
      <text:p text:style-name="P1"><text:s/>Very gud service</text:p>
      <text:p text:style-name="P1"><text:s/>You have given me requeired information immediatly . Thanks</text:p>
      <text:p text:style-name="P1"><text:s/>All associate doing help very well and better manners . They resolve my problem quickly .</text:p>
      <text:p text:style-name="P1"><text:s/>The waiting time was long .</text:p>
      <text:p text:style-name="P1"><text:s/>Your employee talk r<text:span text:style-name="T7">ud</text:span>ly</text:p>
      <text:p text:style-name="P1"><text:s/>In Vodafone store they hear oyour problems and solve it very patiencely. I am very happy with their dealings</text:p>
      <text:p text:style-name="P1"><text:s/>Good customer service.</text:p>
      <text:p text:style-name="P1"><text:s/>Executive is an good knowledge,happy with service</text:p>
      <text:p text:style-name="P1"><text:s/>It was good experience</text:p>
      <text:p text:style-name="P1"><text:s/>The store assoctes are vey rude to me. They have no sense how to talk a customer</text:p>
      <text:p text:style-name="P1"><text:s/>Nice</text:p>
      <text:p text:style-name="P1"><text:s/>Ambience, storeset up and syourroundings r neat and clean. Whn a customer steps in please receive and greet them . Those r new 2 store visit they do not know how 2 reach your crc . Bit confused in taking tokens. B'coz i faced such situation . In chennai reception and treatment is excellent. Felt so comfortable there . please adopt that system.</text:p>
      <text:p text:style-name="P1"><text:s/>The answer for yo<text:span text:style-name="T13">u</text:span>r all 3 Q. 100% satisfied. Don't say sorry for missunder-standing .</text:p>
      <text:p text:style-name="P1"><text:s/>Im totally free ask me more questions</text:p>
      <text:p text:style-name="P1"><text:s/>very quick service by pallavi</text:p>
      <text:p text:style-name="P1"><text:s/>The executive i met was well trained frm vodafone and she wil reach at high position of vodafone</text:p>
      <text:p text:style-name="P1"><text:s/>Individual service was excellent but overall organisational operation unpleasant too long waiting spells for 1 person to handle the desk</text:p>
      <text:p text:style-name="P1"><text:s/>Very Good</text:p>
      <text:p text:style-name="P1"><text:s/>Only i can say is very worst store of vodafone.</text:p>
      <text:p text:style-name="P1"><text:s/>Wrong commitment, Not ready to accept their mistake, and I will see to that I will port my other number from Vodafone</text:p>
      <text:p text:style-name="P1"><text:s/>I ask for my bill statement and staff including manager unable to give me satisfactory answer and finally they denied to give my bill statement without any logic</text:p>
      <text:p text:style-name="P1"><text:s/>No body there to guide how to use international calling card,</text:p>
      <text:p text:style-name="P1"><text:s/>First try understand for what pyourpose we making presents in your store .</text:p>
      <text:p text:style-name="P1"><text:s/>1. My problm gt solved, bt very late, all bcoz of your system error . And m the one who vl pay fr it . 2. Thr wr no 1st *** 1serve service . v gt the token no.bt your system show any random no . and not number wise . My token no . was <text:soft-page-break/>240, bt your system shown 246 and 241 bfore me . i.e ppl came after me gt the service before me . Tht was pathetic service</text:p>
      <text:p text:style-name="P1"><text:s/>good network,good reply of ony qyoury,</text:p>
      <text:p text:style-name="P1"><text:s/>I had a lovely experience in Vodafone avadi store.....</text:p>
      <text:p text:style-name="P1"><text:s/>Very good experience</text:p>
      <text:p text:style-name="P1"><text:s/>Vodafone store make fool of there customers .</text:p>
      <text:p text:style-name="P1"><text:s/>the bb plan that I had asked for was not activated at all . When I called the helpline 55566 they told me about this and gave me directions on how to activate my number .</text:p>
      <text:p text:style-name="P1"><text:s/>Net work coverage and good voice clarity</text:p>
      <text:p text:style-name="P1"><text:s/>Intration with friendly</text:p>
      <text:p text:style-name="P1"><text:s/>Timely and satisfactory response</text:p>
      <text:p text:style-name="P1"><text:s/>The Team is cordial, understands the customer's requirement and provides solution in the first visit only .</text:p>
      <text:p text:style-name="P1"><text:s/>is matter seriously . Thanking you, Ramandeep Singh 9811194320 9711194320</text:p>
      <text:p text:style-name="P1"><text:s/>Good service</text:p>
      <text:p text:style-name="P1"><text:s/>Mr.Dullal at the your store was decent,respectful and had the clear understanding what the customer expects from Vodafone .</text:p>
      <text:p text:style-name="P1"><text:s/>more sevice advisers or a new store in the vicinity .</text:p>
      <text:p text:style-name="P1"><text:s/>Comment in single sentence coild be "Vodafone Store do have a concern for their customers"</text:p>
      <text:p text:style-name="P1"><text:s/>All staff is gud</text:p>
      <text:p text:style-name="P1"><text:s/>Staff in the Malad west store was v<text:span text:style-name="T7">ery</text:span> helpful. Specially Gautam (Store Associate) was very supportive . Vodafone service is also v<text:span text:style-name="T7">ery</text:span> good .</text:p>
      <text:p text:style-name="P1"><text:s/>Vwry very slow on response</text:p>
      <text:p text:style-name="P1"><text:s/>I <text:span text:style-name="T7">d</text:span>id <text:span text:style-name="T7">a</text:span> Rechapge 6 Month Back And Its Fail Trans . I Never Get Refund Where I Have Already Given Bank Stmt</text:p>
      <text:p text:style-name="P1"><text:s/>Personalised corporate service</text:p>
      <text:p text:style-name="P1"><text:s/>The customer friendly, right info and quick service</text:p>
      <text:p text:style-name="P1"><text:s/>Friendly atmosphare and good services provided by staff</text:p>
      <text:p text:style-name="P1"><text:s/>Good system for custmer feed back for vodafone service</text:p>
      <text:p text:style-name="P1"><text:s/>Rs . 99 was deducted from my balance yesterday . When I enquired about it with store associate he told your might have clicked some link, however I explainedhim that I have not used my phone for dyouration of 5 hoyours so how cud I click any link.....he simply told me to contact 198 or 9820098200.....wud your assistme in getting my balance back ?</text:p>
      <text:p text:style-name="P1"><text:s/>I visited vodafone store 4 times..still the associates didn't understand my problem..</text:p>
      <text:p text:style-name="P1"><text:s/>Good</text:p>
      <text:p text:style-name="P1"><text:s/>Amazing and superb infrastructyoure,vibrant coloyour used for bubble texts and nice uniform</text:p>
      <text:p text:style-name="P1"><text:s/>Horrible Service</text:p>
      <text:p text:style-name="P1"><text:s/>I would say i was not satisfied with the response by you people. Day by day your services are getting detoriated. If my problem is not solved as soon as po<text:span text:style-name="T7">sssible</text:span></text:p>
      <text:p text:style-name="P1"><text:s/>I had prob<text:span text:style-name="T7">lem</text:span> in data 425 r<text:span text:style-name="T7">e</text:span>charges</text:p>
      <text:p text:style-name="P1"><text:s/>I was waiting o counter and your representative was busy in download software on hi mobile . He not replying me . Just enjoying his mobile</text:p>
      <text:p text:style-name="P1"><text:s/>When i visited the store they told me that my problem will be resolved within 2 hoyours, but its more than 24 hoyours and problem is as it is .</text:p>
      <text:p text:style-name="P1"><text:s/>I m very happy with service of priya awasthi</text:p>
      <text:p text:style-name="P1"><text:s/>It was to the point and with clear understanding of my query .</text:p>
      <text:p text:style-name="P1"><text:s/>My questions were not answered . Customer care did not get in touch wid me . I would not recommend vodafone to anyone</text:p>
      <text:p text:style-name="P1"><text:s/>suggestions from staff helped a lot</text:p>
      <text:p text:style-name="P1"><text:s/>Experience</text:p>
      <text:p text:style-name="P1"><text:s/>Bad experience with the guard and the vodafone executive</text:p>
      <text:p text:style-name="P1"><text:s/>Reduce the services charges .its expensive</text:p>
      <text:p text:style-name="P1"><text:s/>To get caught in the middle of no where with no connectivity on a business visit is a nightmare . It's early days , but my first impressions are rather poor . I had been with Reliance for 8 years never I have had such a problem</text:p>
      <text:p text:style-name="P1"><text:s/>Very smart and knowledge person .. Explain me properly .</text:p>
      <text:p text:style-name="P1"><text:s/>I was fully satisfied with the interaction and my doubts were cleared on the spot</text:p>
      <text:p text:style-name="P1"><text:soft-page-break/><text:s/>No comments As I don't feel it is really going to help</text:p>
      <text:p text:style-name="P1"><text:s/>ing for us to visit again and again . We appreciated her goodwill . The Lady associate's name was Ms. Kinjal .</text:p>
      <text:p text:style-name="P1"><text:s/>The way of taking</text:p>
      <text:p text:style-name="P1"><text:s/>The reason is very simple as I <text:span text:style-name="T8">a</text:span>m not getting the desire plan I want e.g there is plan called 499 red plan which you say not for me why ? it means your business strategy is not good if your kept plan open which even your company advertise than how can you deny that plan to your customer say we cannot give you this plan, you should understand the need of customer and not only concentrate on your services but money also matters in india hope you understand</text:p>
      <text:p text:style-name="P1"><text:s/>Always happy to help</text:p>
      <text:p text:style-name="P1"><text:s/>Short waiting time . Excellant service by floor manager and Mr. Rony who was very knowledgeable, polite and efficient .</text:p>
      <text:p text:style-name="P1"><text:s/>My problem was solved quickly without having to wait..</text:p>
      <text:p text:style-name="P1"><text:s/>Great</text:p>
      <text:p text:style-name="P1"><text:s/>Rather than being trained, your staff's behavior is robotic, they are more interested to convince the customers inspite of solving there problems,</text:p>
      <text:p text:style-name="P1"><text:s/>You overcharge . I have old package, you never say if there is a better package . You only care about your own profits .</text:p>
      <text:p text:style-name="P1"><text:s/>Great customer orientation Job done quickly</text:p>
      <text:p text:style-name="P1"><text:s/>There should updates /pop up for any kind on balance deduction as every penny counts</text:p>
      <text:p text:style-name="P1"><text:s/>Very cooperative</text:p>
      <text:p text:style-name="P1"><text:s/>Please make some more sitting arrangement for waiting costumers and different counters for small queries .</text:p>
      <text:p text:style-name="P1"><text:s/>I wait for 30 minutes even some service windows were free . My more than 1 hoyour has been wasted and I did not get any service at all .</text:p>
      <text:p text:style-name="P1"><text:s/>know for what reason I asked him his reply was only can't do it... Useless service and I am going to cancel all my connections from you</text:p>
      <text:p text:style-name="P1"><text:s/>The executive named Mukesh mewara was very professional competent and action oriented .</text:p>
      <text:p text:style-name="P1"><text:s/>Poor network (2G+3G), Promotions schemes deter existing data users</text:p>
      <text:p text:style-name="P1"><text:s/>Que system was not followed proprely</text:p>
      <text:p text:style-name="P1"><text:s/>Ex . Were cooperative helpfull .</text:p>
      <text:p text:style-name="P1"><text:s/>Improve signal quality....</text:p>
      <text:p text:style-name="P1"><text:s/>Well I was v<text:span text:style-name="T8">ery</text:span> upset from the last week and was thinkng to change my connection but when yestday I came to your store and had a talk...then after 15 mins my problm was solvd as your peopl said...so n<text:span text:style-name="T8">o</text:span>w <text:span text:style-name="T8">i a</text:span>m really satisfied..than<text:span text:style-name="T8">ks</text:span> a lot....</text:p>
      <text:p text:style-name="P1"><text:s/>Pathetic interaction</text:p>
      <text:p text:style-name="P1"><text:s/>The store associaties just do time pass They think the customers are just fools They make the customers to wait and wait...</text:p>
      <text:p text:style-name="P1"><text:s/>Why am I charged for a sim replacement when it's a network problem and it's a corporate plan .</text:p>
      <text:p text:style-name="P1"><text:s/>Experience with executive was fine but not very happy with the plans offered . There is no good plan for STD</text:p>
      <text:p text:style-name="P1"><text:s/>Communicaton with Store associate was helpful to know the overall procedyoure .</text:p>
      <text:p text:style-name="P1"><text:s/>Overall exp<text:span text:style-name="T8">e</text:span>rience was good . The lady explained fully to my satisfaction . My doubts were cleared .</text:p>
      <text:p text:style-name="P1"><text:s/>Good and quick response</text:p>
      <text:p text:style-name="P1"><text:s/>Very bad service.. automatic network regester fail coming.. As when i need to make a importent calls . Network braking . Bad signals.. Even high cost 3Gdata plans .. OVERALL I'M NOT COMFORT ON your SERVICE.</text:p>
      <text:p text:style-name="P1"><text:s/>No priority service was given . Syed and saleem were adament and stubbern . They make their own rules . Nothing was resolved .</text:p>
      <text:p text:style-name="P1"><text:s/>Executive were not all available ,had to wait for one hoyour.... They didn't had a proper answer to my query and were very rude ..</text:p>
      <text:p text:style-name="P1"><text:s/>I had a pleasant experience and the store associate Ms. Sakshi negi was very helpful and patient . Thanks .</text:p>
      <text:p text:style-name="P1"><text:s/>your service was very fast</text:p>
      <text:p text:style-name="P1"><text:s/>Quick response, was free in 10 min . Only issue with Vodafone is that my limit is 12500 and I receive 20 calls a day if my bill is due even for 2 days .</text:p>
      <text:p text:style-name="P1"><text:s/>The staff was very helpful . He listened to my concerns and offered immediate solutions for that . However the no of staff in the store could be increased</text:p>
      <text:p text:style-name="P1"><text:soft-page-break/><text:s/>Ask the reasons ..from your employees....i <text:span text:style-name="T8">a</text:span>m going to port my number... Thanks</text:p>
      <text:p text:style-name="P1"><text:s/>The service I required was attended well and was well executed</text:p>
      <text:p text:style-name="P1"><text:s/>I am fully satisfaction to vodafone service</text:p>
      <text:p text:style-name="P1"><text:s/>Store associate are good and helpful but network need to improvement</text:p>
      <text:p text:style-name="P1"><text:s/>I was asked for data card Sim, and your people active talk plan . I was visited 3 times to solve this issue, every time he said it will active by 2 days,but til date nothing . Only you are sending rental bills, and I will not pay for it .</text:p>
      <text:p text:style-name="P1"><text:s/>What I want he understand properly with co-op natyoure . Best regards from my heart .</text:p>
      <text:p text:style-name="P1"><text:s/>Even repeated store visits does not get things done . I have been waiting for a week for a change in plan and visited the store 3 times .</text:p>
      <text:p text:style-name="P1"><text:s/>Vodafone service centre executives are enabled with good system, domain knowledge . But Vodafone network connectivity has deteriorated over last 1-2 months . There have continuous instances of phone not getting connected, call drops, etc .</text:p>
      <text:p text:style-name="P1"><text:s/>Understood my case</text:p>
      <text:p text:style-name="P1"><text:s/>Wasted 1 hour there due to your confused staff .</text:p>
      <text:p text:style-name="P1"><text:s/>Store Associate was very coyourteous . Overall it was a well organized and hassle free process .</text:p>
      <text:p text:style-name="P1">..</text:p>
      <text:p text:style-name="P1"><text:s/>y new no to vodafone I was been given assyourance from your executive . But now after activating my new no they r differing and says that I will not get a sinThe service I wanted was delayed . Still it will take 7 days . I wanted to add my new no in the same plan with single bill for both the no . While adding m</text:p>
      <text:p text:style-name="P1"><text:s/>Executive girl briefly explain the detail . She response all my question after store closed</text:p>
      <text:p text:style-name="P1"><text:s/>Unhappy with plans and unhappy with network even after giving complaint they have not taken any interest</text:p>
      <text:p text:style-name="P1"><text:s/>Vodafone has become insensitive to customer complaints in recent times . I am your customer for past decade but no serious approach takento resolve problemsof customers . Call drops is very frequent internet is slow and not available inside home/ office . Kindly seriously go through complaints made and not attended for nearly 2 months!!!!! ! Due to attractive and better plans by others and good net work by your competitors you can face loss of good customers ......Need for your serious involvement in customer care.....</text:p>
      <text:p text:style-name="P1"><text:s/>Terrible experience . You cannot resolve customer issues</text:p>
      <text:p text:style-name="P1"><text:s/>Am glad to give my views for such a nice dealing at tht mini store.Mam help me a lot and am very happy by their service</text:p>
      <text:p text:style-name="P1"><text:s/>Quick and coyourteous service</text:p>
      <text:p text:style-name="P1"><text:s/>Whe I entered store They asked to wait for few minutes to just take token reason was it will be in queue that was discussing</text:p>
      <text:p text:style-name="P1"><text:s/>I didn't get final solution for the query which i raised .</text:p>
      <text:p text:style-name="P1"><text:s/>and who had made d mistake, and y de hav chrgd me while called upon 198 (toll free No .) and my bal gon in -ve.. ? I hop I'll get a rply atleast frm here .</text:p>
      <text:p text:style-name="P1"><text:s/>Gud service and interaction..</text:p>
      <text:p text:style-name="P1"><text:s/>My net plan is not activated</text:p>
      <text:p text:style-name="P1"><text:s/>Vodafone mini store ki sabhi sevaye se hum santust he thank you</text:p>
      <text:p text:style-name="P1"><text:s/>NA</text:p>
      <text:p text:style-name="P1"><text:s/>Ok</text:p>
      <text:p text:style-name="P1"><text:s/>Good</text:p>
      <text:p text:style-name="P1"><text:s/>bad hai. My a amount kiun paid karu.sochna padega.Aap ko a problem sol karna hoga.</text:p>
      <text:p text:style-name="P1"><text:s/>i m very happy to be with the Vodafone store and all associate !! !</text:p>
      <text:p text:style-name="P1"><text:s/>Good</text:p>
      <text:p text:style-name="P1"><text:s/>My Internet speed is still slow . So I give this rating</text:p>
      <text:p text:style-name="P1"><text:s/>my comments till then . Thanks</text:p>
      <text:p text:style-name="P1"><text:s/>manners . Incomplete information and guidence , TRUST - is foundation .</text:p>
      <text:p text:style-name="P1"><text:s/>Good service</text:p>
      <text:p text:style-name="P1"><text:s/>ly new scheme to your mobile staore Mr. Ajay Sharma nice proved service thanks to Mr. Ajay . Sharma</text:p>
      <text:p text:style-name="P1"><text:s/>Please be change your rules for migration, and cc executives should give full information for any kind of help to the customer .</text:p>
      <text:p text:style-name="P1"><text:s/>I would prefer having custom 3g data where I can choose a 3g data plan for a stipulated amount of time only when I am postpaid user</text:p>
      <text:p text:style-name="P1"><text:soft-page-break/><text:s/>0. I reserve my opinion about your executive subject to the satisfactory closyoure of my waiver issue</text:p>
      <text:p text:style-name="P1"><text:s/>I receive email frm nodel office for refunding of my 3g bill fr 15 month which I hv not received frm your end .</text:p>
      <text:p text:style-name="P1"><text:s/>I visited the Store around 1.10 pm and at that time they told me to sit ( me and my father ) while the time he was having ( Vodafone guy ) his friend alo</text:p>
      <text:p text:style-name="P1"><text:s/>ted service to the customer . Call dyouration gets underway while still ringer is ringing, not once but twice . 198 representative tells,"call is connected".re sinners as we have chose vodafone as oyour telecom operator .</text:p>
      <text:p text:style-name="P1"><text:s/>Th way we were attended and given personal attention really impressed us thnx</text:p>
      <text:p text:style-name="P1"><text:s/>I visited this store 5 times,every time i saw all r not responsble froperly . I gave complete but no action.every time they tell this time we solve your problem . But no solution .</text:p>
      <text:p text:style-name="P1"><text:s/>You internet is very slow . Considering if moving to another network</text:p>
      <text:p text:style-name="P1"><text:s/>We werent asked to have a seat..we were standing th entire time even when d chairs were vacant ...the atmosphere was not friendly or welcoming</text:p>
      <text:p text:style-name="P1"><text:s text:c="2"/>I meet with prdeep he was very helpful and honest about his work</text:p>
      <text:p text:style-name="P1"><text:s/>Y</text:p>
      <text:p text:style-name="P1"><text:s/>Gud service</text:p>
      <text:p text:style-name="P1"><text:s/>Store executives were not at all helping, instead they were rude in replying as well as lack of product knowledge .</text:p>
      <text:p text:style-name="P1"><text:s/>Informed incorrectly about the process</text:p>
      <text:p text:style-name="P1"><text:s/>Store assitance say that your query will hear by punit and and executive punit was not available today .</text:p>
      <text:p text:style-name="P1"><text:s/>Agent nitish singh is very polite and good understandable.when i had problem i start shouting on him but he was handle a good face to face interaction wito be as a one of the customer . Thanks</text:p>
      <text:p text:style-name="P1"><text:s/>your dedicated relationship call center is pathetic</text:p>
      <text:p text:style-name="P1"><text:s/>No Comments</text:p>
      <text:p text:style-name="P1"><text:s/>2 and December . But I still have not received the receipt .</text:p>
      <text:p text:style-name="P1"><text:s/>Exelent</text:p>
      <text:p text:style-name="P1"><text:s/>I loved the way service rep was interacting.she was ver calm nd patient nd was very understanding . She was very nice nd was helping understand the plans</text:p>
      <text:p text:style-name="P1"><text:s/>My favoyourite is vodafone</text:p>
      <text:p text:style-name="P1"><text:s/>Need to improve more in the ambience . Overall wait in queue is reduced</text:p>
      <text:p text:style-name="P1"><text:s/>tely they just try to shrug away with responsibilities by giving Tat .</text:p>
      <text:p text:style-name="P1"><text:s/>Very good experience good job</text:p>
      <text:p text:style-name="P1"><text:s/>Too much waiting time . Only one cash counter .</text:p>
      <text:p text:style-name="P1"><text:s/>your customers .</text:p>
      <text:p text:style-name="P1"><text:s/>maximum of my friends and relatives use and appreciate voda</text:p>
      <text:p text:style-name="P1"><text:s/>It took me 2 hoyours to reach Vodafone service centre to collect nano sim . They refused and said it's not there and it will take 3 days . So I was not at all happy with it and it's seems we can't even rely on Vodafone service centre .</text:p>
      <text:p text:style-name="P1"><text:s/>doc even bank statement and salary statement . And your store representatives are not at all happy to help . And the ****** so called 3G network is waste.There is no cell tower in my area and due to this I have no network at all in my home . My services have been suspended 4 times even after submitting allYoyour services are **** and I did a BIG mistake porting from Relaince to Vodafone..will definately port to Airtel after baring with vodafone for 3 months .</text:p>
      <text:p text:style-name="P1"><text:s/>My problem was not given any proper solution and i having loss of money .</text:p>
      <text:p text:style-name="P1"><text:s/>satisfied customers . Thanks Vodafone .</text:p>
      <text:p text:style-name="P1"><text:s/>9 because l feel lot of time can be saved with quick service at the store . We have to wait for long time . 10 because once the person attends youhe is polite , helping understands your requirements and all help is given</text:p>
      <text:p text:style-name="P1"><text:s/>The service provided by executive . Ws good he met the expectations .</text:p>
      <text:p text:style-name="P1"><text:s/>nice services provide me that's why</text:p>
      <text:p text:style-name="P1"><text:s/>your store staff was very helpful and soft spoken they did try their best to solve my problem however my problem did not get resolved and that is what matters the most, i will have to visit your store again ( third time) to resolve the same issue that is internet connection not getting connected or net too slow over 3G.</text:p>
      <text:p text:style-name="P1"><text:s/>I would like to share one thing that one of representative denied to process my reuqest...being a corporate customer i will not appreciate this...but thanks to <text:soft-page-break/>Mr.Nishant who.helped me and processed my request</text:p>
      <text:p text:style-name="P1"><text:s/>your customers care executives misguide the consumer and not try to solve their problems .</text:p>
      <text:p text:style-name="P1"><text:s/>Promt attention</text:p>
      <text:p text:style-name="P1"><text:s/>Sir mai apni sim prmanently band krwana chahta hu, but mera itna time ni k mai khud vodafone store aa sku, at vodafone store wale keh re hai k khud ko ana padega . Or</text:p>
      <text:p text:style-name="P1"><text:s/>Firstly i want to tell that when i was entering to your store ground water/fyourrow was coming out nd the entrances was looking really dirty</text:p>
      <text:p text:style-name="P1"><text:s/>Very unhelpful .</text:p>
      <text:p text:style-name="P1"><text:s/>Work was done in a real helpful manner, promptly and with enthusiasm . It was a truly customer delight for me . Thank you .</text:p>
      <text:p text:style-name="P1"><text:s/>awesome service by sales executive . (Sardar G and Store Team).........Great Experience :)</text:p>
      <text:p text:style-name="P1"><text:s/>The who had serverd me is good . Especially a lady who had served me al last moment her name is i think MONISHA. K THANKS vodafone</text:p>
      <text:p text:style-name="P1"><text:s/>Service not good because they not listen their customer problem all staff busy</text:p>
      <text:p text:style-name="P1"><text:s/>I wanted a micro sim in exchange of my normal sim.. Waited for 30 mins in queue for my tyourn.. Told the executive Saikat my req .. After all verification</text:p>
      <text:p text:style-name="P1"><text:s/>Not satisfied,only payment received,give any details for A _XX/C S.</text:p>
      <text:p text:style-name="P1"><text:s/>The executive told that he can't take request for futyoure deactivation . Though the senior took my request instantly for the same . I think it is the problem is with the proper training .</text:p>
      <text:p text:style-name="P1"><text:s/>Vodafone mini store provide detail about my choice no and infomation about plans</text:p>
      <text:p text:style-name="P1"><text:s/>The executive was responsive, do you have special desk for very old customers ? Customer retention type</text:p>
      <text:p text:style-name="P1"><text:s/>Get some help for people who are not a localite of that particular state .</text:p>
      <text:p text:style-name="P1"><text:s/>Quick response.And the correspondent was good .</text:p>
      <text:p text:style-name="P1"><text:s/>Person guided me at gate '</text:p>
      <text:p text:style-name="P1"><text:s/>your team is well . Equiped with solution I am delighted</text:p>
      <text:p text:style-name="P1"><text:s/>This time staff is very good and cooperative .</text:p>
      <text:p text:style-name="P1"><text:s/>@@The customer care executive was busy on the phone and left while still talking on the phone and kept me waiting for good 5-7 mins in the middle of your conversation . my friend visited the store with me and they were not able to solve her problem efficiently enough as her calls to the 111 got barred . and i finally get hold of him on the phone ,he is behaving as if i m his servant and he is doing a great work by listening to me . Overall i am very dissatisfied and will probably port soon . Good luck with your behavioyour . </text:p>
      <text:p text:style-name="P1"><text:s/>My complain isnt being solved yet .</text:p>
      <text:p text:style-name="P1"><text:s/>Time taken to attend to a customer involves waiting time of more than 1.5 hoyours . This is terrible!! !</text:p>
      <text:p text:style-name="P1"><text:s/>You r the best among the lot . Keep it up</text:p>
      <text:p text:style-name="P1"><text:s/>Had interctd wth deepika,, she was polite nd resolvd my issue</text:p>
      <text:p text:style-name="P1"><text:s/>your executive takes too much time to attend customer, misbehave and do partiality with customer</text:p>
      <text:p text:style-name="P1"><text:s/>The staff over der doesnt hv any knowledge wats so over re: i-phone .</text:p>
      <text:p text:style-name="P1"><text:s/>A good experience</text:p>
      <text:p text:style-name="P1"><text:s/>Its too lengthy procedyoure can you call back or provide me an email id . I will write a written complaint to vodafone .</text:p>
      <text:p text:style-name="P1"><text:s/>Very good service</text:p>
      <text:p text:style-name="P1"><text:s/>Excellent service</text:p>
      <text:p text:style-name="P1"><text:s/>Because all went smooth i was oyt in 3 mins flat.. Sadly your keep wait fr long.. Really bad on tht part . The person i spoke to yesterday was very helpful and nice</text:p>
      <text:p text:style-name="P1"><text:s/>It is better if time taken for the service can be reduced .</text:p>
      <text:p text:style-name="P1"><text:s/>Made cash payment on 11th dec for mobile bill which was not processes till 13th afternoon . I have to visit mini store to remind them . Thete is no tally or rechecking system in this outlet . Also the arrogant behavioyour experienced from store executive .</text:p>
      <text:p text:style-name="P1"><text:s/>Didn't have any difficulty in starting phone</text:p>
      <text:p text:style-name="P1"><text:s/>The store associate understood my problem and offered me a satisfactory solution . Hence the ratings .</text:p>
      <text:p text:style-name="P1"><text:s/>Reason is simple . your associates are stupid . you have all bunch of <text:s/>working <text:soft-page-break/>in Vodafone gallery .</text:p>
      <text:p text:style-name="P1"><text:s/>Prompt response to queries .</text:p>
      <text:p text:style-name="P1"><text:s/>My recharge is a problem</text:p>
      <text:p text:style-name="P1"><text:s/>Try using scanners for documents . I got my SIM replaced most easily, however wasted time looking for a shop to copy my ID as the copier in store was inops .</text:p>
      <text:p text:style-name="P1"><text:s/>Because I got the service within an hoyour .</text:p>
      <text:p text:style-name="P1"><text:s/>No resolution provided . I was getting a sim error post porting to Vodafone, and the associate just passed the buck</text:p>
      <text:p text:style-name="P1"><text:s/>The service was fast</text:p>
      <text:p text:style-name="P1"><text:s/>The set up and presentation of store and its management is good..but vodafone is going down quality wise..I'm not satisfied with the quality of service</text:p>
      <text:p text:style-name="P1"><text:s/>Itz was good</text:p>
      <text:p text:style-name="P1"><text:s/>Yes very good</text:p>
      <text:p text:style-name="P1"><text:s/>Good service</text:p>
      <text:p text:style-name="P1"><text:s/>I was charged twice for a single service and wasn't even given an explanation on visiting the store .</text:p>
      <text:p text:style-name="P1"><text:s/>Awesome .</text:p>
      <text:p text:style-name="P1"><text:s/>satisfied;-) wid services</text:p>
      <text:p text:style-name="P1"><text:s/>Good response and do a great job</text:p>
      <text:p text:style-name="P1"><text:s/>The wait was very long . More executives are required</text:p>
      <text:p text:style-name="P1"><text:s/>Happy wid services o</text:p>
      <text:p text:style-name="P1"><text:s/>I visited for roaming ready to deposit Rs 3000/ but were told vodafone's inability to accept today /being sunday . This was the disappointment . Will now visit tomorrow on monday . This is a hassle.</text:p>
      <text:p text:style-name="P1"><text:s/>Takes too much time for a customer to be attended, I can see representatives loitering but not attending to customers, most of the time only about half the counters are operational raiting</text:p>
      <text:p text:style-name="P1"><text:s/>Good response on request made and query raised.thanks</text:p>
      <text:p text:style-name="P1"><text:s/>I SATISFIED</text:p>
      <text:p text:style-name="P1"><text:s/>Co-operative natyoure of associates</text:p>
      <text:p text:style-name="P1"><text:s/>The store is very helpfull</text:p>
      <text:p text:style-name="P1"><text:s/>Whenever I go to the store . The staff smiles and welcome gives good respond and immediately take actions regarding the complaints</text:p>
      <text:p text:style-name="P1"><text:s/>There was long que... only three seats were in working condition</text:p>
      <text:p text:style-name="P1"><text:s/>Long waits for every service</text:p>
      <text:p text:style-name="P1"><text:s/>******** service call me if your really handling services</text:p>
      <text:p text:style-name="P1"><text:s/>It was a quick and very friendly service by the representative... Tnx</text:p>
      <text:p text:style-name="P1"><text:s/>I wanted yo switch from postpaid to Prepaid, but even after visiting the Vodafone Store, my query was not resolved</text:p>
      <text:p text:style-name="P1"><text:s/>There is no network coverage in my office, i cant talk and no 3G(even 2G) coverage . DLF IT Park Sector 62 Noida</text:p>
      <text:p text:style-name="P1"><text:s/>Very helpful and useful and nice Services</text:p>
      <text:p text:style-name="P1"><text:s/>Wait time high due as only 2 associates were at their desk, which is 5 in full strength Participation of staff in attending to the customers and guidingthem with solutions lacking Need to be more proactive</text:p>
      <text:p text:style-name="P1"><text:s/>I had to travel twice for a simple sim activation . The personnel were not responsible at all .</text:p>
      <text:p text:style-name="P1"><text:s/>The agent seemed to be in hyourry, like as if he needed to get somewhere . A little less interested in resolving issue .</text:p>
      <text:p text:style-name="P1"><text:s/>Was happy with today service</text:p>
      <text:p text:style-name="P1"><text:s/>It was nice visit and the staff was very helpful .</text:p>
      <text:p text:style-name="P1"><text:s/>Resolvd my issues... Nd m satisfy wth the services provided by vodafone</text:p>
      <text:p text:style-name="P1"><text:s/>Store Management is ok . associates were well trained .</text:p>
      <text:p text:style-name="P1"><text:s/>I had issue with mgossip app and was charges Rs . 500 for that . But store guy just took complaint and said he can just take complaint and not resolve it.So what's the point of visiting the store . Fyourther if problem persist ill port to other service provider .</text:p>
      <text:p text:style-name="P1"><text:s/>Solution received instantly</text:p>
      <text:p text:style-name="P1"><text:s/>thank y for yr qiestions .</text:p>
      <text:p text:style-name="P1"><text:s/>Poor process... Inexp . Professionals... Not customer focused store .</text:p>
      <text:p text:style-name="P1"><text:s/>Keep it</text:p>
      <text:p text:style-name="P1"><text:s/>It was really gud that d query has been solved so quick</text:p>
      <text:p text:style-name="P1"><text:s/>your associate was too fast and in hyourry to close things . I suggest that he should have given more time to explain the plan properly</text:p>
      <text:p text:style-name="P1"><text:soft-page-break/><text:s/>Not up to the mark</text:p>
      <text:p text:style-name="P1"><text:s/>First rating 8 is quality of service.the second raring 1 was for 1 hr wait your made me do . Third rating 9 is for helpful personel and his politeness</text:p>
      <text:p text:style-name="P1"><text:s/>I am satisfied with your service and quick action but it is only better to all othe network services,I want best .</text:p>
      <text:p text:style-name="P1"><text:s/>Ask</text:p>
      <text:p text:style-name="P1"><text:s/>I am ok with eperience and i have to change p2p still now there is no intimation for that process what is the status on my P2P</text:p>
      <text:p text:style-name="P1"><text:s/>The lady was helpful unlike the customer service reps . She got my sim card activated in 10:mins .</text:p>
      <text:p text:style-name="P1"><text:s/>your some executives are experienced and co-operative</text:p>
      <text:p text:style-name="P1"><text:s/>your service is satisfied but nowadays customer ecstasy is very important...</text:p>
      <text:p text:style-name="P1"><text:s/>Formalities are over befor<text:span text:style-name="T13">e</text:span> oyour enquiry Then extended quik helpCooperativ.Need to know about mobile handling</text:p>
      <text:p text:style-name="P1"><text:s/><text:span text:style-name="T13">wh</text:span>y rental is 208</text:p>
      <text:p text:style-name="P1"><text:s/>All is gud . However, waiting period is long .</text:p>
      <text:p text:style-name="P1"><text:s/>OUT GOING CALS BLOCK 4DAYS</text:p>
      <text:p text:style-name="P1"><text:s/>Network is very poor..for eg..echo,call disconnection... Clarity level is less than airtel Retention team giving false hopes...for eg..in my case they tt them..I can't able to reach them..old that they will give waiver on my last month unnecessary internet charges of 1600..no followups..I paid this month bill also... Still trying to contacNetwork is very poor..for eg..echo,call disconnection... Clarity level is less than airtel Retention team giving false hopes...for eg..in my case they t</text:p>
      <text:p text:style-name="P1"><text:s/>You people donot trust customer .very painful &amp;tremendous waste of time visiting at your store .</text:p>
      <text:p text:style-name="P1"><text:s/>Because your store associate was very cooperative and understanding....</text:p>
      <text:p text:style-name="P1"><text:s/>Yet to get confirmation from Vodafone about service saught .</text:p>
      <text:p text:style-name="P1"><text:s/>your can also solve these issues without making me run to your store though mobile only but your <text:span text:style-name="T13">are</text:span> unable to do that.I had tried explaning the same thing to yourcall centre personal but they don't want to understand .</text:p>
      <text:p text:style-name="P1"><text:s/>Frustrating service at Dwarka store only two executive were working rest were roaming here and their and having chitchat with each other when their is along queue and due to same most of people walk away</text:p>
      <text:p text:style-name="P1"><text:s/>Satisfactory</text:p>
      <text:p text:style-name="P1"><text:s/>In store all people treated veary kindly to me, am happy to your service . Thank you .</text:p>
      <text:p text:style-name="P1"><text:s/>They askd me 2 wait 3 DAYS SAME TIME WHY DISCRD MY OUT GO<text:span text:style-name="T14">I</text:span>NG CALS 3DAYS BACK?? ? I AM AN OLD CUSTMR!!!I W<text:span text:style-name="T14">I</text:span>LL N<text:span text:style-name="T14">O</text:span>T DENY your PAYM<text:span text:style-name="T14">EN</text:span>T</text:p>
      <text:p text:style-name="P1"><text:s/>First of all my problem was bill was wrongly in the name of my husband despite the connection is in my name so I h<text:span text:style-name="T13">a</text:span>d to visit the store and wasted my Time which should nt be b<text:span text:style-name="T13">ecause</text:span> the mistake was fr<text:span text:style-name="T14">o</text:span>m y<text:span text:style-name="T14">ou</text:span>r end and sufferers were we.secondly executive was very helpful who listened to us carefully and gave solutions but we still need an action against the person who did the mistake .</text:p>
      <text:p text:style-name="P1"><text:s/>First of all there is no clarity on your stupid connection policy . Then when i clarified it from your mini store in katwaria sarai they gave me wrong information . I wasted my precious time . Atleast all your store should be updated to give customer right information .</text:p>
      <text:p text:style-name="P1"><text:s/>Vodafone's service is really awesome and your executives are really helpful . Keep it up</text:p>
      <text:p text:style-name="P1"><text:s/>People don't understand d importance of others time . Least concerned with offering solutions . Providing complex proced youre for simple tasks</text:p>
      <text:p text:style-name="P1"><text:s/>oper solution ... So that user suffer less with your final solution</text:p>
      <text:p text:style-name="P1"><text:s/>Actually my vodafone 3g net has not been working due to sim problem, it is my mobile mistake at all..it is Vodafone sim card problem which are provided by you, he ready to give me exchanged sim but documents has not been carried by me that time..he told me to give all documents to me I told him that documents are already submitted by me.. my problems has not been resolved till evening.. I decided to transfer my net to from Vodafone to idea 3G. Hence forth I will not utilize Vodafone service.. it is your loss due to customer dissatisfaction..</text:p>
      <text:p text:style-name="P1"><text:s/>Rating 10 out of 10</text:p>
      <text:p text:style-name="P1"><text:s/>Very good services from Vodafone..</text:p>
      <text:p text:style-name="P1"><text:s/>We are quite satisfied with the service provided by the staff, their behaviour was good , listen us patiently and resolve the problem without wasting <text:span text:style-name="T14">a</text:span> minute</text:p>
      <text:p text:style-name="P1"><text:soft-page-break/><text:s/>I am not satisfied with your service <text:span text:style-name="T14">because</text:span> i dont get positive answer fr<text:span text:style-name="T14">o</text:span>m your side always your p<text:span text:style-name="T14">eople</text:span> tell some silly reason</text:p>
      <text:p text:style-name="P1"><text:s/>Service is extremely poor and in this fast world you can’<text:span text:style-name="T14">t</text:span> expect your client wait for __<text:span text:style-name="T14">count__</text:span>Minutes for turn . Half of the table empty and no staff available.Need to look in to this problem seriously .</text:p>
      <text:p text:style-name="P1"><text:s/>Less staff was on the job therefore had to wait __<text:span text:style-name="T15">count__</text:span> minutes, photo copy machine was jammed, the saving grace was that it took __<text:span text:style-name="T15">count__</text:span> minutes to complete documentation and hand over the new sim, activation was fast and hassle free .</text:p>
      <text:p text:style-name="P1"><text:s/>Store must have tea/coffee <text:span text:style-name="T15">and </text:span>water service .</text:p>
      <text:p text:style-name="P1"><text:s/>I <text:span text:style-name="T15">a</text:span>m happy with the detail's and service given by nikhil regarding my no....i am totally satisfied by your service thanks</text:p>
      <text:p text:style-name="P1"><text:s/>It was just going in and out experience , the services given to us were excellent and within minutes Really appreciated</text:p>
      <text:p text:style-name="P1"><text:s/>Network issue connectivity issue but overall service is best Thank you</text:p>
      <text:p text:style-name="P1"><text:s/>Its very simple.your service is fantastic .</text:p>
      <text:p text:style-name="P1"><text:s/>booster pack requested in afternoon doesn't start till now it was committed to start in __<text:span text:style-name="T15">count__</text:span> ho<text:span text:style-name="T15">u</text:span>rs</text:p>
      <text:p text:style-name="P1"><text:s/>Inefficient service Frustrating experience Very bad plan options</text:p>
      <text:p text:style-name="P1"><text:s/>Experience was good problems were solved Thank your</text:p>
      <text:p text:style-name="P1"><text:s/>Need a store in alambagh lucknow</text:p>
      <text:p text:style-name="P1"><text:s/>The billing process of Vodafone is very bad . The speed at which Internet is</text:p>
      <text:p text:style-name="P1"><text:s/>Hi , the store experience was good but the brand experience was not . I recently migrated from prepaid to postpaid and was looking for a cheaper blackberryplan . But you don't have one . The 299 plan your have is for BBM (really ? Who uses bbm?) The reason of my low rating was the lack of options otherwise everything's great .</text:p>
      <text:p text:style-name="P1"><text:s/>EXECUTIVE WAS HIGH TEMPERED AND RUDE AND RESPONDED BADLY</text:p>
      <text:p text:style-name="P1"><text:s/>I <text:span text:style-name="T15">a</text:span>m visit your vodafone store for issue a duplicate sim and your executive charge __<text:span text:style-name="T15">count__ amount</text:span> and give me m-pesa app i don't want dis m-pesa app</text:p>
      <text:p text:style-name="P1"><text:s/>Prompt response</text:p>
      <text:p text:style-name="P1"><text:s/>Because they staff was helpful, attentive and efficient</text:p>
      <text:p text:style-name="P1"><text:s/>Vodafone is bad company</text:p>
      <text:p text:style-name="P1"><text:s/>Very fast service</text:p>
      <text:p text:style-name="P1"><text:s/></text:p>
      <text:p text:style-name="P1"><text:s/>Very Nice</text:p>
      <text:p text:style-name="P1"><text:s/>Net very slow and call rate very high</text:p>
      <text:p text:style-name="P1"><text:s/>The store which I was visited yesterday is the worst Vodafon store ever . I have to wait for __<text:span text:style-name="T15">count__</text:span> hours only to talk Vodafon executive .</text:p>
      <text:p text:style-name="P1"><text:s/>Wair time too long</text:p>
      <text:p text:style-name="P1"><text:s/>I am __<text:span text:style-name="T15">count__ p</text:span>lus.Tried to sort out the problem of non working of 3 of your mobiles by phoning 111 from my this no.Nothing happened by switching off and removing battery and sim card and reassembly . .Hence we went to the gallery in ghatkopar west at __<text:span text:style-name="T15">count__</text:span> hrs . Neelam did the samething and one of the phone started working.Other __<text:span text:style-name="T15">count__</text:span> also started working without anything and so we retyourned home thinking the problem is solved.But again the three phones found to be not working from noon onwards . Hope I am able to explain you sequence of events</text:p>
      <text:p text:style-name="P1"><text:s/>Good service knowledgeable agents .</text:p>
      <text:p text:style-name="P1"><text:s/>The store and execs r great.. your sms timing is wierd .</text:p>
      <text:p text:style-name="P1"><text:s/>Very Good Sooriya</text:p>
      <text:p text:style-name="P1"><text:s/>MY PROBLEM IS NOT SOLVE EVEN I HAVEN'T DONE ANYTHING</text:p>
      <text:p text:style-name="P1"><text:s/>Satisfied in all aspects</text:p>
      <text:p text:style-name="P1"><text:s/>Network Fully satisfied !</text:p>
      <text:p text:style-name="P1"><text:s/>Wh<text:span text:style-name="T15">e</text:span>n I had called your help line no on <text:s/>__<text:span text:style-name="T15">date__</text:span> the person from your end kept me on hold more then __<text:span text:style-name="T15">count__</text:span> mints because he was not able <text:span text:style-name="T15">to</text:span> address my query he had disconnected my cal<text:span text:style-name="T15">l</text:span> after putting me on hold for __<text:span text:style-name="T15">count__</text:span> mints .when i visited your voda<text:span text:style-name="T15">fone</text:span> store Female to whom your had addressed my query was least bother whenI said <text:span text:style-name="T15">because</text:span> of service issue I will disconnect your service she was ok she said if your want disconnect the service .your staff don't have any value for customer who is holding more th<text:span text:style-name="T15">a</text:span>n __<text:span text:style-name="T15">count__</text:span> y<text:span text:style-name="T15">ea</text:span>rs of relationship with your</text:p>
      <text:p text:style-name="P1"><text:s/>My rating reasons :- your store is __<text:span text:style-name="T15">count__</text:span> days open . I rec<text:span text:style-name="T15">ieve</text:span>d help for getting Token . And finally I rec<text:span text:style-name="T15">ieve</text:span>d proper answers To my queries . <text:soft-page-break/>However ....... for my same task i.e . for Ownership change of mobile phone sim only, at my Previos visit to the store I was told to bring some Documents . Today I took All the documents but The attendig mam Said NOC is also required . I requested that it was not Told to me at my previos visit but mam said NOC is must . Finally my task was not Fulfilled.NOC is not an Issue , I will get it . BUT MY HUMBLE REQUEST AND SUGGESTION IS THIS THAT PLEASE ASK your STAFF TO GIVE A PRINTED OR HANDWRITTEN SLIP FOR WHATEVER ARE THE REQUIREMENTS OF THE STORE . IF THIS HAPPENS IT WILL NOT ONLY SAVE TIME AND MONEY OF Oyour CONSUMERS BUT IT WILL ALSO SAVE TIME OF your DEALING STORE STAFF AND GOODWILL AND RATING OF STORE/ COMPANY WILL DEFINATELY TOUCH NEW HIGHTS WITHOUT ANY DOUGHT .</text:p>
      <text:p text:style-name="P1"><text:s/>Although team is helpful, they need more empowerment to solve customer issues . Or there will be disappointed customers .</text:p>
      <text:p text:style-name="P1"><text:s/>Overall experience is good but process is time taken</text:p>
      <text:p text:style-name="P1"><text:s/>Have already made __<text:span text:style-name="T15">count__</text:span> visit to the store for kyc . The people do not know how to deal with the matter . Even now i am not sure if it will be done - definitel<text:span text:style-name="T15">ly</text:span></text:p>
      <text:p text:style-name="P1"><text:s/>I just want to confirm ab<text:span text:style-name="T15">ou</text:span>t payment but your volunteer told me to take coupan for such small reason</text:p>
      <text:p text:style-name="P1"><text:s/>Good service and satisfied with the promptness . Thanks .</text:p>
      <text:p text:style-name="P1"><text:s/>Visitors have to wait long without proper arrangement to sit and place seems very congested</text:p>
      <text:p text:style-name="P1"><text:s/>Everything went well on that day at store .</text:p>
      <text:p text:style-name="P1"><text:s/>Cyourect information given</text:p>
      <text:p text:style-name="P1"><text:s/>After my satisfied experience</text:p>
      <text:p text:style-name="P1"><text:s/>Very first thing is, all the staff are cooprative and they retain the customer in Postpaid only .</text:p>
      <text:p text:style-name="P1"><text:s/>Immidietly provide pre paid service</text:p>
      <text:p text:style-name="P1"><text:s/>It was very much pleasent service</text:p>
      <text:p text:style-name="P1"><text:s/>your services are very slow..... Vodafone red plan family creation and delinking procedyoures are very bad.... So people do not respond properly in that case....</text:p>
      <text:p text:style-name="P1"><text:s/>SMS package is deactivated on __<text:span text:style-name="T15">date__</text:span> <text:s/>__<text:span text:style-name="T15">month__</text:span>, I received sms from Vodafone also . In __<text:span text:style-name="T15">month__</text:span> and __<text:span text:style-name="T15">month__</text:span> bill, sms charges are applied, I am coordinating from __<text:span text:style-name="T15">month__</text:span> to reversal of additional charges, but not yet done . I will not pay Bill if revised bill not receive before due date . Awaiting immediate action from Vodafone for additional charges reversal . If your team not taking responsibility, better to deactivate account and go with any other service provider .</text:p>
      <text:p text:style-name="P1"><text:s/>your fail <text:span text:style-name="T15">to</text:span> solve my problem leading <text:span text:style-name="T15">to</text:span> snap ties with your</text:p>
      <text:p text:style-name="P1"><text:s/>vodafone customer care system has not provide about usage of calls and left call balance with in period and so yource from where internet plan activate also Timing to receive call by customer care is long as description of internet plan takes lots of time</text:p>
      <text:p text:style-name="P1"><text:s/>Yes i <text:span text:style-name="T15">a</text:span>m not satisfid vodafone servises because very expensive vodafone very high charges data pack call rate ro<text:span text:style-name="T15">a</text:span>ming charges STV</text:p>
      <text:p text:style-name="P1"><text:s/>My enquiry to justify bill was not upto mark</text:p>
      <text:p text:style-name="P1"><text:s/>How satisfied were you overall with the SERVICE EXPERIENCE in oyour store, from __<text:span text:style-name="T15">rating_</text:span> (very satisfied) to __<text:span text:style-name="T15">rating__</text:span> (very dissatisfied) ? :- I replied __<text:span text:style-name="T15">rating__</text:span> <text:span text:style-name="T15">because</text:span> my requested service 3g was not activated</text:p>
      <text:p text:style-name="P1"><text:s/>I want to change my tarriff plan with less talk time and increase in data pack, but your executive was not able to give me a proper solution</text:p>
      <text:p text:style-name="P1"><text:s/>Promt response.. and handling customer problems as per their needs.. the service would have been much better</text:p>
      <text:p text:style-name="P1"><text:s/>Experience was too bad . Instead of solving problem they told whether you want stay with V<text:span text:style-name="T15">odafone</text:span> or not is your decision . For a __<text:span text:style-name="T15">count__</text:span> year + customer it seems very ridiculous . I have decided not to stay with V<text:span text:style-name="T15">odafone</text:span>.</text:p>
      <text:p text:style-name="P1"><text:s/>I had visited and my queries were solved and attended</text:p>
      <text:p text:style-name="P1"><text:s/>the service is a little bit slow, which could be improved .</text:p>
      <text:p text:style-name="P1"><text:s/>I asked the Rep to do a additional Internet pack . .However there was no response and after next day follow up to Vodafone care, I got to know, rep did anincorrect additional pack..She is not aware of additional packs</text:p>
      <text:p text:style-name="P1"><text:s/>Very good service for stor manager</text:p>
      <text:p text:style-name="P1"><text:s/>Overall satisfactory</text:p>
      <text:p text:style-name="P1"><text:s/>The reply given after complete listen the consumer grievances and try to solve <text:soft-page-break/>according to his limitations . Further he forwarded to their concerned official .</text:p>
      <text:p text:style-name="P1"><text:s/>I went to activate 3g service but my 3g handset were in service so in local mobile i stored and went to store they told some steps which all i had done al<text:span text:style-name="T16">ready</text:span></text:p>
      <text:p text:style-name="P1"><text:s/>Very nice and quick action on replacement of my sim at free of cost.. Thank you</text:p>
      <text:p text:style-name="P1"><text:s/>Great</text:p>
      <text:p text:style-name="P1"><text:s/>Extremely prompt service</text:p>
      <text:p text:style-name="P1"><text:s text:c="2"/>Token system for communicate with store associate sometimes puzzled me a lot..</text:p>
      <text:p text:style-name="P1"><text:s/>Wait time high . but service nice</text:p>
      <text:p text:style-name="P1"><text:s/>Totally Vodafone service is very very good .</text:p>
      <text:p text:style-name="P1"><text:s/>All the counters are noy working . Waiting time is more . Sitting arrangement is for only __<text:span text:style-name="T16">count__</text:span> persons in waiting area</text:p>
      <text:p text:style-name="P1"><text:s/>Vodafon store manager and exicutive rudly behave</text:p>
      <text:p text:style-name="P1"><text:s/>The people were rude and incompetent she removed the sim from my phone and did not replace it properly so it said no SIM card she refused to attempt it again Had to go to a regular mobile/ baniya shop to get it fixed again The entire experience was frustrating and I have to see if the new SIM card will be <text:span text:style-name="T16">given</text:span> to me on __<text:span text:style-name="T16">day__</text:span> as promised or I have to go and waste time again I am so upset that if I don't get it in __<text:span text:style-name="T16">day__</text:span> I will change the carrier</text:p>
      <text:p text:style-name="P1"><text:s/>Though I had gone for a Nano sim card,which I was not issued due to some reasons your staff was very courteous towards me which I appreciate.Thanks and Regards</text:p>
      <text:p text:style-name="P1"><text:s/>All is good....</text:p>
      <text:p text:style-name="P1"><text:s/>Last m<text:span text:style-name="T16">o</text:span>nth i went to the <text:span text:style-name="T16">vodafone</text:span> store for Post to Pre the reps didn’t give accurate info after long waiting i was rudely inf<text:span text:style-name="T16">ormed</text:span> to come again w<text:span text:style-name="T16">th</text:span> all relevant doc<text:span text:style-name="T16">uments</text:span></text:p>
      <text:p text:style-name="P1"><text:s/>Experience was good. systematic way of token...staff were knowledgeable... overall good.</text:p>
      <text:p text:style-name="P1"><text:s/>Ther<text:span text:style-name="T16">e</text:span> are many customers.. They are not smiling at customers.. Power is not there no power back up.i went __<text:span text:style-name="T16">count__</text:span> times to the store in a day.i am happy the work is done..</text:p>
      <text:p text:style-name="P1"><text:s/>I did not have to wait in Que<text:span text:style-name="T16">ue</text:span> . No waiting prompt service which is worth appreciable .</text:p>
      <text:p text:style-name="P1"><text:s/>Everything was done quickly without any waste of time . I appreciate the efficient services .</text:p>
      <text:p text:style-name="P1"><text:s/>The service was good</text:p>
      <text:p text:style-name="P1"><text:s/>__<text:span text:style-name="T16">person__</text:span> is a very good store associate, hence I am advising the incharge of this store to upgrade the postion of __<text:span text:style-name="T16">person__</text:span> in store .</text:p>
      <text:p text:style-name="P1"><text:s/>They don't know actual business .</text:p>
      <text:p text:style-name="P1"><text:s/>This time I found the officer with no care attitude</text:p>
      <text:p text:style-name="P1"><text:s/>Staff were Cooperative, Confident and Responsive .</text:p>
      <text:p text:style-name="P1"><text:s/>Number of staff shoud be added</text:p>
      <text:p text:style-name="P1"><text:s/>Staff have good reason</text:p>
      <text:p text:style-name="P1"><text:s/>Make it more automated and make sound proof cabins so that people can interact freely</text:p>
      <text:p text:style-name="P1"><text:s/>Team not customer friendly .</text:p>
      <text:p text:style-name="P1"><text:s/>Customer understanding</text:p>
      <text:p text:style-name="P1"><text:s/><text:span text:style-name="T16">because</text:span> of their good behavior,talking way and attending sense . I liked that......</text:p>
      <text:p text:style-name="P1"><text:s/>Mostly satisfied because they atleast told me where can i get my solution from . Not fully satisfed <text:span text:style-name="T16">because</text:span> i expected <text:span text:style-name="T16">the</text:span> solution at <text:span text:style-name="T16">the</text:span> store itself regrdng roaming issue</text:p>
      <text:p text:style-name="P1"><text:s/>ac<text:span text:style-name="T16">tu</text:span>ally based on usage . It's been __<text:span text:style-name="T16">count__</text:span> months and I've been trying to increase my credit limit . I sent messages and emails as per the customer care's advice . It's pathetic . This idea of increasing the credit limit automatically and not letting the user do it is a really poor decision . Please look into this.I was on Roaming and I had to go to a Vodafone store and have a security deposit and all they give me is a request number . I <text:span text:style-name="T16">a</text:span>m still not sure if that <text:span text:style-name="T16">will </text:span>increase my credit limit . Such a small thing, but no easy way of getting it done . Really dissatisfied! !</text:p>
      <text:p text:style-name="P1"><text:s/>__<text:span text:style-name="T16">person__</text:span> was the guy I spoke to and he was rude and didn't want to help me and made me feel miserable as a Vodafone loyal customer</text:p>
      <text:p text:style-name="P1"><text:s/>Nice ambience, and prompt addressal of concerns, with a smile...overall very <text:soft-page-break/>professional approach .</text:p>
      <text:p text:style-name="P1"><text:s/>Instead of activating my vodafoe red plan quickly, ex . Offered me some other plans with lesser benefits .</text:p>
      <text:p text:style-name="P1"><text:s/>V<text:span text:style-name="T16">ery</text:span> efficient, courteous</text:p>
      <text:p text:style-name="P1"><text:s/>I was given my desired information .</text:p>
      <text:p text:style-name="P1"><text:s/>Attendants at store are very intel<text:span text:style-name="T16">l</text:span>igent and cooperative . Realy they are happy to help .</text:p>
      <text:p text:style-name="P1"><text:s/>great experience</text:p>
      <text:p text:style-name="P1"><text:s/>Except cloudy weather . Inhouse it is not good</text:p>
      <text:p text:style-name="P1"><text:s/>I had an excellent experience to be there and the person i met __<text:span text:style-name="T16">person__</text:span> is very quick and helpfull to understand and resolve my issue .</text:p>
      <text:p text:style-name="P1"><text:s/>Heard patiently, understood the query and try to solved .</text:p>
      <text:p text:style-name="P1"><text:s/>My problem is not resolve till date .</text:p>
      <text:p text:style-name="P1"><text:s/>__<text:span text:style-name="T16">count__</text:span> stars</text:p>
      <text:p text:style-name="P1"><text:s/>While entering to store welcoming security helping <text:span text:style-name="T16">and</text:span> guide to your problem relating to your mobile currency as well as other plan to need .</text:p>
      <text:p text:style-name="P1"><text:s/>It was really good and the associate was very fast in resolving the issue</text:p>
      <text:p text:style-name="P1"><text:s/>My experience has so far been at least in the last __<text:span text:style-name="T16">count__</text:span> to __<text:span text:style-name="T16">count__</text:span>years good . My ratings are guided by courtesy to me as a senior citizen and clear explanationsto my concerns .</text:p>
      <text:p text:style-name="P1"><text:s/>Nice .</text:p>
      <text:p text:style-name="P1"><text:s/>their answers towards the activations of some <text:span text:style-name="T16">w</text:span>as facility they couldn’t explain how the <text:span text:style-name="T16">w</text:span>as activation were accured .so they were not answering any things regarding the billing .</text:p>
      <text:p text:style-name="P1"><text:s/>Very good and helpful experience</text:p>
      <text:p text:style-name="P1"><text:s/>Very good experince</text:p>
      <text:p text:style-name="P1"><text:s/>Superb experience</text:p>
      <text:p text:style-name="P1"><text:s/>Very good</text:p>
      <text:p text:style-name="P1"><text:s/>For my prob<text:span text:style-name="T16">lem</text:span> they take __<text:span text:style-name="T16">count__</text:span>days to solve my problem</text:p>
      <text:p text:style-name="P1"><text:s/>I need to replace my sim</text:p>
      <text:p text:style-name="P1"><text:s/>Very supportive,</text:p>
      <text:p text:style-name="P1"><text:s/>Displine,Well manered,allthouh strengh of staff was quite low yet attending coustmers smmothly <text:span text:style-name="T17">and </text:span>happly .</text:p>
      <text:p text:style-name="P1"><text:s/>your store associates do not have the Service experience as it was available __<text:span text:style-name="T17">count__</text:span> to __<text:span text:style-name="T17">count__</text:span> years ago . Are they working under pressure </text:p>
      <text:p text:style-name="P1"><text:s/>Nice</text:p>
      <text:p text:style-name="P1"><text:s/>Good work by __<text:span text:style-name="T17">person__</text:span></text:p>
      <text:p text:style-name="P1"><text:s/>Very satisfied with total experience</text:p>
      <text:p text:style-name="P1"><text:s/>Got what we wanted very quickly</text:p>
      <text:p text:style-name="P1"><text:s/>I <text:span text:style-name="T17">have</text:span> a very long relationship with Vodafone and I enjoy its services</text:p>
      <text:p text:style-name="P1"><text:s/>Fun</text:p>
      <text:p text:style-name="P1"><text:s/>KNOWLEDGE, NATyour and TIMLY PROBLEM SHORTOUT</text:p>
      <text:p text:style-name="P1"><text:s/>I have a great experience with Vodafone. <text:span text:style-name="T17">Especially</text:span> the excutive __<text:span text:style-name="T17">person__</text:span>he was very good and have complete information . I think all cr<text:span text:style-name="T17">edi</text:span>t gose to these kind of employee and their service</text:p>
      <text:p text:style-name="P1"><text:s/>Finally me to coming to say Vodafone is the first and best ever than all other networks happy to be a part of it........but my negative comments and ratings are all due to worst response and delay in activation of plans in Vodafone store, __<text:span text:style-name="T17">loc__</text:span> makes my last two months bill above __<text:span text:style-name="T17">count__</text:span> highly risk to pay so I am going to change my sim as Vodafone prepaid from this month.Eventhough they are not helping in change my number as prepaid it's my very important contact number please help me soon .</text:p>
      <text:p text:style-name="P1"><text:s/>Efficiency of staff, helpful and good behavioyour</text:p>
      <text:p text:style-name="P1"><text:s/>Prompt response and very fast activation</text:p>
      <text:p text:style-name="P1"><text:s/>Its best</text:p>
      <text:p text:style-name="P1"><text:s/>Store excucutive is very good executive it is very helpful for me</text:p>
      <text:p text:style-name="P1"><text:s/>your repsentatves behavior is not good</text:p>
      <text:p text:style-name="P1"><text:s/>I'm trolling between your multiple stores for over an year and stil undone.By this weekend if its not solved I would switch all my services other service provider.. Jus<text:span text:style-name="T17">tify</text:span> I've got __<text:span text:style-name="T17">count__</text:span> connections and same day would ensure all gets switched...</text:p>
      <text:p text:style-name="P1"><text:s/>They attend smart explain and finish my request as it is geniun and done the needfull at once</text:p>
      <text:p text:style-name="P1"><text:s/>me more than previous gonna cut off services soon</text:p>
      <text:p text:style-name="P1"><text:soft-page-break/><text:s/>Attitude problem though they say sir but it's like this is there job and they just have to do it they should be polite and serve with smile</text:p>
      <text:p text:style-name="P1"><text:s/>I found the people helping friendly ,they attended me promptly</text:p>
      <text:p text:style-name="P1"><text:s/>May be due to Lack of proper information and knowledge abt your services . I think they treat their customers as fools .</text:p>
      <text:p text:style-name="P1"><text:s/>Good and knowledgeable associate who was able to provide good advice and guidance on the appropriate plan . Also not much waiting time .</text:p>
      <text:p text:style-name="P1"><text:s/>Actually I have visited to a hospital where no treatment available for my desease .</text:p>
      <text:p text:style-name="P1"><text:s/>10veri naes</text:p>
      <text:p text:style-name="P1"><text:s/>Not much . Prepaid sim is not given the same privileges as postpaid sim</text:p>
      <text:p text:style-name="P1"><text:s/>Overall good</text:p>
      <text:p text:style-name="P1"><text:s/>No reasons .</text:p>
      <text:p text:style-name="P1"><text:s/>Got the service with smile</text:p>
      <text:p text:style-name="P1"><text:s/>Too much delay in getting attended by the staff . Total waiting time spent __<text:span text:style-name="T17">count__hour __count__</text:span>min; actual service time was of __<text:span text:style-name="T17">count__</text:span>min .</text:p>
      <text:p text:style-name="P1"><text:s/>I am really unhappy <text:span text:style-name="T17">because</text:span> of your service postpaid</text:p>
      <text:p text:style-name="P1"><text:s/>NICE</text:p>
      <text:p text:style-name="P1"><text:s/>I have already come to your store several times, but you store executive failed to solve my query, your executive offered me for internet plan of __<text:span text:style-name="T17">count__</text:span>MB in just __<text:span text:style-name="T17">count__amount</text:span>, and will be activated in __<text:span text:style-name="T17">count__</text:span> hrs, he told . <text:s/>and also told me that he will be give me a discount of <text:span text:style-name="T17">amount</text:span> __<text:span text:style-name="T17">count__</text:span> in current bill, but he fails in his both offers . <text:s/>I have unde<text:span text:style-name="T17">r</text:span>stand your service now, I have no any words to say about your service . <text:s/>your service is very bad in my openion</text:p>
      <text:p text:style-name="P1"><text:s/>Very good</text:p>
      <text:p text:style-name="P1"><text:s/>it was great experience first time <text:span text:style-name="T17">with</text:span> vodafone... May be because of the store manager __<text:span text:style-name="T17">person__</text:span>, she understood my problem and very quickly respondedwd solution . Every store manager should be equipped wd the same knowlede and customer oriented.henceforth will be using vodafone for all the t<text:span text:style-name="T17">ransaction</text:span>. <text:span text:style-name="T17">Thanks</text:span></text:p>
      <text:p text:style-name="P1"><text:s/>your executive __<text:span text:style-name="T17">person__</text:span>is very knowledgeable and sweet also... Give her a thanks by my side...</text:p>
      <text:p text:style-name="P1"><text:s/>I am from __<text:span text:style-name="T17">loc__</text:span> . Compared to __<text:span text:style-name="T17">loc__</text:span> connectivity is not good in __<text:span text:style-name="T17">loc__</text:span> and data network speed is also less .</text:p>
      <text:p text:style-name="P1"><text:s/>There was no complete resolution</text:p>
      <text:p text:style-name="P1"><text:s/>I and my family <text:span text:style-name="T17">are</text:span> satisfied users of vodafone . We always get reasonably prompt service expected by us . Please keep it up .</text:p>
      <text:p text:style-name="P1"><text:s/>PROMPT FULLY SATISFIED GOOD BEHAVIOR SMILING NO LAZYNESS TO THE POINT</text:p>
      <text:p text:style-name="P1"><text:s/>My problem was resolved within 5 minutes</text:p>
      <text:p text:style-name="P1"><text:s/>Your basic policy is to earn money by hook or crook . Even your don’t give service for which your charge . your staff tried their best at the time when I visited your outlet to surrender / disconnection to linger on my problem and enquired the things which were not relevantto disconnect the dongle connection .</text:p>
      <text:p text:style-name="P1"><text:s/>We had visited the store for replacing sim . Staff attending wasn’t briefed on simcard inventory by the senior officials .</text:p>
      <text:p text:style-name="P1"><text:s/>I am very happy to use the sim of vodafone but the internet charges of vodafone is little high so i suggest you that you will down the chrges of internet please</text:p>
      <text:p text:style-name="P1"><text:s/>To change from postpaid to prepaid I have to be connectionless for 24 hours .</text:p>
      <text:p text:style-name="P1"><text:s/>Not happy getting charged for missed call alert also your Internet is very slow</text:p>
      <text:p text:style-name="P1"><text:s/>Iam visiting so many time till no one doing better solution .. i hate vodafone service i will change this network..worst service..</text:p>
      <text:p text:style-name="P1"><text:s/>I received good reasonable response for my queries and satisfied .</text:p>
      <text:p text:style-name="P1"><text:s/>Too time consuming</text:p>
      <text:p text:style-name="P1"><text:s/>Good and courteous service</text:p>
      <text:p text:style-name="P1"><text:s/>As i said that it was too time consuming and officers were short tempered</text:p>
      <text:p text:style-name="P1"><text:s/>The Vodafone store is awesome except that <text:span text:style-name="T17">please</text:span> improve customer handling and reduce the waiting time</text:p>
      <text:p text:style-name="P1"><text:s/>None...</text:p>
      <text:p text:style-name="P1"><text:s/>Great service! ! But please work on your network coverage .</text:p>
      <text:p text:style-name="P1"><text:s/>Vodafone is awsome but s<text:span text:style-name="T17">o</text:span>m<text:span text:style-name="T17">e</text:span>time is netw<text:span text:style-name="T17">o</text:span>rk not wr<text:span text:style-name="T17">o</text:span>k<text:span text:style-name="T17">ing</text:span></text:p>
      <text:p text:style-name="P1"><text:s/>Its always a pleasure visiting <text:span text:style-name="T17">the</text:span> store. The staff is extremely helpful and cordial . I <text:span text:style-name="T17">a</text:span>m using Vodafone since __<text:span text:style-name="T17">year__</text:span> and have never felt <text:span text:style-name="T17">the</text:span> need to change my service provider . Keep up <text:span text:style-name="T17">the</text:span> good work . Wishing you all at Vodafone <text:soft-page-break/>a merry Christmas and a happy new year .</text:p>
      <text:p text:style-name="P1"><text:s/>Every body send us to another employee, but nobody help us</text:p>
      <text:p text:style-name="P1"><text:s/>Customer service is best than other network</text:p>
      <text:p text:style-name="P1"><text:s/>Not able to resolve the issue</text:p>
      <text:p text:style-name="P1"><text:s/>Provides incorrect information to customer . Plan policy are not clear .</text:p>
      <text:p text:style-name="P1"><text:s text:c="2"/>regarding my problem very fast in such a way like he was in some kind of rush or hurry . Rest of things were g<text:span text:style-name="T17">ood</text:span> and your service is excellent .</text:p>
      <text:p text:style-name="P1"><text:s/>It helped me clarify the query and made me available a more convenient postpaid plan . Thanks .</text:p>
      <text:p text:style-name="P1"><text:s/>Good service but call rate offers are not good and minimum</text:p>
      <text:p text:style-name="P1"/>
      <text:p text:style-name="P1"><text:s/>staff response was reasonable enough</text:p>
      <text:p text:style-name="P1"><text:s/>First respond to my complaints that I have raised from store and later I would give you the feedback .</text:p>
      <text:p text:style-name="P1"><text:s/>__<text:span text:style-name="T18">person__</text:span> is the tailer made executive in vodafone and vodafone in the best services provider</text:p>
      <text:p text:style-name="P1"><text:s/>Your __<text:span text:style-name="T18">loc__</text:span> store staff is very irritating they only tell to switch to postpaid for every problem what the hell they don’t have any solution except you should switch to postpaid and your __<text:span text:style-name="T18">loc__</text:span> staff is good and the company should open another store in east __<text:span text:style-name="T18">loc__</text:span> as __<text:span text:style-name="T18">loc__</text:span> store is very overcrowded please open another store in __<text:span text:style-name="T18">loc__. </text:span>Service was good .</text:p>
      <text:p text:style-name="P1"><text:s/>All very nice but the token system is not well</text:p>
      <text:p text:style-name="P1"><text:s/>Great experiece very good and knowlegable person <text:span text:style-name="T18">Mr__person__</text:span> he solved my problem within few minutes</text:p>
      <text:p text:style-name="P1"><text:s/>Store associate kept me waiting for an hour after I generated token from kiosk .</text:p>
      <text:p text:style-name="P1"><text:s/>it's quick and easy rather contacting helpline no .</text:p>
      <text:p text:style-name="P1"><text:s/>Vodafone is getting a pain for customers I saw around __<text:span text:style-name="T18">count__</text:span> pe<text:span text:style-name="T18">r</text:span>cent of customers ir<text:span text:style-name="T18">ittating</text:span> and unhappy . I had a small issue and it took a around __<text:span text:style-name="T18">count__</text:span> hours for me to go thr<text:span text:style-name="T18">ough</text:span> and that is still incomplete I had to pay extra __<text:span text:style-name="T18">count__ amount</text:span> for no reason very soon I am getting out of this fraud company and I will make sure I will bring down the business by telling my experience to many others smell the coffe before its to late for you guys as vodafone is loosing image in mumbai</text:p>
      <text:p text:style-name="P1"><text:s/>I had to wait for a long time to get attended by one of your store associate . But once I was there my issue was taken care of .</text:p>
      <text:p text:style-name="P1"><text:s/>He is very hardworking person and i satisfy him</text:p>
      <text:p text:style-name="P1"><text:s/>I was wrongly charged in __<text:span text:style-name="T18">month__</text:span> bill for __<text:span text:style-name="T18">amount__</text:span>..rather than refunding the money vodafone is trying to give lame excuses..this happened with my airtel as well....but they refunded money instantly</text:p>
      <text:p text:style-name="P1"><text:s/>Quick response.......but a smile will help</text:p>
      <text:p text:style-name="P1"><text:s/>1) not proper attention given . 2) some sort of bureaucratic dereliction creeping into your staff . 3) not efficient what they used to be some __<text:span text:style-name="T18">count__</text:span> years back . 4) not properly trained to make social and healthier atmosphere</text:p>
      <text:p text:style-name="P2"><text:s/>To be very frank your reps are not pertinent to the customer querries.Fixed answers.Email to me from vodafone on 9th dec clearly stated offer of __<text:span text:style-name="T18">amount__</text:span> for mci activation. When activated charged __<text:span text:style-name="T18">amount__</text:span>,which is un ethical. All my email to corporate assist resulted in vague replies. I will be satisfied only when uactivate my missed call information for __<text:span text:style-name="T18">amount__</text:span>.Henceforth don’t fetch for ratings when nothing relevant done from your side.Thank your.Jai Hind .</text:p>
      <text:p text:style-name="P1"><text:s/>The reason is there was one men is not answering me properly and i want new connection but he doesn't show me number there after i have taked num from Reliance .</text:p>
      <text:p text:style-name="P1"><text:s/></text:p>
      <text:p text:style-name="P1"><text:s/>The service of your store is quite good and response against any complain preety well .</text:p>
      <text:p text:style-name="P1"><text:s/>It was an educative and enjoyable experience with a touch of meeting of meeting client expectation .</text:p>
      <text:p text:style-name="P1"><text:s/>after __<text:span text:style-name="T18">count__</text:span> month get prepaid converted . She told sim cannot be replaced . I raised complaint in customer care and had waste time following up .</text:p>
      <text:p text:style-name="P1"><text:s/>Happy to experience your motto HAPPY TO HELP in true implementation !!</text:p>
      <text:p text:style-name="P1"><text:s/>My net speed very slow</text:p>
      <text:p text:style-name="P1"><text:s/>Waiting till is on the higher side generally at any store . Was very happy with the conversation we had with the executive</text:p>
      <text:p text:style-name="P1"><text:soft-page-break/><text:s/>They got the problem and helped me out ...did it fast ...and they where great</text:p>
      <text:p text:style-name="P1"><text:s/>My resion for this rating is that he listen <text:span text:style-name="T18">and</text:span> understand my problem <text:span text:style-name="T18">and</text:span> provide me good solution</text:p>
      <text:p text:style-name="P1"><text:s/>Some of The staff were not fully aware of the information some of them said that there will be a an issue in my phone Then the senior of staff said validity of sim is expired</text:p>
      <text:p text:style-name="P1"><text:s/>I want to convert my postpaid individual connection into Corporate connection..... But your executive didn't allow me to do the same</text:p>
      <text:p text:style-name="P1"><text:s/>In your store waiting period is long</text:p>
      <text:p text:style-name="P1"><text:s/>Ideal, well trained, sincior and co-oprative persn at VOD<text:span text:style-name="T9">AFONE</text:span> STORE</text:p>
      <text:p text:style-name="P1"><text:s/>From __<text:span text:style-name="T19">count__</text:span> days i was getting network error every body is saying we could not do anything from here . In roaming how could I call when my only sim is not working .</text:p>
      <text:p text:style-name="P1"><text:s/>Good</text:p>
      <text:p text:style-name="P1"><text:s/>Good atmosphere and prompt service .</text:p>
      <text:p text:style-name="P1"><text:s/>I asked several questions about my bill plan and had other queries to the Vodafone associate . He replied all my questions and made me understand patiently . His pleasent attitude satisfied me a lot .</text:p>
      <text:p text:style-name="P1"><text:s/>I was fooled by your prepaid plan . When i said i wil go for mobile number portability . The store guy without hesitation said go</text:p>
      <text:p text:style-name="P1"><text:s/>Executive is concerned "Full Marks to him" and I wish him "Good Luck".</text:p>
      <text:p text:style-name="P1"><text:s/>I am very happy with vodafone</text:p>
      <text:p text:style-name="P1"><text:s/>I requested to deactivate __<text:span text:style-name="T20">count__</text:span>gb 2g plan and I don't know it is deactivated or not.... No m<text:span text:style-name="T20">ssage</text:span> or notification I got till now regarding my request....</text:p>
      <text:p text:style-name="P1"><text:s/>Good</text:p>
      <text:p text:style-name="P1"><text:s/>Good</text:p>
      <text:p text:style-name="P1"><text:s/>Without <text:span text:style-name="T20">knowledge</text:span> workers</text:p>
      <text:p text:style-name="P1"><text:s/></text:p>
      <text:p text:style-name="P1"><text:s/>only I can switch</text:p>
      <text:p text:style-name="P1"><text:s/>The staff was good but the solution couldn't be provided to the customer .</text:p>
      <text:p text:style-name="P1"><text:s/>Speed at service staff very slow . Always i have to wait more than __<text:span text:style-name="T20">count__</text:span> hour</text:p>
      <text:p text:style-name="P1"><text:s/>Well organised and friendly .</text:p>
      <text:p text:style-name="P1"><text:s/>i <text:span text:style-name="T20">a</text:span>m totally sataisfed wi<text:span text:style-name="T20">th</text:span> __<text:span text:style-name="T20">person__</text:span> she is a g<text:span text:style-name="T20">oo</text:span>d very g<text:span text:style-name="T20">oo</text:span>d agent</text:p>
      <text:p text:style-name="P1"><text:s/>Resolution was not reached at time of visit . Representative emailed and said I will be contacted in __<text:span text:style-name="T20">count__</text:span> days . It should not take that long for a resolution .</text:p>
      <text:p text:style-name="P1"><text:s/>Good cooperation from your executive to resolve the issues</text:p>
      <text:p text:style-name="P1"><text:s/>It's good do its further also</text:p>
      <text:p text:style-name="P1"><text:s/>First of all representative is not from technical background so unable to understand the issue . Secondly she was not willing to register my complaint Third: representative not able to ans the question . Fourth: not received any m<text:span text:style-name="T20">essage</text:span> regarding complaint id so a big question mark whether she has registered my complaint or not .</text:p>
      <text:p text:style-name="P1"><text:s/>Its my pleasure that i am a voda<text:span text:style-name="T20">fone</text:span> custmer</text:p>
      <text:p text:style-name="P1"><text:s/>No comments</text:p>
      <text:p text:style-name="P1"><text:s/>Understood Well What Was Required and accordingly Delivered . Gud Show ::</text:p>
      <text:p text:style-name="P1"><text:s/>Good<text:span text:style-name="T19">u</text:span></text:p>
      <text:p text:style-name="P1"><text:s text:c="2"/>__<text:span text:style-name="T20">person__</text:span></text:p>
      <text:p text:style-name="P1"><text:s/>Your customers service executives were very helpful and the process was well organised .</text:p>
      <text:p text:style-name="P1"><text:s/>Good experience but had to go to the centre to solve the issue . It would be better if customer care can resolve on phone itself .</text:p>
      <text:p text:style-name="P1"><text:s/>The personel seemed less interested in answering the queries . Also they took a lot of time to revert in spite of hardly any customers . Plus, I <text:span text:style-name="T20">a</text:span>m not convinced with reason given for my query</text:p>
      <text:p text:style-name="P1"><text:s/>Long wait at store, store executive was not warm or welcoming, store too crowded .</text:p>
      <text:p text:style-name="P1"><text:s/>It is near to station so good to interact with your representative . <text:span text:style-name="T20">positive</text:span> talk . And negative is waiting time is high</text:p>
      <text:p text:style-name="P1"><text:s/>Poor complaint redressal . Very worst method of handling</text:p>
      <text:p text:style-name="P1"><text:s/>(very satisfied<text:span text:style-name="T20">)</text:span></text:p>
      <text:p text:style-name="P1"><text:s/>Best service by ratan</text:p>
      <text:p text:style-name="P1"><text:soft-page-break/><text:s/>Good</text:p>
      <text:p text:style-name="P1"><text:s/>That was really nice experience and your all executives were really cooperative</text:p>
      <text:p text:style-name="P1"><text:s/>I am not very satisfied with the service and have been with vodafone from years but now the service and network has dipped worst . I pay every month on an average of __<text:span text:style-name="T20">amount__</text:span> and have logged many complaints for network issues . This has not resolved till date . Pathetic service! !</text:p>
      <text:p text:style-name="P1"><text:s/>Yo<text:span text:style-name="T19">ur</text:span> service is so good, hence I've given __<text:span text:style-name="T20">count__</text:span> points for. 1st que<text:span text:style-name="T20">ue</text:span> . Last time when I tried to speak to customer care executive, there is no such option..I felt helpless and forced to travel to Vodafone store.hence __<text:span text:style-name="T20">rating__</text:span> points for.2nd one . While interacting with store associate he was unable to solve or either understand my problem..he was convinced later.hence I gave __<text:span text:style-name="T20">rating__</text:span> points for the last one . Thank your</text:p>
      <text:p text:style-name="P1"><text:s/>There were only __<text:span text:style-name="T20">count__</text:span>associate . Thats why so much rush . Please improve that service</text:p>
      <text:p text:style-name="P1"><text:s/>I have visited thrice to vodafone store unfortunately after multiple assurance my outgoing calls are still not activated yet</text:p>
      <text:p text:style-name="P1"><text:s/>Your service is awesome...</text:p>
      <text:p text:style-name="P1"><text:s/>Long waiting period .</text:p>
      <text:p text:style-name="P1"><text:s/>All is ok... nice servic...gr<text:span text:style-name="T21">ea</text:span>t netwr<text:span text:style-name="T21">o</text:span>k... Thank you</text:p>
      <text:p text:style-name="P1"><text:s/>Manner of store associate is good.they just understand my problem and wait there for me after closing time .</text:p>
      <text:p text:style-name="P1"><text:s/>I have two postpaid connections . Wanted to synchronize the billing dates for both . The guy was not at all willing to help me saying he can't do anything as I have corporate plan .</text:p>
      <text:p text:style-name="P1"><text:s/>To bad activation prossing and the minjur mpesa agent id not good..</text:p>
      <text:p text:style-name="P1"><text:s/>A pleasant smile and a prompt service what a customer looks for is a package in your store . Keep it up .__<text:span text:style-name="T21">person__</text:span> Former Scientist, DAE, GOI</text:p>
      <text:p text:style-name="P1"><text:s/>It's totally unfriendly experience . Already requested to port out</text:p>
      <text:p text:style-name="P1"><text:s/>GOOD JOB BY __<text:span text:style-name="T21">person__</text:span> and BEST SERVICE</text:p>
      <text:p text:style-name="P1"><text:s/>Very supporting attitute.Services very gud .</text:p>
      <text:p text:style-name="P1"><text:s/>ous is the word for this kind of service from Vodafone .</text:p>
      <text:p text:style-name="P1"><text:s/>Long waiting is the main reason for reducing the scores .</text:p>
      <text:p text:style-name="P1"><text:s/>We were charged __<text:span text:style-name="T21">amount__</text:span> in __<text:span text:style-name="T21">count__</text:span> min<text:span text:style-name="T21">ute</text:span> without any reason . We feel like robbed...</text:p>
      <text:p text:style-name="P1"><text:s/>Overall a good store . It was a great experience in contrast to another airtel store .</text:p>
      <text:p text:style-name="P1"><text:s/></text:p>
      <text:p text:style-name="P1"><text:s/>Good! !</text:p>
      <text:p text:style-name="P1"><text:s/>I would suggest you to make your process visit free . Why should a customer visit your store for services like deactivation , post to pre paid etc</text:p>
      <text:p text:style-name="P1"><text:s/>Lack of knowledge in staff, incorrect information, time consuming and pathetic service</text:p>
      <text:p text:style-name="P1"><text:s/>Best ever service given, __<text:span text:style-name="T21">count__</text:span> problems resolved in __<text:span text:style-name="T21">count__</text:span> min<text:span text:style-name="T21">utes</text:span>..</text:p>
      <text:p text:style-name="P1"><text:s/>I reached __<text:span text:style-name="T21">loc__</text:span> vodafone at __<text:span text:style-name="T21">time__.</text:span>took token ..and my number came at __<text:span text:style-name="T21">time__</text:span>..not many p<text:span text:style-name="T21">eople</text:span>....then too took so much time</text:p>
      <text:p text:style-name="P1"><text:s/>Your RED service is pathetic ...... In store experience better</text:p>
      <text:p text:style-name="P1"><text:s/>Working con<text:span text:style-name="T21">ditions</text:span> fast and Fine</text:p>
      <text:p text:style-name="P1"><text:s/>The speed at which my query was resolved</text:p>
      <text:p text:style-name="P1"><text:s/>Very cooperative and prompt reply</text:p>
      <text:p text:style-name="P1"><text:s/>No proper importance given to the customer by your representative and no proper explanations provided about the schemes .</text:p>
      <text:p text:style-name="P1"><text:s/>It would be better your rep visits at your factory address for details .</text:p>
      <text:p text:style-name="P1"><text:s/>I know my problem but your communication is good .need full .</text:p>
      <text:p text:style-name="P1"><text:s/>Your executives are very good and would like to appreciate __<text:span text:style-name="T21">person__</text:span> and __<text:span text:style-name="T21">person__</text:span> for their quick and effecient w<text:span text:style-name="T21">o</text:span>rk</text:p>
      <text:p text:style-name="P1"><text:s/>Over all experience is good . Thank you .</text:p>
      <text:p text:style-name="P1"><text:s/>Good quick Now it is require flexibility toward<text:span text:style-name="T21">s</text:span> customer in market competitor doing so many activity</text:p>
      <text:p text:style-name="P1"><text:s/>It was a good experience...</text:p>
      <text:p text:style-name="P1"><text:s/>It was a very pleasant experience at the store and your concerns were properly address<text:span text:style-name="T21">e</text:span>d .</text:p>
      <text:p text:style-name="P1"><text:s/>M<text:span text:style-name="T21">any</text:span> complain ab<text:span text:style-name="T21">ou</text:span>t my plan and i h<text:span text:style-name="T21">ave</text:span> visited vodafone store also but no change in my plan <text:span text:style-name="T21">i a</text:span>m so u<text:span text:style-name="T22">nhappy</text:span> wi<text:span text:style-name="T22">th</text:span> <text:span text:style-name="T22">v</text:span>odafone</text:p>
      <text:p text:style-name="P1"><text:s/>Store M<text:span text:style-name="T22">anager</text:span> has worked simply with to activate and verify my no...</text:p>
      <text:p text:style-name="P1"><text:soft-page-break/><text:s/>Thanks to __<text:span text:style-name="T22">person__</text:span> f<text:span text:style-name="T22">o</text:span>r special assistance .</text:p>
      <text:p text:style-name="P1"><text:s/>The executive who attended me was very helpful</text:p>
      <text:p text:style-name="P1"><text:s/>When dialing __<text:span text:style-name="T22">phone no__</text:span> I was offered __<text:span text:style-name="T22">count__</text:span>Gb for __<text:span text:style-name="T22">amount__</text:span>, when it is was exhausted . This offer is not coming . I had to recharge for __<text:span text:style-name="T22">amount__</text:span>. When this offer will comeback or I have recharge for __<text:span text:style-name="T22">amount__</text:span> only always from now onwards </text:p>
      <text:p text:style-name="P1"><text:s/>I port in my number from idea to Vodafone . While port in, Vodafone informed me roaming will be free in __<text:span text:style-name="T22">loc__</text:span> and __<text:span text:style-name="T22">loc__</text:span> but now in first bill roaming is charged and even in store visit response was very poor and my issue is still unresolved . Everyday I roam in __<text:span text:style-name="T22">loc__</text:span> and this is absolute fraud .</text:p>
      <text:p text:style-name="P1"><text:s/>Sir we port to vodafone from reliance company, your told that your give us __<text:span text:style-name="T22">count__</text:span> sms per day tha<text:span text:style-name="T22">t</text:span> __<text:span text:style-name="T22">amount__</text:span> per second.But we d<text:span text:style-name="T22">id</text:span>n’t get that offer,so we <text:span text:style-name="T22">a</text:span>r<text:span text:style-name="T22">e</text:span> n<text:span text:style-name="T22">o</text:span>t sufficiant with you sir .</text:p>
      <text:p text:style-name="P1"><text:s/>Customer Service at Vodafone store is excellent but the network is becoming poor day by day . Even after obtaining 3G services it became a nightmare for me . Network always fluctuates and goes into emergency mode after each call .</text:p>
      <text:p text:style-name="P1"><text:s/>Waiting time can be reduced . I went there just for a sim replacement and had to wait for __<text:span text:style-name="T23">count__ minutes</text:span></text:p>
      <text:p text:style-name="P1"><text:s/>I am very happy with your executive and than<text:span text:style-name="T23">ks</text:span> your executive to help</text:p>
      <text:p text:style-name="P1"><text:s/>The staff was very help and courteous . Also was helped with special senior citizen service token.Thanks .</text:p>
      <text:p text:style-name="P1"><text:s/>Good prompt practical responsive approach</text:p>
      <text:p text:style-name="P1"><text:s/>I don’t no</text:p>
      <text:p text:style-name="P1"><text:s/>Your showroom service is good.But your datacharges are very high .your man explain how to make margin limits,in __<text:span text:style-name="T23">count__</text:span>sec . You dedect __<text:span text:style-name="T23">amount__</text:span> as data charge .feel bad .</text:p>
      <text:p text:style-name="P1"><text:s/>No proper receiving and not getting solution for the problem</text:p>
      <text:p text:style-name="P1"><text:s/>There were lack of attenders I experience</text:p>
      <text:p text:style-name="P1"><text:s/>The attendant was not sure of her answers . Two others also gave me wrong information <text:s/>. International roaming . The process took __<text:span text:style-name="T23">count__</text:span>minutes .</text:p>
      <text:p text:style-name="P1"><text:s/>You <text:span text:style-name="T23">peoeple</text:span> had nice and good excutives like mr.__<text:span text:style-name="T23">person__</text:span>, he is a cashier of your org<text:span text:style-name="T23">anisation</text:span>, but he <text:span text:style-name="T23">work like</text:span> a store manager real<text:span text:style-name="T23">l</text:span>y I had good experience with him, so p<text:span text:style-name="T23">lease</text:span> give on bow from my side</text:p>
      <text:p text:style-name="P1"><text:s/>More schemes <text:span text:style-name="T23">should</text:span> be made available for 3g net at low prices</text:p>
      <text:p text:style-name="P1"><text:s/>Not only the customer service executive in the store but also the security guard are very help, it's much appreciated</text:p>
      <text:p text:style-name="P1"><text:s/>Many of the service counters were free then also i was asked to wait a lot..Moreover, i was insisted a lot not to go for prepaid sim. i don’t kn<text:span text:style-name="T23">o</text:span>w why..i was not in mood of negotiation over that then also they kept insisting.. I mean..they should definitely persuade customer for couple of benefits for any service/plan etc . But if customer is not ready for that...then he should not be forced..isn’t it..it wastes the valuable time .</text:p>
      <text:p text:style-name="P1"><text:s/>I had my personal experience with your staff . Vodafone staff very pleasant to attend the customer .</text:p>
      <text:p text:style-name="P1"><text:s/>Associates not friendly</text:p>
      <text:p text:style-name="P1"><text:s/>sured me that I will receive message within 2 hours</text:p>
      <text:p text:style-name="P1"><text:s/>I waited for __<text:span text:style-name="T23">count__</text:span> minutes . Even I talked to floor manager . Then people were attended . You should have kept all __<text:span text:style-name="T23">count__</text:span> counters filled with Associates . Five other customers waited for __<text:span text:style-name="T23">count__</text:span> minutes or more .</text:p>
      <text:p text:style-name="P1"><text:s/>Very nic experience...there executive given me solution very smartly..i <text:span text:style-name="T23">a</text:span>m impressed</text:p>
      <text:p text:style-name="P1"><text:s/>The representatives response was very pathetic . They don't care about anybody there..</text:p>
      <text:p text:style-name="P1"><text:s/>Bad response from the __<text:span text:style-name="T23">loc__</text:span> outlet.. No one is serious about their job.. If my company allows me to change the service provider I will definetly change it.. I have given one request on __<text:span text:style-name="T23">date__</text:span> again I gave the same request on __<text:span text:style-name="T23">date__</text:span> still my query is not solved yet..</text:p>
      <text:p text:style-name="P1"><text:s/>The reason for which i changed my sim is not fulfilled i.e . network problem Still i am facing network problems</text:p>
      <text:p text:style-name="P1"><text:s/>1st I want to appreciate for your kind support and patience . I used to like the service and network, this is the reason I am using the Vodafone from __<text:span text:style-name="T24">count__ years</text:span> and the Major reasons for dislike are, I didn't receive feedback on time for my requests and complaints, and so on . Overall ratings are good and needmore improvement . Thanks, __<text:span text:style-name="T24">person__</text:span> .</text:p>
      <text:p text:style-name="P1"><text:soft-page-break/><text:s/>It was a good experience - your salesman was available with minimal waiting, understood what I wanted, provided it on the spot and adequately explained </text:p>
      <text:p text:style-name="P1"><text:s/>OK</text:p>
      <text:p text:style-name="P1"><text:s/>Good staff</text:p>
      <text:p text:style-name="P1"><text:s/>Good atmosphere</text:p>
      <text:p text:style-name="P1"><text:s/>Quick service and well groomed executive . Very co-operative</text:p>
      <text:p text:style-name="P1"><text:s/>not pay my current bill till then .</text:p>
      <text:p text:style-name="P1"><text:s/>Fri<text:span text:style-name="T24">e</text:span>ndly staff</text:p>
      <text:p text:style-name="P1"><text:s/>1 of the best service executive of vodafone .</text:p>
      <text:p text:style-name="P1"><text:s/>Vodafone store , if i club up all, is people having good product knowledge, good service, correct guidance, one thing disappointing is long que, but maybe as like your <text:span text:style-name="T24">a</text:span>r<text:span text:style-name="T24">e</text:span> opening more vodafone stores it may be then hassle free... Than<text:span text:style-name="T24">k</text:span> You. Reg<text:span text:style-name="T24">ards __person__</text:span></text:p>
      <text:p text:style-name="P1"><text:s/>Its a fantactic experience to visit your store</text:p>
      <text:p text:style-name="P1"><text:s/>It was great talking to the executive and the way he responded to the request .</text:p>
      <text:p text:style-name="P1"><text:s/>You must improve your service and how to talk with customer</text:p>
      <text:p text:style-name="P1"><text:s/>I cannot get through my relationship manager assigned to me for queries so had to go to the store ... The store guy seemed to lost when I asked my questions ...</text:p>
      <text:p text:style-name="P1"><text:s/>Please take strictly action against voda<text:span text:style-name="T24">fone</text:span> mini store in __<text:span text:style-name="T24">loc__</text:span> . Who had forcely activated net plan on my mobile from __<text:span text:style-name="T24">date__</text:span> And <text:s/>please return my charges which l paid for this plan . Thank you .</text:p>
      <text:p text:style-name="P1"><text:s/>The store associate Was very helpful and clarified all my queries .</text:p>
      <text:p text:style-name="P1"><text:s/>Kindly recheck my latest bill thoroughly</text:p>
      <text:p text:style-name="P1"><text:s/>Good response and service .</text:p>
      <text:p text:style-name="P1"><text:s/>Delay in every single thing you do and charge incorrectly in first place</text:p>
      <text:p text:style-name="P1"><text:s/>The vodafone service stands at number 1 in india but <text:span text:style-name="T24">please</text:span> reduce the service tax which is added to bill or <text:span text:style-name="T24">please</text:span> give some offer so your bill comes low .</text:p>
      <text:p text:style-name="P1"><text:s/>The problem with your store associates was primarily the delay that they provide us in addition to quite rude behaviour . Apart from this everything went well .</text:p>
      <text:p text:style-name="P1"><text:s/>Doesn't have sound concept Example: we either download or upload over internet but executive told download upload and surf</text:p>
      <text:p text:style-name="P1"><text:s/>Very bad experience. Want to discard my service with your team</text:p>
      <text:p text:style-name="P1"><text:s/>There <text:span text:style-name="T24">is</text:span> always a space for improvement in everything <text:s/>Best R<text:span text:style-name="T24">e</text:span>g<text:span text:style-name="T24">ar</text:span>ds Manoo ICARE Eye Hospitals and PG Institute </text:p>
      <text:p text:style-name="P1"><text:s/>Very good services and mr __<text:span text:style-name="T24">person__</text:span> who is appointed in vodafone store <text:s/>in __<text:span text:style-name="T24">loc__</text:span> is very co-opreative</text:p>
      <text:p text:style-name="P1"><text:s/>Courtesy, good response, efficiency</text:p>
      <text:p text:style-name="P1"><text:s/>I <text:span text:style-name="T24">a</text:span>m very very dissatisfied for vodafone</text:p>
      <text:p text:style-name="P1"><text:s/>Being a Red Customer I had to wait for __<text:span text:style-name="T24">count__</text:span>h<text:span text:style-name="T24">ou</text:span>r to get to meet store executive for sim replacement request . Post he gave me form filled with details it took another __<text:span text:style-name="T24">count__</text:span> minutes to get simcard from cash counter .</text:p>
      <text:p text:style-name="P1"><text:s/>Ha<text:span text:style-name="T24">d </text:span>some service given from executive i like the approach and clean information given ab<text:span text:style-name="T24">ou</text:span>t net charges</text:p>
      <text:p text:style-name="P3"><text:s/>The person was too busy to answer my queries. <text:span text:style-name="T24">N</text:span>o<text:span text:style-name="T24">t</text:span> able to resolve my problems of internet through Blackberry <text:span text:style-name="T24">e</text:span>ither he does not know how to resolve or I may be asking for moon in his view . I have already discontinued my datacard services from __<text:span text:style-name="T24">count__</text:span> numbers due to poor service. <text:span text:style-name="T24">i</text:span> am a very old loyal customer of more than __<text:span text:style-name="T24">count__</text:span> years. It pains that I am not considered even as a normal customer. This feedback will also be another routine with no action I am preparing to accept no response as expectation of better leads to seve<text:span text:style-name="T24">r</text:span> disappointments Thanks</text:p>
      <text:p text:style-name="P1"><text:s/>Your representative __<text:span text:style-name="T24">person__</text:span> is not even cooperating...bad experience..</text:p>
      <text:p text:style-name="P1"><text:s/>Yesterday I purchased __<text:span text:style-name="T24">count__</text:span> simcards; vodafone and Airtel from __<text:span text:style-name="T24">loc__</text:span>. And after comparing both the services I had given the ratings .</text:p>
      <text:p text:style-name="P1"><text:s/>Waiting period was too much . Waiting for __<text:span text:style-name="T24">count__</text:span> minutes just for SIM replacement is not at all acceptable. The agent didn't even know the balance in my account .</text:p>
      <text:p text:style-name="P1"><text:s/>I love Vodafone for all services</text:p>
      <text:p text:style-name="P1"><text:s/>Interaction was good but more workers required. Oueue was long .</text:p>
      <text:p text:style-name="P1"><text:s/>Worse than municipal office the in charge was not with proper language and no information</text:p>
      <text:p text:style-name="P1"><text:s/>I like vodafone for all services</text:p>
      <text:p text:style-name="P1"><text:soft-page-break/><text:s/>On the bill __<text:span text:style-name="T24">date__</text:span> I paid the amount at __<text:span text:style-name="T24">loc__</text:span>.But till __<text:span text:style-name="T24">date__</text:span> noon amount was not paid.So I take back the amount and gave it __<text:span text:style-name="T24">loc__</text:span> at the same date they paid the amount on next day noon only after my call. Such incidents had happen several times before too. So I am very dissatisfied with your ministores .</text:p>
      <text:p text:style-name="P1"><text:s/>P<text:span text:style-name="T24">lease</text:span> make a sitting arangement for the customer while on waiting list, in your store .</text:p>
      <text:p text:style-name="P1"><text:s/>I love Vodafone because of its network and you guys make services better by doing it quickly in store</text:p>
      <text:p text:style-name="P1"><text:s/>After speaking to customer care at __<text:span text:style-name="T25">phone number__</text:span> went to __<text:span text:style-name="T25">loc__</text:span></text:p>
      <text:p text:style-name="P1"><text:s/>Vodafone store is very smart</text:p>
      <text:p text:style-name="P1"><text:s/>Not given proper answer for query. Not any problem resolved</text:p>
      <text:p text:style-name="P1"><text:s/>Sorry we have no time pl<text:span text:style-name="T25">ease</text:span> don’t disturb us .</text:p>
      <text:p text:style-name="P1"><text:s/>And a lot of people will post about vodafone postpaid billing</text:p>
      <text:p text:style-name="P1"><text:s/>Good</text:p>
      <text:p text:style-name="P1"><text:s/>Hai service is g<text:span text:style-name="T25">oo</text:span>d and n<text:span text:style-name="T25">ice</text:span>.</text:p>
      <text:p text:style-name="P1"><text:s/>Nice</text:p>
      <text:p text:style-name="P1"><text:s/>The procedure is very slow... __<text:span text:style-name="T25">count__</text:span> days over and yet the problem is not solved...</text:p>
      <text:p text:style-name="P1"><text:s/>Staff should not wrongly commit to customer.</text:p>
      <text:p text:style-name="P1"><text:s/>I want my __<text:span text:style-name="T25">amount__</text:span> back</text:p>
      <text:p text:style-name="P1"><text:s/>Not happy</text:p>
      <text:p text:style-name="P1"><text:s/><text:span text:style-name="T25">s</text:span>olve it immediate. the problem is only with me,wrong data charges in my plan since I ported my number with you . so please fix it immediately . Thanks .</text:p>
      <text:p text:style-name="P1">l am a senior citzen and feel harrased. Now while i am texting this <text:span text:style-name="T25">message</text:span> __<text:span text:style-name="T25">ammount__</text:span> cost of volume consumed has been reflected. what is</text:p>
      <text:p text:style-name="P1"><text:s/>your network is proving unreliable these past several weeks . I had gone to complain about it to your store . The associate __<text:span text:style-name="T25">person__</text:span> was courteous and competent. Inspite they always directed me to do this or that .</text:p>
      <text:p text:style-name="P1"><text:s/><text:span text:style-name="T9">Because</text:span> my problem is not resolved no one has the answer a<text:span text:style-name="T25">bou</text:span>t it also they me believe th<text:span text:style-name="T25">a</text:span>t customers are FOOLS to be loyal with Vodafone</text:p>
      <text:p text:style-name="P1"><text:s/>1. Whenever I have a problem I always visit the Vodafone Store in __<text:span text:style-name="T25">loc</text:span> because of the quick solutions that the assistants provide . I have visited this store a lot of times and I trust that they always make things easy for me. They do their job of assisting me very sincerely . I am assured that they always have a solution to my problems . Right from the security guard to the assistant and the payment counter everyone were calm and understanding .</text:p>
      <text:p text:style-name="P1"><text:s/>The services is not good . I and my <text:span text:style-name="T25">colleague</text:span> totally have __<text:span text:style-name="T25">count__</text:span> connection. But there is no network in your office. When we use call the customer care. The<text:span text:style-name="T25">y</text:span> misguide us. <text:span text:style-name="T25">T</text:span>hey are experience less . The can’t understand our queried. So hence for the can solve . I <text:span text:style-name="T25">a</text:span>m very disappoint with the sevice which we are getting from vodafone . Instant of Being old customer and paying heavy bills . I Hope you <text:span text:style-name="T25">wil</text:span>l help me for the same</text:p>
      <text:p text:style-name="P1"><text:s/>Service was quick, efficient. person was helpful with relevant information</text:p>
      <text:p text:style-name="P1"><text:s/>I think nothing comments . Also good...</text:p>
      <text:p text:style-name="P1"><text:s/>Because I think my problem was solved,will be sure only after a month Although I had to spend more than 2 hours at your store . I think it would be worthit if my problem gets resolved .</text:p>
      <text:p text:style-name="P1"><text:s/>If possible please revert back my connection to prepaid immediately</text:p>
      <text:p text:style-name="P1"><text:s/>Service was good waiting time was long</text:p>
      <text:p text:style-name="P1"><text:s/>Very good service provider is vodafone</text:p>
      <text:p text:style-name="P1"><text:s/>Very very disgusting very very bad experience team helpless fellows even store manager</text:p>
      <text:p text:style-name="P1"><text:s/>Completely dissatisfied I going to port my network.</text:p>
      <text:p text:style-name="P1"><text:s/>There are couple of reasons 1. There were __<text:span text:style-name="T25">count__</text:span> counter and out of that only 3 were working 2. Dedicated counter for people who want new connection, value existing customer</text:p>
      <text:p text:style-name="P1"><text:s/>your contact centre calls with different billing plans and they don't inform that plans can be changed again only after __<text:span text:style-name="T25">count__</text:span> months which is a burden .</text:p>
      <text:p text:style-name="P1"><text:s/>__<text:span text:style-name="T25">person__</text:span> was good <text:span text:style-name="T25">a</text:span>nd was very helpful</text:p>
      <text:p text:style-name="P1"><text:s/>The store associate is very polite and intelligent too . No time waste . And store is clean, that's nice point I like !</text:p>
      <text:p text:style-name="P1"><text:s/>Very good performance.</text:p>
      <text:p text:style-name="P1"><text:s/>1.Long waiting, 2.no seating arrangements for people in queue, 3. I have been allotted a used number, which was not told during allotment</text:p>
      <text:p text:style-name="P1"><text:soft-page-break/><text:s/>Had visited whole day but your Mr. __<text:span text:style-name="T25">person__</text:span> technical person not clear our net problem and had lost full day behind him and now he walk out from his duty .</text:p>
      <text:p text:style-name="P1"><text:s/>Dealing is poor once you become customer did not get my bill neither hard copy nor email for last three bills even after visiting the store a n<text:span text:style-name="T25">umber </text:span>of tim<text:span text:style-name="T25">e</text:span></text:p>
      <text:p text:style-name="P1"><text:s/>I am not satishfied with the behaviour of mr __<text:span text:style-name="T25">person__</text:span>. <text:span text:style-name="T25">H</text:span>e treat people like he is <text:span text:style-name="T25">tir</text:span>ed from many day and also he talk to me with attitude .</text:p>
      <text:p text:style-name="P1"><text:s/>Company is changing policies everyday . This won't work out long for healthy business</text:p>
      <text:p text:style-name="P1"><text:s/>Good service</text:p>
      <text:p text:style-name="P1"><text:s/>My issue is about network i complain about six month ago but no acti<text:span text:style-name="T25">on </text:span>you <text:span text:style-name="T26">take</text:span> exe<text:span text:style-name="T26">cutive</text:span> told me he did<text:span text:style-name="T26">n’</text:span>t know what time it will took he realise the problem but unable to help me your office at __<text:span text:style-name="T26">loc__</text:span> told me to surrender the no if i do not got signel my office is situate<text:span text:style-name="T26">d</text:span> or transfer it to prepaid help me i am valuable customer thanks</text:p>
      <text:p text:style-name="P1"><text:s/>Good service</text:p>
      <text:p text:style-name="P1"><text:s/>Ownership change should be provided for prepaid customers . My sim's ownership is in my father's name . </text:p>
      <text:p text:style-name="P1"><text:s/>Vodafone Red associates were unwilling to take charge and help . They sent me to the postpaid section . The associate __<text:span text:style-name="T26">person__</text:span> was most helpful</text:p>
      <text:p text:style-name="P1"><text:s/>Staff all around was very helpful and cooperativeHelped with a smile on their face Never felt bad when same questions very asked twice or thrice . Went out of the<text:span text:style-name="T26">re</text:span> to provide paper and pen.lovely service all around . Had a lovely experience .</text:p>
      <text:p text:style-name="P1"><text:s/>Even though there was rush at the store but when i got my turn it was quick and friendly advice that was helpful</text:p>
      <text:p text:style-name="P1"><text:s/>My work was done on given time, I am a student and I have learnt to appreciate time and I guess you guys do it far better than me !! Thanks</text:p>
      <text:p text:style-name="P1"><text:s/>yesterday i go to vodafone store for convert to my post paid sim to prepaid... but <text:span text:style-name="T27">nobody</text:span> to hear my problem.....it was <text:span text:style-name="T26">redicules</text:span>....</text:p>
      <text:p text:style-name="P1"><text:s/>For submitting new documents, they prefer new sim for old connection . but they haven't micro sim . its emberasing .</text:p>
      <text:p text:style-name="P1"><text:s/>Apparently all your services are too worst and bad.. Not satisfied with your services... I haven't found customer retention. please improve your services</text:p>
      <text:p text:style-name="P1"><text:s/>Generally service with smile what makes them different</text:p>
      <text:p text:style-name="P1"><text:s/>GOOD. BUT I WANT INFORMATION BEFORE YOU DISCONNECT MY MOBILE NUMBER.</text:p>
      <text:p text:style-name="P1"><text:s/><text:span text:style-name="T27">i</text:span>t could have been communicated that since stocks were not there, some other day would be better . <text:s/>Thanks</text:p>
      <text:p text:style-name="P1"><text:s/>Firstly, your store is under-staffed for some time now .; five counters but only two manned . your lady manager officiates on a third counter sometimes . The consequent coiling-up and ensuing de lay is frustrating, especially on weekends . Secondly, the staff knowledge and response is disappointing . My phone 3G data link was restored readily . I then conveyed that whilst I had applied months ago to pay my bills through ECS, my bank the SBI did not accept it . I therefore continue to pay dues personally on-line but Vodafone regularly continues to initite payment request and then inform me that the endeavour failed . I requested that this failed application be deleted from your automated bill recovery system to obvite this recurring irritant . He vaguely replied that 'let it be . It doesn't matter'.</text:p>
      <text:p text:style-name="P1"><text:s/>Very be<text:span text:style-name="T27">a</text:span>utiful and i am very happy .</text:p>
      <text:p text:style-name="P1"><text:s/>Service is good</text:p>
      <text:p text:style-name="P1"><text:s/>The boy who is in the payment stand behaved badly, not serious</text:p>
      <text:p text:style-name="P1"><text:s/>Working STaff Very good COOPERATIVE</text:p>
      <text:p text:style-name="P1"><text:s/>All <text:span text:style-name="T27">a</text:span>r<text:span text:style-name="T27">e</text:span> fine..maintain this .</text:p>
      <text:p text:style-name="P1"><text:s/>V<text:span text:style-name="T27">ery</text:span> <text:span text:style-name="T27">very very </text:span>good good</text:p>
      <text:p text:style-name="P1"><text:s/>he was so rude in talking and wasted my lot time for nothing in return .please d<text:span text:style-name="T27">o</text:span>n’t follow such process if you not able to fulfill customer requirement. finally he told me that we don’t have micro sim.if you d<text:span text:style-name="T27">o</text:span>n’t have this then why you wasting time of customer.i feel very bad the way guys treat mew minutes for queue . When again got my turn customer care told me that you don't sufficient balance . I top up with __<text:span text:style-name="T27">amount__</text:span> and again talk with customercare guy ask for original id proof which i d<text:span text:style-name="T27">o</text:span>n’t have in my pocket so went to home to bring that.while i reach back to vodafone store again i waited for <text:span text:style-name="T27">long. </text:span>I actually went to store to replace my sim with micro sim . I generated token and wait for __<text:span text:style-name="T27">count__</text:span> minutes for taking my request . While i got my turn customer</text:p>
      <text:p text:style-name="P1"><text:soft-page-break/><text:s/>No person was there to assist me</text:p>
      <text:p text:style-name="P1"><text:s/>Good and happy feel service</text:p>
      <text:p text:style-name="P1"><text:s/>The store is always convenient to solve the issues related to the service . your customer support helpline is useless . They give incorrect information about my account with Vodafone. They di<text:span text:style-name="T27">d</text:span>n’t knew what was happening, unable to explain. I visited the Vodafone store and they understood whats wrong with my account and they resolved it . Your customer support helpline does not help at all . Thank you .</text:p>
      <text:p text:style-name="P1"><text:s/>for one form she tried thrice . Wasted lot of my time</text:p>
      <text:p text:style-name="P1"><text:s/>Inefficient and casual approach . store seems to be overstaffed with poor sense of responsibility . Had to visit store twice for same job .</text:p>
      <text:p text:style-name="P1"><text:s/>I want a <text:span text:style-name="T27">number</text:span> Which have last __<text:span text:style-name="T27">count__</text:span> digit is . I required a <text:span text:style-name="T28">number </text:span>with. series . They gave me a <text:span text:style-name="T28">number</text:span> with series in postpaid . but its have not <text:s/>signal till now because back <text:span text:style-name="T28">number</text:span> Of sim doesn't match.its a probl<text:span text:style-name="T28">e</text:span>m for me that today i will go back th<text:span text:style-name="T28">ere</text:span> for start my sim .</text:p>
      <text:p text:style-name="P1"><text:s/>for portibility if your <text:span text:style-name="T28">a</text:span>r<text:span text:style-name="T28">e</text:span> dissatisfied with the services</text:p>
      <text:p text:style-name="P1"><text:s/>It was a g<text:span text:style-name="T28">oo</text:span>d experience in store</text:p>
      <text:p text:style-name="P1"><text:s/>I have received sms offers of __<text:span text:style-name="T28">amount__</text:span> and __<text:span text:style-name="T28">amount__</text:span> but your customer care and your store given different comments Now what should I do</text:p>
      <text:p text:style-name="P1"><text:s/>Interactive customer support.. thanks</text:p>
      <text:p text:style-name="P1"><text:s/>Good dealing</text:p>
      <text:p text:style-name="P1"><text:s/>Its was fantastic... Me too happy to come Vodafone's world....</text:p>
      <text:p text:style-name="P1"><text:s/>No time for such luxuries</text:p>
      <text:p text:style-name="P1"><text:s/>Poor customer service to a more than __<text:span text:style-name="T28">count__</text:span> year experienced customer</text:p>
      <text:p text:style-name="P1"><text:s/>The executive was very helpful but since this months bill was exorbitant I was really shocked and he promptly send mail but I am yet to receive an answer</text:p>
      <text:p text:style-name="P1"><text:s/>A consistant smooth journey get relating to me.. Thank you All... __<text:span text:style-name="T28">person__</text:span> .</text:p>
      <text:p text:style-name="P1"><text:s/>Good response, Instant Service, Customer friendly, Network: Good Coverage, No False Deductions</text:p>
      <text:p text:style-name="P1"><text:s/>and't get such employee that easily, an extremely well behaved man with super communication skill, I wouldn't expect such a guy in a place like Vodafone store,although I have some major complains about Vodafone and it's processes, it's not worth mentioning about after having encountered with such a pleasants <text:span text:style-name="T28">sur</text:span>prise in the form of your this associate . A personal note to your associate -Thanks mate I really appreciate your effort yesterday . You doing a greatjob . A person like you restores my faith to the <text:s/>service industry, as long as any company has an employee like you they won't loose business in India . It was indeed a pleasant <text:span text:style-name="T28">s</text:span>urprise for me in the form of your help otherwise I was really frustrated with <text:span text:style-name="T28">vodafone</text:span> and it's some real meaningless process in place, I <text:span text:style-name="T28">a</text:span>m sure you know what process I <text:span text:style-name="T28">a</text:span>m talking about <text:span text:style-name="T28">tha is</text:span>, not recognising ICICI banks salary account statement letter as an address proof. Explain vodafone with your skills that why it can be accepted . You know what ! next time I <text:span text:style-name="T28">a</text:span>m visiting my bank I <text:span text:style-name="T28">a</text:span>m gona challenge them about why they are useless for address proof, however as you're just following vodafone's process, no complains about your help . Keep up your good job, thank you .</text:p>
      <text:p text:style-name="P1"><text:s/>Its excellent experiance with vodafone in this __<text:span text:style-name="T28">count__</text:span> months . thank you for your services . and hope to will have the great offers ahead .</text:p>
      <text:p text:style-name="P1"><text:s/>executive __<text:span text:style-name="T28">person__</text:span> is so helpfull and she had full knowledge about products..i appriciate her all the best __<text:span text:style-name="T28">person__</text:span> f<text:span text:style-name="T28">o</text:span>r your future .</text:p>
      <text:p text:style-name="P1"><text:s/>No like Vodafone</text:p>
      <text:p text:style-name="P1"><text:s/></text:p>
      <text:p text:style-name="P1"><text:s/>Good experience</text:p>
      <text:p text:style-name="P1"><text:s/>Receiving is good Satisfactory resolvence</text:p>
      <text:p text:style-name="P1"><text:s/>I was waited __<text:span text:style-name="T28">count__</text:span> minutes due to __<text:span text:style-name="T28">count__</text:span> counter vacant . After waiting associate resolved my issue quickly that why I had given __<text:span text:style-name="T28">rating__</text:span> for 2nd and 3rd questions...</text:p>
      <text:p text:style-name="P1"><text:s/>Executives sometimes do not know and are inexperienced . Which leads to them trying to say it is not possible . Process needs to be streamlined much more. Make it simple, seamless . User friendly, which it is not currently .</text:p>
      <text:p text:style-name="P1"><text:s/>It was just good</text:p>
      <text:p text:style-name="P1"><text:s/>I <text:span text:style-name="T28">a</text:span>m satisfied with your vodafone store and store associate. He cleared my doubts .</text:p>
      <text:p text:style-name="P1"><text:s/>Long waiting time, first time complaint was not even lodged in system , next day it was said since first day nothing was lodged they will <text:span text:style-name="T29">b</text:span>e lodging today <text:soft-page-break/>and <text:span text:style-name="T29">then </text:span>get back to me promised within a __<text:span text:style-name="T29">count__ hour</text:span> call back which never came . Again on visiting they said they cannot process as the complain was n<text:span text:style-name="T29">o</text:span>t approved . This was after a gap of __<text:span text:style-name="T29">count__</text:span> days . After <text:span text:style-name="T29">a </text:span>lot of request they provided a form which they refused to submit as xerox <text:s/>of the of<text:span text:style-name="T29">fi</text:span>c<text:span text:style-name="T29">e</text:span> was not working and my active n<text:span text:style-name="T29">umber</text:span> has been blocked . And even after all this and visiting Vodafone store I <text:span text:style-name="T29">have</text:span> not received the due call from Vodafone Care .</text:p>
      <text:p text:style-name="P1"><text:s/>Good experience overall . Person that attended to us was very polite</text:p>
      <text:p text:style-name="P1"><text:s/>of essionalism . He solved my all queries even due to his offer only I ported one my Airtel number to Vodafone .</text:p>
      <text:p text:style-name="P1"><text:s/>I am happy with your service so far</text:p>
      <text:p text:style-name="P1"><text:s/>They were prompt in attending to all my queries . Had good knowledge of their system and could guide me best </text:p>
      <text:p text:style-name="P1"><text:s/>your service is very good, there are no question about it . But some of your store assosiates not even concern about the problem of customer . So, I have a request to you that please make sure that every store assosiate are accustomed with your tag line "We are happy to help you".</text:p>
      <text:p text:style-name="P1"><text:s/>Let the people sitting there be knowledgeable . They don't know anything about the matters they handle .</text:p>
      <text:p text:style-name="P1"><text:s/>Executive is very helpful and very skillful. best store i have ever visited .</text:p>
      <text:p text:style-name="P1"><text:s/>There is very less waiting space , other than that every thing is good</text:p>
      <text:p text:style-name="P1"><text:s/>Unable to furnish complete information about my complaint</text:p>
      <text:p text:style-name="P1"><text:s/>I wanted to pay my mobile bill but system was not working</text:p>
      <text:p text:style-name="P1"><text:s/>n<text:span text:style-name="T29">o</text:span>thing w<text:span text:style-name="T29">o</text:span>rthful t<text:span text:style-name="T29">o</text:span> say</text:p>
      <text:p text:style-name="P1"><text:s/>i was given wrong information and i <text:span text:style-name="T29">a</text:span>m upset with that</text:p>
      <text:p text:style-name="P1"><text:s/>Tedious procedures, tardy service, poor staff displaying lack of knowledge and initiative.</text:p>
      <text:p text:style-name="P1"><text:s/>I am a costumer of yours, I think Vodafone have not need any costumers more .</text:p>
      <text:p text:style-name="P1"><text:s/>one of them asked to come back after __<text:span text:style-name="T29">count__</text:span> days .... Really? We would not be in this country ! So on the end we lost precious time and could not even get simple basic changes done that would have helped us pay and you retain a customer even though as pre-pay customer rather than losing altogether .</text:p>
      <text:p text:style-name="P1"><text:s/>I rep<text:span text:style-name="T29">l</text:span>y earliear third class and mannerless staff I am most older customer of y<text:span text:style-name="T29">u</text:span>or company he said so what</text:p>
      <text:p text:style-name="P1"><text:s/>Happy</text:p>
      <text:p text:style-name="P1"><text:s/>Response is good...so improve more than w<text:span text:style-name="T29">h</text:span>at now your <text:span text:style-name="T29">a</text:span>r<text:span text:style-name="T29">e</text:span> doing against customers. Needs</text:p>
      <text:p text:style-name="P1"><text:s/>I want to change my <text:span text:style-name="T29">number</text:span> From postpaid to prepaid because i have __<text:span text:style-name="T29">count__</text:span> postpaid no . So i can't affort . I have taken the request <text:span text:style-name="T29">number</text:span> . From customer. But nobody can change the reason that your <text:span text:style-name="T29">number</text:span> . Have minimun __<text:span text:style-name="T29">count__</text:span> month after that your can changed . My question is why the request <text:span text:style-name="T29">number</text:span> Provide to me if not happen before __<text:span text:style-name="T29">count__</text:span> months.</text:p>
      <text:p text:style-name="P1"><text:s/><text:span text:style-name="T29">stores</text:span> were left unmanned, causing me to wait for close to __<text:span text:style-name="T29">count__</text:span> minutes before I got to talk to the executive .</text:p>
      <text:p text:style-name="P1"><text:s/>I want <text:span text:style-name="T29">to</text:span> leave your service</text:p>
      <text:p text:style-name="P1"><text:s/>Wrong feedback on queries by customer care and store executive. __<text:span text:style-name="T29">loc__</text:span>unit stinks of stale air . Very curt behavior .</text:p>
      <text:p text:style-name="P1"><text:s/><text:span text:style-name="T29">awsome</text:span> experience</text:p>
      <text:p text:style-name="P1"><text:s/>I got all information . Associate replied with very polite and passion . Rush was light so getting tyourn fast .</text:p>
      <text:p text:style-name="P1"><text:s/>Good service</text:p>
      <text:p text:style-name="P1"><text:s/>Everytime i go at store i get best service ...</text:p>
      <text:p text:style-name="P1"><text:s/>Quick service with face to face con<text:span text:style-name="T30">duct</text:span> with smiled face</text:p>
      <text:p text:style-name="P1"><text:s/>I <text:s/>am satisfied with assitance in vodafone store and with your service and offers in prepaid sim .I <text:span text:style-name="T30">a</text:span>m using vodafone sim since __<text:span text:style-name="T30">count__</text:span> year. i have <text:s/>__<text:span text:style-name="T30">count__ </text:span>vodafone user in my own family. But i <text:span text:style-name="T30">a</text:span>m not satisfied with your service in postpaid specialy for plans offers..</text:p>
      <text:p text:style-name="P1"><text:s/>i am highly thankful to that person i had visited in the vodafone store.thanks a lot</text:p>
      <text:p text:style-name="P1"><text:s/>My issue handled very well and resolved quickly</text:p>
      <text:p text:style-name="P1"><text:s/>resentative .</text:p>
      <text:p text:style-name="P1"><text:s/>I wanted to transfer my wife's mobile number in my name and had submitted all the required documents, which have been misplaced by your staff .</text:p>
      <text:p text:style-name="P1"><text:s/>My reason for store visit was value added service(mydala) inappropriately deducting __<text:span text:style-name="T30">amount__</text:span> from my balance .__<text:span text:style-name="T30">person__</text:span> in store understood the issue <text:soft-page-break/>and i don’t have to reiterate myself . Hence i am happy that i got the right customer care in store and he directed me to the person who can help me next and helpher understand the issue as well .</text:p>
      <text:p text:style-name="P1"><text:s/>Store manager as wel <text:span text:style-name="T30">representives</text:span> were very polite courteous prompt and helpful .</text:p>
      <text:p text:style-name="P1"><text:s/>Bad reply from your executive and no proper information about my querry .</text:p>
      <text:p text:style-name="P1"><text:s/>I <text:span text:style-name="T30">a</text:span>m satisfied with answers given by the Store Representative but the solution to billing for internet downloads are not acceptable . I should have given the rating __<text:span text:style-name="T30">rating__</text:span>. Since the representative helped me understanding the issue..so __<text:span text:style-name="T30">count__</text:span> points is given for Q3. Need vodafone to fix the back screen downloads .</text:p>
      <text:p text:style-name="P1"><text:s/>For one sim exchange i visted __<text:span text:style-name="T30">count__</text:span> timese to vodafone store and one __<text:span text:style-name="T30">count__</text:span> months back i given complaint about network problem but i didn’t got any help after so many days i thought to change my sim to solve my problem so i my solve my problem my self only thats <text:span text:style-name="T30">wh</text:span>y i do<text:span text:style-name="T30">es</text:span>n’t like your help line .</text:p>
      <text:p text:style-name="P1"><text:s/>your services are very quick .</text:p>
      <text:p text:style-name="P1"><text:s/>The vodafone ministore might be small but the associates very friendly and helping, comparing with other network stores .</text:p>
      <text:p text:style-name="P1"><text:s/>Specially mr. __<text:span text:style-name="T31">person__</text:span> understand our quer<text:span text:style-name="T31">ie</text:span>s and on time proper solution time to time proper guidance</text:p>
      <text:p text:style-name="P1"><text:s/>Wrost experience...i <text:span text:style-name="T31">a</text:span>m not satisfied .</text:p>
      <text:p text:style-name="P1"><text:s/>From __<text:span text:style-name="T31">count__</text:span>days I <text:span text:style-name="T31">a</text:span>m trying to get internet on my <text:span text:style-name="T31">number</text:span>. and still I <text:span text:style-name="T31">a</text:span>m struggling..</text:p>
      <text:p text:style-name="P1"><text:s/>The executive does not care, i wanted nano sim, he said my systems shows micro sim so your will get micro . He said he don’t know much.. Very pathetic and looses temper . Though his manager mr __<text:span text:style-name="T31">person__</text:span> was amazin<text:span text:style-name="T31">g</text:span></text:p>
      <text:p text:style-name="P1"><text:s/>Good services they give me thank your so munch</text:p>
      <text:p text:style-name="P1"><text:s/>Quick service and coyourteous staff . Especially floor manager Ms. Pooja .</text:p>
      <text:p text:style-name="P1"><text:s/>Store persons are good . But from the verification side they delayed so much days . To verify my address . Very bad service . I would like to give the mar</text:p>
      <text:p text:style-name="P1"><text:s/>Vodafon jnd.thenks for may pripaidcard runnings.todey may sim workings&amp;i_XX_gl m so heppey forthis i .can,t say in words-thenkyou a lotof vodafon sarvice .</text:p>
      <text:p text:style-name="P1"><text:s/>se staff Q3: Interaction with associates is very good and giving full solutions .</text:p>
      <text:p text:style-name="P1"><text:s/>People at least should be at there seat . D.C.Thakyour Torrent Oncology</text:p>
      <text:p text:style-name="P1"><text:s/>I've this number from last 10-11 years . I ported from airtel to vodafone in 2011 to have better quality of services . I recommend this number to be takenas my corporate number in 2011. Now in nov,14, I have been transferred to vadodara office and company has allotted me new local number there . Now I wantthis number to be my personal prepaid number so that I can keep this number with me in gujarat circle .</text:p>
      <text:p text:style-name="P1"><text:s/>My pyourpose was not served . Answer to every question was have a token and wait .</text:p>
      <text:p text:style-name="P1"><text:s/>One man come to your store from very far to his house in emergency and he's heard sorry there is no any solution.This is not fair</text:p>
      <text:p text:style-name="P1"><text:s/>The associate was prompt and responsive with the issue</text:p>
      <text:p text:style-name="P1"><text:s/>Nathing question and your rating is high</text:p>
      <text:p text:style-name="P1"><text:s/>I hv mailed the incidence at corporste.assist@vodafone from my email dhirajsbh@gmail.com</text:p>
      <text:p text:style-name="P1"><text:s/>Everything was good .</text:p>
      <text:p text:style-name="P1"><text:s/>Action on my request not yet initiated which is a loss to me..</text:p>
      <text:p text:style-name="P1"><text:s/>rminate their services . At present there is no supervision .</text:p>
      <text:p text:style-name="P1"><text:s/>VERY GOOD SERVICE and VERY FAST SERVICE.</text:p>
      <text:p text:style-name="P1"><text:s/>Well organised,trained excevutives</text:p>
      <text:p text:style-name="P1"><text:s/>Many time there is a delay in provision of services and there is lack of communication skills</text:p>
      <text:p text:style-name="P1"><text:s/>Very good service .</text:p>
      <text:p text:style-name="P1"><text:s/>No solutions to my queries . I wanted to discuss more but the associate told the things he was aware of and said thank you so as to instruct me to leavethe counter .</text:p>
      <text:p text:style-name="P1"><text:s/>It's really good experience</text:p>
      <text:p text:style-name="P1"><text:s/>Well services</text:p>
      <text:p text:style-name="P1"><text:s/>No</text:p>
      <text:p text:style-name="P1"><text:s/>I requested for internet package and i have been provided wrong plan and even <text:soft-page-break/>that plan has not been activated till time .</text:p>
      <text:p text:style-name="P1"><text:s/>Irresponsible disrespectfull discoyourtesy I can add on . No other means to contct superior authority ? Why ?</text:p>
      <text:p text:style-name="P1"><text:s/>The Vodafone store was totally unsupported and that said that if you had taken connection from my store I would have helped you</text:p>
      <text:p text:style-name="P1"><text:s/>The staff there is very Co- operative , helpful and polite</text:p>
      <text:p text:style-name="P1"><text:s/>The service is very good and helpfull....and excelent excutive...10</text:p>
      <text:p text:style-name="P1"><text:s/>Very good service..executive response is superp..i am very happy</text:p>
      <text:p text:style-name="P1"><text:s/>Had query about higher bill amount and she gave me solution for the same and I applied for higher data pack .</text:p>
      <text:p text:style-name="P1"><text:s/>I know your will appreciate my comments, but in my opinion it's of no use . Do your think people are so free that they visit your office to **** their time . Ofcoyourse NO.</text:p>
      <text:p text:style-name="P1"><text:s/>Though rushy, the services were good and efficient .</text:p>
      <text:p text:style-name="P1"><text:s/>dyouring the visit to store I found that charging facility was not working also there was delay in attending customer even few associates where seating ideal . also found that after starting intraction associate kept me waiting for more than 20 min . even after asking to clearity in understanding my need andsolution provided</text:p>
      <text:p text:style-name="P1"><text:s/>I have visited the store to have my Reliance connection PORT to Vodafone every week for the past 1 month . I got assyourances from various people, but no re</text:p>
      <text:p text:style-name="P1"><text:s/>I went to vodofone stote for 3 4 time for sim replacement .everytime they say server is down or sim not available .i want micro sim utgently .</text:p>
      <text:p text:style-name="P1"><text:s/>your executives must able to rely on Corporate Customers and should be flexible while seeking documents from such clients .</text:p>
      <text:p text:style-name="P1"><text:s/>Satisfactory</text:p>
      <text:p text:style-name="P1"><text:s/>Casual approach Don't honoyour commitment No responsibility Vishal Duggal Patiala</text:p>
      <text:p text:style-name="P1"><text:s/>thnk sir,apke sath jud ke behtar calling experience mili hmko</text:p>
      <text:p text:style-name="P1"><text:s/>WORST SERVICE EVER.</text:p>
      <text:p text:style-name="P1"><text:s/>Proper attendance guidance satisfactory conduct knowledgeable Mr Santosh</text:p>
      <text:p text:style-name="P1"><text:s/>Good Services</text:p>
      <text:p text:style-name="P1"><text:s/>but he and one another man is shouting me and start blaw blaw blaw they give me another request request number I.e . 760690546 but no solution...</text:p>
      <text:p text:style-name="P1"><text:s/>They treating a customer in good manner .</text:p>
      <text:p text:style-name="P1"><text:s/>It is consuming more time .</text:p>
      <text:p text:style-name="P1"><text:s/>No sitting arrangement ,long queue, time taken .</text:p>
      <text:p text:style-name="P1"><text:s/>It was really very bad .</text:p>
      <text:p text:style-name="P1"><text:s/>your custmer service talking of them Problem solving is nice</text:p>
      <text:p text:style-name="P1"><text:s/>Very satisfied with Vodafone services fantastic network range all over the country exciting offers on call rates and data . Experience a very good joyourneywith Vodafone .</text:p>
      <text:p text:style-name="P1"><text:s/>Service staff is caring and fast</text:p>
      <text:p text:style-name="P1"><text:s/>Avoid your calls if i give negative comments</text:p>
      <text:p text:style-name="P1"><text:s/>your customer care Service no . (111) is worst ! Hence, had to visit the store frequently.. sent from my Panasonic Smartphone</text:p>
      <text:p text:style-name="P1"><text:s/>Cash counter had loads of people standing there</text:p>
      <text:p text:style-name="P1"><text:s/>Lack of proper communication</text:p>
      <text:p text:style-name="P1"><text:s/>My work been done within a notime .</text:p>
      <text:p text:style-name="P1"><text:s/>I brought my original pan card and passport copy to migrate from postpaid to prepaid but they asked me to bring my original passport who the hell will carry their passports in their pockets and the associates in that store OMG very irresponsive i asked them why i am getting this amount of bill and they said it would be like that and complaint whomever you wish and finally one thing we cant fight with company we will just migrate into another network sorryto say the facts Raja Reddy</text:p>
      <text:p text:style-name="P1"><text:s/>Lack of sitting arrangement and almost 45 min waiting time is very anxious . staffs were looking tired and delaying to attend the customers .</text:p>
      <text:p text:style-name="P1"><text:s/>Good service</text:p>
      <text:p text:style-name="P1"><text:s/>Nothing to say but some times network problems are there calls are disconnecting and are not able to hear the voice . Finally I'm happy with Vodafone</text:p>
      <text:p text:style-name="P1"><text:s/>I had some specific issues pertaining to change of address and tariff related issues . The same were addressed in my presence instead of telling me to come <text:soft-page-break/>again and again</text:p>
      <text:p text:style-name="P1"><text:s/>Good</text:p>
      <text:p text:style-name="P1"><text:s/>Need appropriate solution for my credit limit without discontinue services....please call back to understand it .</text:p>
      <text:p text:style-name="P1"><text:s/>The associate tried to understand My concerns and acted accordingly.his attitude was helpful too .</text:p>
      <text:p text:style-name="P1"><text:s/>Well...my 3G services recently got disconnected due to non verification of address if which i got to know when i visited your store, no msgs or call or ema</text:p>
      <text:p text:style-name="P1"><text:s/>Service and executive interaction was very good</text:p>
      <text:p text:style-name="P1"><text:s/>Shop is over crowded . For change of my tariffe plan more than 10 days . Few ametyoure staff.vfone is international company so need good training for staff .</text:p>
      <text:p text:style-name="P1"><text:s/>The executives are not proactive . The dont guide properly . Their replies are limited to only what we ask, they dont give information explicitly . Hence they make the entire experience at vodafne store inefficient . I had ro visit the store twice in 2 hoyours as first time they gave incomplete info .</text:p>
      <text:p text:style-name="P1"><text:s/>They were very helpful</text:p>
      <text:p text:style-name="P1"><text:s/>Because no 1 are responding properly......</text:p>
      <text:p text:style-name="P1"><text:s/>No body knows the answer to the problem neither customer care nor your center I bought Nokia 730 , where I get 2 gb 3g data free and also cyourrently subscriber of 2g data plan Nobody knows how to activate 3g plan 1 great answer I got " it will automatically start after few days"</text:p>
      <text:p text:style-name="P1"><text:s/>you don't have voice unit price</text:p>
      <text:p text:style-name="P1"><text:s/>Store SERVICE EXPERIENCE in very nice very satisfied me . My broblem very likely svol Thank your Vodafone store....</text:p>
      <text:p text:style-name="P1"><text:s/>Staff member's dealing v . Good .</text:p>
      <text:p text:style-name="P1"><text:s/>I am still waiting for the resolution for the matter I visited the service centre....</text:p>
      <text:p text:style-name="P1"><text:s/>Excellant</text:p>
      <text:p text:style-name="P1"><text:s/>as charged 250 rupees, so basically I am not at all happy with Vodafone services .</text:p>
      <text:p text:style-name="P1"><text:s/>I was attended immidiately as I entered store and my SIM card was changed immidiately .i am happy as staff was coyourteous and was attended smoothly and politely . Thanks Vodafone and Mr.javed who attended me at Baner stores .</text:p>
      <text:p text:style-name="P1"><text:s/>I wanted to convrt my prepaid connection into postpaid in name of proprietorship firm but they were not having knowledge of approprite documents and were arguing with me</text:p>
      <text:p text:style-name="P1"><text:s/>Its overall good</text:p>
      <text:p text:style-name="P1"><text:s/>Asked for Skype settings . Did not get it</text:p>
      <text:p text:style-name="P1"><text:s/>store associate explained me me very nicely thanx to vodafone to giving very good service in oyour area specially 3g service Thank your</text:p>
      <text:p text:style-name="P1"><text:s/>Fast services . But on your website it was mentioned that sim change is free but I was charged 25 rs</text:p>
      <text:p text:style-name="P1"><text:s/>Quick response from store associate,answering all my quaries to my satisfaction and he worked very professionally .</text:p>
      <text:p text:style-name="P1"><text:s/>i feel good experience from Vodafone executive thanks</text:p>
      <text:p text:style-name="P1"><text:s/>like dushyant at m2k rohini store who was acting like I can do anything I like and you can't do anything against me .</text:p>
      <text:p text:style-name="P1"><text:s/>Service is really good..and the executive is so helpful and sweet..</text:p>
      <text:p text:style-name="P1"><text:s/>Fast and fluid service</text:p>
      <text:p text:style-name="P1"><text:s/>The reason I have rated my experience so good because . I was treated well at d outlet,the system is good and most of all the activation was done soon,I pray that this exprience will continue to be the same.God Bless have a good day .</text:p>
      <text:p text:style-name="P1"><text:s/>Very customer friendly set up and responsive staff .</text:p>
      <text:p text:style-name="P1"><text:s/>All are not expert to use your token system, somebody is essential to teach them . In cyourrent system customer feel , he is neglected .</text:p>
      <text:p text:style-name="P1"><text:s/>Every body was cooperative</text:p>
      <text:p text:style-name="P1"><text:s/>I felt it's quite Gud abt d service</text:p>
      <text:p text:style-name="P1"/>
      <text:p text:style-name="P1"><text:s/>I am vodafone customer since 2007 and fully satisfied with your service .</text:p>
      <text:p text:style-name="P1"><text:s/>Vodafone store spanning customer ... Retail Store operations experience... with a strong brand,best quality network and great customer service .</text:p>
      <text:p text:style-name="P1"><text:s/>Quick and efficient service, polite staff .</text:p>
      <text:p text:style-name="P1"><text:s/>My rating reason is that your executive, i meet her, is a knowledge girl and my problem solved very quickly .</text:p>
      <text:p text:style-name="P1"><text:soft-page-break/><text:s/>Customer Problem Solve is Very good and Excelent</text:p>
      <text:p text:style-name="P1"><text:s/>My last mnt bill was to much.please do the need full correction . I earn from hard work don't **** my money like that.hope your all don't mind.I love vodafone</text:p>
      <text:p text:style-name="P1"><text:s/>The lady who attended was very cooperative and helpful . But there was a person on the paying counter who was not very great . Otherwise the overall experience was great</text:p>
      <text:p text:style-name="P1"><text:s/>Bad experience with Vodafone, i want to change my network .</text:p>
      <text:p text:style-name="P1"><text:s/>Very nice service center .</text:p>
      <text:p text:style-name="P1"><text:s/>SIM card to STORE all vodafone services ever ready to serve the customers better</text:p>
      <text:p text:style-name="P1"><text:s/>I was quickly answered and attended . My issue was resolved immediately</text:p>
      <text:p text:style-name="P1"><text:s/>Long waiting period</text:p>
      <text:p text:style-name="P1"><text:s/>Excellent service and unique .</text:p>
      <text:p text:style-name="P1"><text:s/>User friendly officer in m.p.nagar vodafone care miss rakhi</text:p>
      <text:p text:style-name="P1"><text:s/>Fast service</text:p>
      <text:p text:style-name="P1"><text:s/>Anuj sir was very helpful and He was resolve my something query .so I'm happy</text:p>
      <text:p text:style-name="P1"><text:s/>Mr. Dipankar's proactive and helpful approach .</text:p>
      <text:p text:style-name="P1"><text:s/>Q 3 9</text:p>
      <text:p text:style-name="P1"><text:s/>Vodafone's wide coverage and less call drops Charming way to attend customers</text:p>
      <text:p text:style-name="P1"><text:s/>Nice approach ms.Archana</text:p>
      <text:p text:style-name="P1"><text:s/>I had called customer care almost 3 times they were not even bothered to understand my problem properly they straight away said it will take 8 working days to resolve . Where in when I went to the store it was solved within 30 mins</text:p>
      <text:p text:style-name="P1"><text:s/>No proper response and no proper system</text:p>
      <text:p text:style-name="P1"><text:s/>Quick efficient coyourteous</text:p>
      <text:p text:style-name="P1"><text:s/>Inadequate and inexperienced staff, long waiting, no resolution of issue</text:p>
      <text:p text:style-name="P1"><text:s/>Bad</text:p>
      <text:p text:style-name="P1"><text:s/>Related to plans and misleading promises .</text:p>
      <text:p text:style-name="P1"><text:s/>Really an awesome service within 5 minutues...</text:p>
      <text:p text:style-name="P1"><text:s/><text:span text:style-name="T9">charges </text:span>for exc<text:span text:style-name="T9">hange</text:span> sim in good condition should be free</text:p>
      <text:p text:style-name="P1"><text:s/>For 10min activity I had to wait for 2hrs</text:p>
      <text:p text:style-name="P1"><text:s/>Poor Attitude/None co-op erative/no respect</text:p>
      <text:p text:style-name="P1"><text:s/>Long wait and the help desk didn't respond well when asked about the token system .</text:p>
      <text:p text:style-name="P1"><text:s/>I'm always coming out with full satisfaction on getting my job done at your Chrompet Store .</text:p>
      <text:p text:style-name="P1"><text:s/>Excellent service</text:p>
      <text:p text:style-name="P1"><text:s/>e have entered an airport for checking in.....nobody is bothered about anybody.....thanx</text:p>
      <text:p text:style-name="P1"><text:s/>I felt happy.i got good information for my qyoureies .</text:p>
      <text:p text:style-name="P1"><text:s/>your associate told me of waiting for 2 hoyours for th conformation message and it was 6-7 hrs tht I was waiting fr th same...this is reason I gave less rating</text:p>
      <text:p text:style-name="P1"><text:s/>Satisfied</text:p>
      <text:p text:style-name="P1"><text:s/>They don't know how to talk to customers ...</text:p>
      <text:p text:style-name="P1"><text:s/>I am happy and good help me vodafone store sataff</text:p>
      <text:p text:style-name="P1"><text:s/>Service is good but my number is still not activated its 9289898888</text:p>
      <text:p text:style-name="P1"><text:s/>1. The service of your executives is very fast 2. They understand the problem or need of the customer and try to fulfill it</text:p>
      <text:p text:style-name="P1"><text:s/>Quick and efficient attempts to sort the problem .</text:p>
      <text:p text:style-name="P1"><text:s/>It took more than 24 hrs to activate my first sim card . Fyourther i had to sit and wait for more than 2.5hrs for my nano sim activation .</text:p>
      <text:p text:style-name="P1"><text:s/>your messaging system is not working . I have written something from my experience but not able to pass it . The message is a bit long .</text:p>
      <text:p text:style-name="P1"><text:s/>Bogas</text:p>
      <text:p text:style-name="P1"><text:s/>good service</text:p>
      <text:p text:style-name="P1"><text:s/>Friendly, quick service with a smile .</text:p>
      <text:p text:style-name="P1"><text:s/>Store executive didn't listen and help any fyourther regarding my secyourity refund query the only answer was sorry sir I can't help you so I want to ask company that why they are available in store who can't help customers? ?</text:p>
      <text:p text:style-name="P1"><text:s/>issue . Pathetic service</text:p>
      <text:p text:style-name="P1"><text:s/>For batter service</text:p>
      <text:p text:style-name="P1"><text:s/>My problem of getting detailed bill from 23 sept to October is not solved I had been there for three times I wanted detailed bill of international roaming of that period Now i am thinking to switch to idea</text:p>
      <text:p text:style-name="P1"><text:soft-page-break/><text:s/>Staff not trained about products terrible face to face interaction no idea about the process of setting up accounts</text:p>
      <text:p text:style-name="P1"><text:s/>omer queries . ' keep up the good work'</text:p>
      <text:p text:style-name="P1"><text:s/>Read earlier text please</text:p>
      <text:p text:style-name="P1"><text:s/>Speed of dealing with customers have improved with better services</text:p>
      <text:p text:style-name="P1"><text:s/>My vodafone experiance is very good ...and executive has been done experiance very well to understand me</text:p>
      <text:p text:style-name="P1"><text:s/>After several visit , they r not providing best plan ,</text:p>
      <text:p text:style-name="P1"><text:s/>The reason for why I went to the store has been clearly explained</text:p>
      <text:p text:style-name="P1"><text:s/>Very fine experience</text:p>
      <text:p text:style-name="P1"><text:s/>Too much of a chaos at the store . Relationship executives were speaking very loudly . Structyoural ambience is good but not maintained . Looked like a fish market .</text:p>
      <text:p text:style-name="P1"><text:s/>Good service and cre is best and most interesting knowledge my issue just 5 min closed this my isue data problem</text:p>
      <text:p text:style-name="P1"><text:s/>I am very happy with the prompt and excellent service provided by Mr. Ashwini at the South City Mall Vodafone store . He clearly stood out amongst all thestaff, by dint of his customer-friendly appoach, his thorough knowledge and a superior management skill . Every customer, including me, who got his helpwas thoroughly satisfied .</text:p>
      <text:p text:style-name="P1"><text:s/>I hv been raising cmplnt at your store on rglr basis on non-rcpt of bill at my addrs and i had been infrmng your store prsnl 2 deactvte my mail id, y'day i was hpy with mr.rjshkr rply that only i can do it by log in 2 vdfne site, the same wd hv been told 2 me, in my first visit 2 your stores, that shows vdfne rcklns and tkng customer 4 granted .</text:p>
      <text:p text:style-name="P1"><text:s/>Overall good satisfactory attending the customer inquiry .</text:p>
      <text:p text:style-name="P1"><text:s/>Over all am happy</text:p>
      <text:p text:style-name="P1"><text:s/>My daughters vodafone prepaid cell # 9769142513 was put into negative balance . How can a prepaid go into negative balance?? ? Please credit her account .</text:p>
      <text:p text:style-name="P1"><text:s/>Vodafone 's service is nice and quick</text:p>
      <text:p text:style-name="P1"><text:s/>no necessary action taken being post paid customer . Problem not cleared i am visiting voda store today also . If problem not clear I file RTI</text:p>
      <text:p text:style-name="P1"><text:s/>Service is very good and way of interaction with your customer is super .</text:p>
      <text:p text:style-name="P1"><text:s/>replying properly about which token no . is running</text:p>
      <text:p text:style-name="P1"><text:s/>Satisfied...</text:p>
      <text:p text:style-name="P1"><text:s/>Ha ha ha;-);-);-)</text:p>
      <text:p text:style-name="P1"><text:s/>Firstly the store looks like a fish market . Secondly the eye wash of token number is pathetic.. My token was 96 and 98 was attended half an hoyour before me.. When asked they said sim replacement is given preference on two counter out of 7 counters.. One was empty..</text:p>
      <text:p text:style-name="P1"><text:s/>Mr.Naveen is very coprative person He helps me as he could did</text:p>
      <text:p text:style-name="P1"><text:s/>Good</text:p>
      <text:p text:style-name="P1"><text:s/>Very good..</text:p>
      <text:p text:style-name="P1"><text:s/>Associate was very cooperative . Very good and satisfactory response .</text:p>
      <text:p text:style-name="P1"><text:s/>I'm your clients since 15 years . I have no complaints . Vodafone is always a good experience .</text:p>
      <text:p text:style-name="P1"><text:s/>While converting from prepaid to postpaid.. The interaction with us is so excellent.. However when we want to convert to prepaid again from postpaid, thekind of treatment we get is very much horrible..</text:p>
      <text:p text:style-name="P1"><text:s/>please make arrangements for customers to sit . Wait time was high .</text:p>
      <text:p text:style-name="P1"><text:s/>Good help for store person</text:p>
      <text:p text:style-name="P1"><text:s/>it was good . they gave me card yourgently . i was happy</text:p>
      <text:p text:style-name="P1"><text:s/>2g main 3kbps speed di h aapne ayour apke agents jhut bolte h</text:p>
      <text:p text:style-name="P1"><text:s/>Good work knowledge,well behave staff</text:p>
      <text:p text:style-name="P1"><text:s/>your store assistances are very cooperative . But I'm very disappointed with service and your customer care executive .</text:p>
      <text:p text:style-name="P1"><text:s/>First of all they didn't know the postpaid packages . I wanted to change my blackberry package into other suitable package . Later they realised that Vodafone red packages cannot be applied instantly as it requires approval from some top office . Lastly I needed nano sim for my new phone and when they took all the documents they gave me micro sim .</text:p>
      <text:p text:style-name="P1"><text:s/>Good..</text:p>
      <text:p text:style-name="P1"><text:s/>executive can go through my voice and data plans and let me know the new and best plan which I can opt It will help me to decide best plan for myself andces <text:soft-page-break/>are excellent</text:p>
      <text:p text:style-name="P1"><text:s/>Vodafone has Gandu ntwork</text:p>
      <text:p text:style-name="P1"><text:s/>Am waiting in store 45 min . But my coupon no.doesn't ask.finally I level the store..</text:p>
      <text:p text:style-name="P1"><text:s/>There r many reasons . 1 I opted to port my number from reliance cdma prepaid to vodafone prepaid but 10 days are over and nothing happend</text:p>
      <text:p text:style-name="P1"><text:s/>I was Bitter experience In last visite to Garia more vodafone store !</text:p>
      <text:p text:style-name="P1"><text:s/>Overall the service is good</text:p>
      <text:p text:style-name="P1"><text:s/>Kindly continue and keep upgrading new version and apply latest technology to compete in the Market . By Ajit Kumar Bhatnagar</text:p>
      <text:p text:style-name="P1"><text:s/>Well educate person and less time to resolve the issue</text:p>
      <text:p text:style-name="P1"><text:s/>Service is good......</text:p>
      <text:p text:style-name="P1"><text:s/>owledge ..one guy passing me to other ...only service request taken..no retention at all</text:p>
      <text:p text:style-name="P1"><text:s/>All yor store associate is not working carefully.when I go your store and take my token and wait so long time.that time 3 table are not any customers butfuteg then you clear.thank you and hope for better service in futyoure.they are not call me long time they are talking each others and time pass and move here and there in side the store . Better you see you your store cctv</text:p>
      <text:p text:style-name="P1"><text:s/>happy to say the helping and answering the questions</text:p>
      <text:p text:style-name="P1"><text:s/>The service was good but i want a girlfreind</text:p>
      <text:p text:style-name="P1"><text:s/>Very Satisfied</text:p>
      <text:p text:style-name="P1"><text:s/>He expressed good</text:p>
      <text:p text:style-name="P1"><text:s/>Mr. Anil was very prompt and could solve the query instantly.. He attended us coyourteously .</text:p>
      <text:p text:style-name="P1"><text:s/>I'm satisfied that's y am mark him</text:p>
      <text:p text:style-name="P1"><text:s/>Good customer service</text:p>
      <text:p text:style-name="P1"><text:s/>Nice, prompt and efficient service !</text:p>
      <text:p text:style-name="P1"><text:s/>Never suggest anyone to take voadone network</text:p>
      <text:p text:style-name="P1"><text:s/>I was heard properly and problem was rectified . I am happy . Good ! Keep it up !</text:p>
      <text:p text:style-name="P1"><text:s/>Lack confidence proactively owning issue</text:p>
      <text:p text:style-name="P1"><text:s/>Make procedyoure simple For changing my priceplan I had to send my employee three times as you asked different documents Just by asking the owner of particular number you can verify the person coming to you</text:p>
      <text:p text:style-name="P1"><text:s/>Dont misguide customer.help them as they want</text:p>
      <text:p text:style-name="P1"><text:s/>Good interaction&amp;service</text:p>
      <text:p text:style-name="P1"><text:s/>I love vodafone</text:p>
      <text:p text:style-name="P1"><text:s/>My rating is for the experience for Vodafone store</text:p>
      <text:p text:style-name="P1"><text:s/>The service was good and happy to use Vodafone</text:p>
      <text:p text:style-name="P1"><text:s/>No proper respond for my balance dedection from both store and customer care side . They said me to come monday this is not a proper response from your side . your going to loose a valueable customer</text:p>
      <text:p text:style-name="P1"><text:s/>Make the biii payment arrangements with out ATM machine also/or took one representative their for help the valued costomer for biil payment .</text:p>
      <text:p text:style-name="P1"><text:s/>As i am in 499 plan every month i use to get the bill around 800 but this i was shock to see my bill is5600 as i never used or run any update and when iapporched your r shop first they siad i am 3g when i argue he said it is 2g</text:p>
      <text:p text:style-name="P1"><text:s/>When I visited to vodafone store I was so angry from your services and want to close my all vodafone no but when I met with rakesh at dabra chock vodafone store in hisar he attened me in good way and give me own contact no and said call me for any vodafone problem for any time .I think if a customer get b</text:p>
      <text:p text:style-name="P1"><text:s/>Its too good . i m satisfied</text:p>
      <text:p text:style-name="P1"><text:s/>I am using 5 corporate connections in the name of SAR TRAVEL SOLUTION but I am not getting bills from last 5 months . <text:s/>Advise some senior person to call me ASAP</text:p>
      <text:p text:style-name="P1"><text:s/>Helpfull</text:p>
      <text:p text:style-name="P1"><text:s/>Gayourav Pandey given me 100% satsfctn and he given me his no . also and said no problem sir m here to solve your problem 24 hrs your can call me any time . So thanku Vodafone am totaly satisfied .</text:p>
      <text:p text:style-name="P1"><text:s/>Store associate did not check my ID proof before disclosing all my personal bill details . I think anybody can come to the store and can take my personal details . Customer privacy is not being maintained .</text:p>
      <text:p text:style-name="P1"><text:s/>I use your service long time and satisfied with . If posibell such service when <text:soft-page-break/>customer demand after you provide .</text:p>
      <text:p text:style-name="P1"><text:s/>She resolve my query very fast</text:p>
      <text:p text:style-name="P1"><text:s/>Executive ms . pooja was extremely polite and patient to explain and guide re: choice of plan etc .</text:p>
      <text:p text:style-name="P1"><text:s/>tion or else they would.only be warming and melting up those molded plastic chairs where are aristocratically perched up .</text:p>
      <text:p text:style-name="P1"><text:s/>In one word the service was true professional from the secyourity gayourd tiLl you are being seated it was coyourteous . The assistance was initiated by a trainee lady whose name I do not remember till it was taken over by mr Chandrakanth was extremely customer oriented persoanl care and attention thorough profhank you guys best regards bijoo krishna menonessional just like hospitality sector amazing I got my solution to my problem in 2 hoyours too goos . The said above should receive appreciation of merit t</text:p>
      <text:p text:style-name="P1"><text:s/></text:p>
      <text:p text:style-name="P1"><text:s/>Just indicate 0 is dissatisfied than my all comment is nearly 0 to 1.</text:p>
      <text:p text:style-name="P1"><text:s/>Yesterday i visit 2 vodafone stores, out of which 1 store provides very poor services and thats why i went to another store .</text:p>
      <text:p text:style-name="P1"><text:s/>If you say it just better start doing it . Or else your would lose customers</text:p>
      <text:p text:style-name="P1"><text:s/>MYVF 111*</text:p>
      <text:p text:style-name="P1"><text:s/>The store associate is knowledgeable, keen to resolve customer's complaints and coyourteous . Was fully satisfied with store visit .</text:p>
      <text:p text:style-name="P1"><text:s/>Reprentative is talking nounsance.she is talking very rudly . I am very unhappy from her service .</text:p>
      <text:p text:style-name="P1"><text:s/>I</text:p>
      <text:p text:style-name="P1"><text:s/>The team is good and cooperative .</text:p>
      <text:p text:style-name="P1"><text:s/>Over all I was happy .. !</text:p>
      <text:p text:style-name="P1"><text:s/>Query resolved</text:p>
      <text:p text:style-name="P1"><text:s/>was not expected from vodafone people . Specially anamika and one more associate were their who made this easy thing a big task for me .</text:p>
      <text:p text:style-name="P1"><text:s/>If every family member is using voda sim only, than what your have special package for tham . Like i have five sim of vodafone in my family . Hoping for fruitful reply .</text:p>
      <text:p text:style-name="P1"><text:s/>Service- good, bill charge - poor</text:p>
      <text:p text:style-name="P1"><text:s/>I have a problem with my bill . Call me asap .</text:p>
      <text:p text:style-name="P1"><text:s/>The waiting time is more for no reason,even when there are only a few waiting .precise and faster disposal is essential.customers have better things to dothan waiting at the store .</text:p>
      <text:p text:style-name="P1"><text:s/>No responce and wait for half and hoyours and my bill 99 Rd deduct for download . Charge but not clarify properly So I will change over to next any good networking</text:p>
      <text:p text:style-name="P1"><text:s/>First follow the first come first Service</text:p>
      <text:p text:style-name="P1"><text:s/>Good network</text:p>
      <text:p text:style-name="P1"><text:s/>Store associate was not customer friendly</text:p>
      <text:p text:style-name="P1"><text:s/>All the staff at the store were very helpful and positive</text:p>
      <text:p text:style-name="P1"><text:s/>Thank you good service</text:p>
      <text:p text:style-name="P1"><text:s/>The service what I got from Harish was so wonderful,</text:p>
      <text:p text:style-name="P1"><text:s/>Good service</text:p>
      <text:p text:style-name="P1"><text:s/>I wanted to convert my no . from postpaid to prepaid but your executives made a lot of excuses . Now I have decided to port it to other operator .</text:p>
      <text:p text:style-name="P1"><text:s/>The reason I have entered to Vodafone store is not closed</text:p>
      <text:p text:style-name="P1"><text:s/>I lost cyourrency due to incomplete information . And now even customer care unit also not helping...</text:p>
      <text:p text:style-name="P1"><text:s/>Please make Mumbai Maharashtra and Goa as one circle . It will satisfy all of your vodafone customer . We are always roaming for govt duties . Thanks</text:p>
      <text:p text:style-name="P1"><text:s/>Ok very good of me to your vodafhon customer</text:p>
      <text:p text:style-name="P1"><text:s/>heir behavioyour .</text:p>
      <text:p text:style-name="P1"><text:s/>The staff were coyourteous, polite and willing to help . I needed to spend only 10 to 15 minutes max for the service request to be completed .</text:p>
      <text:p text:style-name="P1"><text:s/>I had to run from one desk to another for making payment . Kindly arrange single desk solution for all type of services .</text:p>
      <text:p text:style-name="P1"><text:s/>I am satisfied</text:p>
      <text:p text:style-name="P1"><text:s/>Vary nice .</text:p>
      <text:p text:style-name="P1"><text:s/>your staff at the stores were extremely helpful polite including your secyourity may I compliment your for that</text:p>
      <text:p text:style-name="P1"><text:soft-page-break/><text:s/>I like your store</text:p>
      <text:p text:style-name="P1"><text:s/>Because, your store is not supports custemers request,they treat custemar as a british government . Tank your.</text:p>
      <text:p text:style-name="P1"><text:s/>Superb</text:p>
      <text:p text:style-name="P1"><text:s/>My internet package could not be activated in my set Nokia N97. yahoo down load option is not available . there is always msg poping up saying unable toconnect when full signal is available at oyour place . gone to Nokia otherised repair shop twice but he advices to contact service provider after checking dset . your rep @ Bangalore Mr John tried his level best to make it alright but invain . intend to visit your shop again . Kindly help . Thanks .</text:p>
      <text:p text:style-name="P1"><text:s/>Why do you need photo for sim replacement, at least for postpaid ? Store people were pretending too busy show .</text:p>
      <text:p text:style-name="P1"><text:s/>Call me on Monday</text:p>
      <text:p text:style-name="P1"><text:s/>Satisfied with the service</text:p>
      <text:p text:style-name="P1"><text:s/>I got the information i want, but it had taken much time .</text:p>
      <text:p text:style-name="P1"><text:s/>Had a good experience at the store, all being very friendly and helpful .</text:p>
      <text:p text:style-name="P1"><text:s/>Sim nt active even after 12 hrs as promised</text:p>
      <text:p text:style-name="P1"><text:s/>When i get the new replacement sim, i was told tht it will be activated with in 4 hoyours . Mean while the store representatives spoken in some sign languagby here to make it activate . But they confirmed me it will activated . Still the sim is not activated.e, saying it is not invoiced, not in stock,account locked etc . But still i asked them even if it not a problem i can visit some other vodafone store near</text:p>
      <text:p text:style-name="P1"><text:s/>They were very polite</text:p>
      <text:p text:style-name="P1"><text:s/>Good servises</text:p>
      <text:p text:style-name="P1"><text:s/>By experience .</text:p>
      <text:p text:style-name="P1"><text:s/>Ya ,</text:p>
      <text:p text:style-name="P1"><text:s/>Good searvice</text:p>
      <text:p text:style-name="P1"><text:s/>It's the lady who attended to us</text:p>
      <text:p text:style-name="P1"><text:s/>Cleared doubts in good manner</text:p>
      <text:p text:style-name="P1"><text:s/>For your services</text:p>
      <text:p text:style-name="P1"><text:s/>The waiting time at the store is too big, rest is fine .</text:p>
      <text:p text:style-name="P1"><text:s/>your rate cutter bag is very big amount and other than value add bag very big .</text:p>
      <text:p text:style-name="P1"><text:s/>If customers getting more bill as per usage then plan advice to minimize bill, must be intimate by mail/other communication method .</text:p>
      <text:p text:style-name="P1"><text:s/>Extremely dissatisfied with the ministore services .....one month of hassle due to their callousness . Highly disappointed! !</text:p>
      <text:p text:style-name="P1"><text:s/>They wait me a lot . I wait 1:30hr just for my tyourn...even they r free just roaming in the store showing they r busy</text:p>
      <text:p text:style-name="P1"><text:s/>I am satisfied . They did my work withiut any delay and hesitation .</text:p>
      <text:p text:style-name="P1"><text:s/>I just love vodafone</text:p>
      <text:p text:style-name="P1"><text:s/>asy way . Thats why i given that point .</text:p>
      <text:p text:style-name="P1"><text:s/>Fyourther reply will be sent after revised bill is received .</text:p>
      <text:p text:style-name="P1"><text:s/>Good response.problem solved.all in 10 minutes</text:p>
      <text:p text:style-name="P1"><text:s/>I waited for more than 2hoyours in your gallery....And your vofafone music was irritating in gallery... I just want to replace my lost card...but 2hr for that...very pooooor services</text:p>
      <text:p text:style-name="P1"><text:s/>Polite and good suggestion from your staff .</text:p>
      <text:p text:style-name="P1"><text:s/>Good</text:p>
      <text:p text:style-name="P1"><text:s/>Tara and Sreenivas great staff</text:p>
      <text:p text:style-name="P1"><text:s/>We are not satisfied from your store . Alo network performance is very poor .</text:p>
      <text:p text:style-name="P1"><text:s/>Overall good</text:p>
      <text:p text:style-name="P1"><text:s/>pdated on their system, I mean if they were not than how my sim was working since past 10 years..? ?</text:p>
      <text:p text:style-name="P1"><text:s/>to Krithika</text:p>
      <text:p text:style-name="P1"><text:s/>I had to spend so much time though store officials were free . There is no information about corporate plans .</text:p>
      <text:p text:style-name="P1"><text:s/>Need more offers and best offers .... And I want Vodafone - Vodafone free night calls</text:p>
      <text:p text:style-name="P1"><text:s/>approach very soyour experience with the store . Thinking of porting,,,,,,,,,,,,,,thanks</text:p>
      <text:p text:style-name="P1"><text:s/>It was 9</text:p>
      <text:p text:style-name="P1"><text:s/>Three customer service professionals talked without any respect to me yesterday , asking me to go to coyourt and file a case . They do not know how to talk to a <text:soft-page-break/>customer and how to respect a customer . I can give their names, if you want . Thanks, S.DAMIAN PRAKASH LEO.</text:p>
      <text:p text:style-name="P1"><text:s/>ate the network team but work in progress .</text:p>
      <text:p text:style-name="P1"><text:s/>ate the network team but work in progress .</text:p>
      <text:p text:style-name="P1"><text:s/>Thenks</text:p>
      <text:p text:style-name="P1"><text:s/>Excellent cooperation to me</text:p>
      <text:p text:style-name="P1"><text:s/>Customer service exicutive is very good.Their service is up to the mark .</text:p>
      <text:p text:style-name="P1"><text:s/>e has to be altered keeping in mind that the clients have to be released fast-they have other work too !</text:p>
      <text:p text:style-name="P1"><text:s/>ve who called me saying its a problem with my Sim card and told I should get it replaced,when I went to the Vodafone Store BTM Layout,the guy there "SanjI have been facing problems with you from last 2-Months . Lodged complaints, wrote emails and finally decided to port out of Vodafone, one of your executi</text:p>
      <text:p text:style-name="P1"><text:s/>Y</text:p>
      <text:p text:style-name="P1"><text:s/>very nice aprog in your staffs .</text:p>
      <text:p text:style-name="P1"><text:s/>Good customer service</text:p>
      <text:p text:style-name="P1"><text:s/>I left my sim card at my home and I needed my number yourgently . All my friends and other important people have my Delhi-NCR number . I just went to store and got a new duplicate sim easily . Thank you Vodafone !</text:p>
      <text:p text:style-name="P1"><text:s/>I going to put a mail to TRAI and ministry of telecommunications . please wait see...</text:p>
      <text:p text:style-name="P1"><text:s/>Great customer experience and hospitality at Vodafone store .</text:p>
      <text:p text:style-name="P1"><text:s/>please take some more chair .</text:p>
      <text:p text:style-name="P1"><text:s/>Have been running over the same issue for the past one month and it has gone nowhere . Didn't appreciate the respect for a consumers concern who had beenwith the same service for the past 6 years . Seems like had been fooled .</text:p>
      <text:p text:style-name="P1"><text:s/>The queuing procedyoure outside the store, at store opening times is flawed and not well managed .</text:p>
      <text:p text:style-name="P1"><text:s/>Customer friendly . Quick response . Keep it up .</text:p>
      <text:p text:style-name="P1"><text:s/>My work has been done immediately, and good response</text:p>
      <text:p text:style-name="P1"><text:s/>You guys have never resolved my issue from past 1 year . I had to loose close to Rs 30,000</text:p>
      <text:p text:style-name="P1"><text:s/>V good response from your executive, very helpful and intelligent,solved my problem..</text:p>
      <text:p text:style-name="P1"><text:s/>VERY GOOD</text:p>
      <text:p text:style-name="P1"><text:s/>The interaction was pretty good and costumer service was very nice . Nice way of explaining about the processes . And within time given service was provided .</text:p>
      <text:p text:style-name="P1"><text:s/>Nice people,</text:p>
      <text:p text:style-name="P1"><text:s/>The manager ***** he is not the right guy at this position</text:p>
      <text:p text:style-name="P1"><text:s/>Only because of your associate Azar and the secyourity guard, I felt very satisfied and nothing else apart from them . Thank you</text:p>
      <text:p text:style-name="P1"><text:s/>One of the worst service i have seen . Rough speaking with customer . I have decided to port my 4 connection to other service provider . And also recomand others to port to other service provider .</text:p>
      <text:p text:style-name="P1"><text:s/>Liars.. I visited 7 times without a single mistake of mine... and nobody was cooperative with me .. I tried 7 times to solve my issue but they were like..</text:p>
      <text:p text:style-name="P1"><text:s/>I had to wait almost 1 hoyour to talk to a customer care executive after taking a token . The executive could've been more friendly in his approach .</text:p>
      <text:p text:style-name="P1"><text:s/>Good response</text:p>
      <text:p text:style-name="P1"><text:s/>Wrong charge in bill not reversed . Making a fool of your customers by playing with words .</text:p>
      <text:p text:style-name="P1"><text:s/>None</text:p>
      <text:p text:style-name="P1"><text:s/>Ok thank you</text:p>
      <text:p text:style-name="P1"><text:s/>your staff are very helpful And solve my problems quickly</text:p>
      <text:p text:style-name="P1"><text:s/>Educate all store employees about how to value customer and thier time .</text:p>
      <text:p text:style-name="P1"><text:s/>Please stop prompting me for Bill Payment before every call . Otherwise,everything else is Okay...that is,satisfactory .</text:p>
      <text:p text:style-name="P1"><text:s/>I AM USING POSTPAID VODAFONE RED 499 PLAN WHICH INCLUDES 1000MINUTER BOTH STD/LOCAL AND MSG BUT DOCOMO IS PROVIDING 1400 STD/LOCAL MINUTES IN SAME AMOUNT. CAN your PROVIDE ME SAME.</text:p>
      <text:p text:style-name="P1"><text:s/>Didn't give proper explanation as to why my plan didn't get activated....Staff is not trained...staff is very rude....Vodafone staff entirely is egoisticnd is not customer centric.....continuing with Vodafone is not my choice...pathetic service in store as well as over the phone....Vodafone services outside india is <text:soft-page-break/>much better....I know this feedback is of gonna b no use...It won't hve impact on the wrost service I receive..</text:p>
      <text:p text:style-name="P1"><text:s/>1) when I complained in customer care,they suggest me to go Vodafone store . When I go to Vodafone store they are telling like they don't have information... 2) There is some offers provided by Vodafone on Nokia mobile, when I asked in store they are telling like they don't know... 3) Some customer personis calling and telling lie like issue is resolved, when I call back new persons is picking the call and asking the same question again and giving the falseassyourances... List is very long,I don't have to write everything here . Simply it's worst service and network both..</text:p>
      <text:p text:style-name="P1"><text:s/>My prob re unexpected and undue charge for clicking My Delights was buck-passed .</text:p>
      <text:p text:style-name="P1"><text:s/>No commitment Only cheating to client Its got irritatating to me now selecting Vodafone .</text:p>
      <text:p text:style-name="P1"><text:s/>bove but 1 gb 3g instead of 500 mb in 249 plan . 5) i made my mind ok however in this plan rep in store was not able to find any internet plan wid this an00 mb 3g data and one voda nmbr free for 3 months wot i have not got . 4) on confirmation col repl told me that plan is for 249 and i suppose to get all a3) i have been told in plan 199 i suppose to get 600 local national mins + 300 local national msgs after that local col 30 p/min std col 50 p/min Plus 5vated today through MNP 1) the girl who told the plan was lied 2) the rep did not deliver right info however raised a complaint for me that i appreciate .</text:p>
      <text:p text:style-name="P1"><text:s/>Yeah the overall service and politeness of staff is good, but sometimes i felt that the bill is bit on the higher side anyway i am satisfied with the service till now and as i am using vodafone for a long time a soft corner developed and also recommend friends to use vodafone telecom services .</text:p>
      <text:p text:style-name="P1"><text:s/>Nice service</text:p>
      <text:p text:style-name="P1"><text:s/>Very worst and pathetic ...</text:p>
      <text:p text:style-name="P1"><text:s/>please give respect to customer.. your giving a casualties only.. please change that</text:p>
      <text:p text:style-name="P1"><text:s/>I am not 100% satisfied coz the verification process in Vodafone is not good..they have taken more than 20 days to verify my numbers (9999343305 and 9999445082). I hope it's starts soon . Also My personal number which I am using since last 6 yrs is not allowed to me converted to a postpaid number dunno forwhat reason . Please help if possible .</text:p>
      <text:p text:style-name="P1"><text:s/>your service is good...but you have to improve it..also you can give fast processing for complaints and queries..</text:p>
      <text:p text:style-name="P1"><text:s/>Very excellent</text:p>
      <text:p text:style-name="P1"><text:s/>it was great to visit store</text:p>
      <text:p text:style-name="P1"><text:s/>Token system was not working . Long wait time . Poor customer service .</text:p>
      <text:p text:style-name="P1"><text:s/>an unpleasant experience . Please get in touch with me soon to resolve and know more about the issue .</text:p>
      <text:p text:style-name="P1"><text:s/>your Vodafone rep and supervisor malad r not approachable very bad service never expected such a service being a postpaid customer for 8yrs will port out soon from voadafone . Not helpful was charged for unbilled which never used was charged for itemised bill which was not notified from 7yrs . I made the rightdecision and will never recommend my friends and relatives to voadafone india .</text:p>
      <text:p text:style-name="P1"><text:s/>The store associate Mr. Harish is a nice friendly and helping natyoure person...</text:p>
      <text:p text:style-name="P1"><text:s/>Met the store manger got the job done as fast as I was expecting</text:p>
      <text:p text:style-name="P1">... sorry for using abbreviations,if any</text:p>
      <text:p text:style-name="P1"><text:s/>I have issues with Vodafone network..with the net getting off and all.. But as I got the new Sim nw..I.need to check and then rate...</text:p>
      <text:p text:style-name="P1"><text:s/>Overall good experience</text:p>
      <text:p text:style-name="P1"><text:s/>.wch is not resolved yet..the store executive gave me time till 14 the Dec..if it is not happening then I will think over changing the carrier</text:p>
      <text:p text:style-name="P1"><text:s/>It's excellent!! !</text:p>
      <text:p text:style-name="P1"><text:s/>Very bad customer service, very rude behavioyour, had to wait for 2 hoyours for solving a simple query .</text:p>
      <text:p text:style-name="P1"><text:s/>I changed my Blackberry mobile to a higher model - retaining the same sim and number . The internet stopped working thereafter and the status is same till now .</text:p>
      <text:p text:style-name="P1"><text:s/>Best . If any quary/Problem arises solve immediately and satisfy us .</text:p>
      <text:p text:style-name="P1"><text:soft-page-break/><text:s/>I have got my SIM replace but I am not able to access me internet via my phone . I would have portable my number with some other operator for better connectivity.Almost 2-3 weeks passed I have not been able to recieve any 2G or 3G connectivity and I dont know the reason for the same.I wil just wait for 2-3</text:p>
      <text:p text:style-name="P1"><text:s/>Chirag is a nice champ . The job which took millions of email and conversation took a sec to sort out by handsome gentleman . He deserve recognition .</text:p>
      <text:p text:style-name="P1"><text:s/>Waiting time was long</text:p>
      <text:p text:style-name="P1"><text:s/>Vodafone all customer care people and branches are cheaters, 3times wrongly forged bill heavy amount, when visited gives false commitment and give **** stairs to customer by neglection</text:p>
      <text:p text:style-name="P1"><text:s/>Excellent! ! Really good experience ! ! And satisfactory service ! ! Ms. Daxa has done good job . I appreciate her work . Thanks .</text:p>
      <text:p text:style-name="P1"><text:s/>Hi , if I used your service.. I also agreed my services which I used for my postpaid number 9561713171.. but your hv to give waiver on me that number... dueto ununderstand uses.. please arrange me waiver so I will go with continue with Vodafone otherwise I will port idea best cell service .... <text:s/>Thank you Callme on 7798671968</text:p>
      <text:p text:style-name="P1"><text:s/>So good</text:p>
      <text:p text:style-name="P1"><text:s/>The rating starts with zero coz the network vodafone is providing is really bad i have complaint about it before as well but nothing has improved . With such nad network i cant understand how a bill of 2000 is generated with a 2G netwotk whereas the record of my bill till date always less thn 1000. The managers are good but the service provider is bad which gives me a second though of changing the port .</text:p>
      <text:p text:style-name="P1"><text:s/>Good service</text:p>
      <text:p text:style-name="P1"><text:s/>Good services and employes</text:p>
      <text:p text:style-name="P1"><text:s/>Would help if waiting time is less</text:p>
      <text:p text:style-name="P1"><text:s/>On November 12 i requested a change of address which was not done properly and my address was not updated as the last agent made some error on the system nonly updated my new address for verification but didnt changed it properly so my bills kept on going to old address . I had to again go to get it rectified and when i said what happened no one bother to even say a sorry..bad customer service . Terrible is the word .</text:p>
      <text:p text:style-name="P1"><text:s/>Excellent service ever . Proud to b Vodafone customer</text:p>
      <text:p text:style-name="P1"><text:s/>Late service, rude behavioyour of the staff,</text:p>
      <text:p text:style-name="P1"><text:s/>None of your store member was polite with customer . Only one was working properly rest all were wasting there as well as customers time . Especially femaleassociates . I am also working female i knw hw mch time wil some1 should spend on 1 query . They shud knw hw 2 handle work load .</text:p>
      <text:p text:style-name="P1"><text:s/>Good response, fast action</text:p>
      <text:p text:style-name="P1"><text:s/>Staff was humble and I was offered a cup of tea</text:p>
      <text:p text:style-name="P1"><text:s/>apni problem battsie to waha bhi meri problems ka hall nhi huwa</text:p>
      <text:p text:style-name="P1"><text:s/>When your people force to take postpaid from pre paid it will activated in half an hoyour when we go back to pre paid it will take one week and this is the third time visit in store they r not keeping prepaid cards gandhi bazar store bangalore shame its</text:p>
      <text:p text:style-name="P1"><text:s/>The behavior of the representative was very rude and adamant...he was as if he was the king and we were meant to only follow him</text:p>
      <text:p text:style-name="P1"><text:s/>The interaction was quiet impressive...but however the services or the help provied by the administration dept . was nt that good...so do improve that...! !</text:p>
      <text:p text:style-name="P1"><text:s/>Today's meet with your associate is GOOD,but my visit with your associate at phoolbagan store is worst,because he give me false knowledge about your company's talk plans</text:p>
      <text:p text:style-name="P1"><text:s/>Excellent service I have got from executive Mr.Saptarshi .</text:p>
      <text:p text:style-name="P1"><text:s/>That was d 1st d I visit vod</text:p>
      <text:p text:style-name="P1"><text:s/>1. I waited more than an hoyour at store . 2. I went to store 2 times for the same reason . Looks like no one Is taking responsibility and accountability 3.I took the data plan but they did not activate so disconnected outgoing calls and asked me to pay the bill . This is really really bad</text:p>
      <text:p text:style-name="P1"><text:s/>Happy with the experience and really glad with the staff who handled the query well love you</text:p>
      <text:p text:style-name="P1"><text:s/>Very rude behvioyour by executive PRATIK with very limited knowledge of procedyoures</text:p>
      <text:p text:style-name="P1"><text:s/>The staff were around all though unwilling to attend the counters . Also a <text:soft-page-break/>customer who entered after me and had a token number after mine was accepted first while I had to wait for a tyourn after him which lead me to getting late to work I had to spent half an hoyour before I could get done and walk out</text:p>
      <text:p text:style-name="P1"><text:s/>I went to confirm my payment which I made on 3rd(my due date). They didn't update the payment previously . As a result I'm getting SMS as well as calls from Vodafone for payment which I have done . But the people sitting there was helpful enough to sort out the problem . That's it . Thanks .</text:p>
      <text:p text:style-name="P1"><text:s/>Mai bhut neerash hoo.mere complent krne ke bad bhi mera I.V.R. Nahi khola gya hae .</text:p>
      <text:p text:style-name="P1"><text:s/>We are happy with the services provided to us by Vodafone .</text:p>
      <text:p text:style-name="P1"><text:s/>Good</text:p>
      <text:p text:style-name="P1"><text:s/>Additional balance cut case, i don't download any application like (nd tv, hello tv)he doesn't give respons</text:p>
      <text:p text:style-name="P1"><text:s/>Good services .enquired biling and tariff correct information gvn</text:p>
      <text:p text:style-name="P1"><text:s/>tore 3rd tym only then my problem was solved.This wasted alot of my precious time .</text:p>
      <text:p text:style-name="P1"><text:s/>The answers mentioned by store associate was tooooo bad ..... It was really pathetic and hence I have planned to disconnect all my Vodafone Sim .</text:p>
      <text:p text:style-name="P1"><text:s/></text:p>
      <text:p text:style-name="P1"><text:s/>i can't get yet full reason of my postpaid bill your r bill for this month is too much high....i just want to do number portability and choose other network.......</text:p>
      <text:p text:style-name="P1"><text:s/>al conclusion to problem .</text:p>
      <text:p text:style-name="P1"><text:s/>when i am totaly satisfy than my problum fully solved . store maneger told me discount 1600 in 4 days . than less amont i am fully satisfy</text:p>
      <text:p text:style-name="P1"><text:s/>The token system is good to avoid long question</text:p>
      <text:p text:style-name="P1"><text:s/>No response to complain, not any satisfied reason given by them,costumer care also blocked my no .</text:p>
      <text:p text:style-name="P1"><text:s/>me to give her 10 points in the review.. She didn't even knew how to oblige or to wish a client..</text:p>
      <text:p text:style-name="P1"><text:s/>Call me just then I explained the reason</text:p>
      <text:p text:style-name="P1"><text:s/>your service is very good and your store representative are very helping person thats why i m give highest rating</text:p>
      <text:p text:style-name="P1"><text:s/>Useless people in your store Very rude behavioyour and less knowledge .</text:p>
      <text:p text:style-name="P1"><text:s/>They treat me with some hidden things and after mistake of your associate they were not ready to agree for them mistake</text:p>
      <text:p text:style-name="P1"><text:s/>Ten</text:p>
      <text:p text:style-name="P1"><text:s/>If my problem not solve in vodafone store, then where i need to go with my problem to solve .</text:p>
      <text:p text:style-name="P1"><text:s/>In My plan I was having free 1 GB of 2g data . your manager deactivated it from My plan . How he can do this ? He was not interested in retaining his old Customer .</text:p>
      <text:p text:style-name="P1"><text:s/>Overall good and satisfied</text:p>
      <text:p text:style-name="P1"><text:s/>The experiencnce was fantastic . But your can improve a lot by reducing waiting time . Many of the requests can be attended online . Try to identify the same .</text:p>
      <text:p text:style-name="P1"><text:s/>I really mean it and my experience in the site was very good</text:p>
      <text:p text:style-name="P1"><text:s/>Lack of knowledge of Vodafone's rules and regulations .</text:p>
      <text:p text:style-name="P1"><text:s/>Store staff was good, however equipments as photocopy machine was not working . Take required action for it .</text:p>
      <text:p text:style-name="P1"><text:s/>I got what i asked for .</text:p>
      <text:p text:style-name="P1"><text:s/>Crowded place,waiting lounge was insufficient.There must be a counter for queries only</text:p>
      <text:p text:style-name="P1"><text:s/>Good job!! !</text:p>
      <text:p text:style-name="P1"><text:s/>your dint refunded my money that is what ratings r down else they were up 8 or 9. Thanks</text:p>
      <text:p text:style-name="P1"><text:s/>It's good keep moving friends.. Compare with docomo the offers are minimum.. Can you give me any discounted offers on 3G services.. Thanking you..by Tamilvanan</text:p>
      <text:p text:style-name="P1"><text:s/>Excellent and good</text:p>
      <text:p text:style-name="P1"><text:s/>0 Days with vodafone so that I can port out :(</text:p>
      <text:p text:style-name="P1"><text:s/>V.good</text:p>
      <text:p text:style-name="P1"><text:s/>Good and responsible staff</text:p>
      <text:p text:style-name="P1"><text:s/>your shud solve every clients problems keeping them in loop . But your staff is very cooperative</text:p>
      <text:p text:style-name="P1"><text:soft-page-break/><text:s/>Need the quick result on complain</text:p>
      <text:p text:style-name="P1"><text:s/>My phone number was alloted as a postpaid number to someone else and my services were dicarded although my number was fully functional before and it tookme 15 days and innumerable visits to your service center to get this problem fixed.I had to suffer for no fault of mine and i m highly disappointed withvodafone for this major fault .</text:p>
      <text:p text:style-name="P1"><text:s/>Jst coz of them my gprs service was barred . Nd i was not able to use net for almost more than 24 hrs</text:p>
      <text:p text:style-name="P1"><text:s/>Very good smile and greating</text:p>
      <text:p text:style-name="P1"><text:s/>Happy</text:p>
      <text:p text:style-name="P1"><text:s/>Quick service, friendly staff and well thought of process . Though I usually not use the store for problems I think I will start using the Vodafone store .</text:p>
      <text:p text:style-name="P1"><text:s/>There was a long waiting in queue because no enuf staff</text:p>
      <text:p text:style-name="P1"><text:s/>Awesome</text:p>
      <text:p text:style-name="P1"><text:s/>Vodafone service is average . But I happy because your representative Mr.ajay is very helpful .</text:p>
      <text:p text:style-name="P1"><text:s/>your customer care official did not explain to me how to activate net on my iPhone .</text:p>
      <text:p text:style-name="P1"><text:s/>Understanding the need and for quick solution</text:p>
      <text:p text:style-name="P1"><text:s/>I was attended within a short waiting and your store associate help to resolve my quarries at my satisfaction .</text:p>
      <text:p text:style-name="P1"><text:s/>I think your tk action on that</text:p>
      <text:p text:style-name="P1"><text:s/>Gud guidance For my problem . Gud customer service .</text:p>
      <text:p text:style-name="P1"><text:s/>I visited to get a micro SIM. But the stupid executive did not give it mentioning sim is registered with some others name . But I pyourchased it in my nameonly . I will PORT my no . To some other neywork</text:p>
      <text:p text:style-name="P1"><text:s/>no sms is sent to the postpaid customer when his sms pack is finished . hence your all munch extra money of 1 rupee per sms frm each customer . stop this stealing . bcos your dont send the msg, the customer get around 300 rupee extra bill of msgs .</text:p>
      <text:p text:style-name="P1"><text:s/>I AM VERY VERY EXCELLENT SATISFIED.VODAFONE STORE&amp;CUSTOMAR CARE.I AM VERY VERY HAPPY.</text:p>
      <text:p text:style-name="P1"><text:s/>Nice, Quick response and polite way of answering</text:p>
      <text:p text:style-name="P1"><text:s/>Cause Vodafone is the best !</text:p>
      <text:p text:style-name="P1"><text:s/>resolve my quiry imidiate and exlient service provide us vodafone .</text:p>
      <text:p text:style-name="P1"><text:s/>Customer satisfaction</text:p>
      <text:p text:style-name="P1"><text:s/>he quick arrangements he made to solve the issue in Hubli also</text:p>
      <text:p text:style-name="P1"><text:s/>nice service</text:p>
      <text:p text:style-name="P1"><text:s/>Gud service</text:p>
      <text:p text:style-name="P1"><text:s/>Fort vodadone take interest in my problem and give me appointment on 18 dec for physical varification....but chembyour store didnt show any interest in solving</text:p>
      <text:p text:style-name="P1"><text:s/>Good ambience, friendly staff</text:p>
      <text:p text:style-name="P1"><text:s/>Un responsible people in your store change your employer</text:p>
      <text:p text:style-name="P1"><text:s/>She is a very good and hard working girl . Her behavioyour is very good .</text:p>
      <text:p text:style-name="P1"><text:s/>attended nicely ,it was enough for me</text:p>
      <text:p text:style-name="P1"><text:s/>I am a vodafone user since for the last 6-7 years . I have to go to some interior location Dalkanya near Okhalkanda where bsnl was only available option f0 according to usage,as I have not crossed the data limit,call limit and sms limit my bill should not be more than 250 plus 12.5% tax . I asked him whetherI'll get any refund from vodafone after the completion of the cycle if I pay the full bill at that time but he refused and told me to continue vodafone till 4th of January or pay the full amount of 1200. Please tell me what type of policy is this . An old user using this vodafone for 7 years now want to port the numver due to some yourgency but he was told to pay amount 4 times higher to his bill . Please call me at 9759263630 to resolve this issue asap . 3 days before I paid 926 rupees bill so now I can pay 1200 bill only if you promise me to refund the rest of money after deduction at the completion of cycle .</text:p>
      <text:p text:style-name="P1"><text:s/>Actually from past 3 to 4 months i did not call customer care at all then how come i am getting these messages from your end i am not understanding really you people are disgusting...</text:p>
      <text:p text:style-name="P1"><text:s/>Exelent</text:p>
      <text:p text:style-name="P1"><text:s/>Representative was very helpful and helped me out to get exactly the plan benefits I needed .</text:p>
      <text:p text:style-name="P1"><text:s/>I have received good response from store executive with positive response</text:p>
      <text:p text:style-name="P1"><text:soft-page-break/><text:s/>8/10</text:p>
      <text:p text:style-name="P1"><text:s/>Good service in office but problem in miss cal alert</text:p>
      <text:p text:style-name="P1"><text:s/>I Think your have no accountbility about customers problem . We have no option other than your support team . We can't complain about your support team . Even somesupporter r not doing work honestly . If some one facing problem continuously then your should take it seriously like in my problem .</text:p>
      <text:p text:style-name="P1"><text:s/>What ever Vodafone did, it took 4 days to rectify my phone connection and in the process they changed my SIM card 4 times !</text:p>
      <text:p text:style-name="P1"><text:s/>Once I spend few time on the campus of Vodafone show room rather than spending more time it'll make me to feel proud I'm also Vodafone customer.Thanks .</text:p>
      <text:p text:style-name="P1"><text:s/>Executive was not aware of the correct procedyoure</text:p>
      <text:p text:style-name="P1"><text:s/>I'm using vodafone since last 6 years, but now all services become pathetic day by day in terms of network and all services and if talk about vodafone store, is very pathetic about employee availability on all counter and attitude and answer</text:p>
      <text:p text:style-name="P1"><text:s/>Fast response and good behavier .</text:p>
      <text:p text:style-name="P1"><text:s/>Helpful and nice</text:p>
      <text:p text:style-name="P1"><text:s/>They talking and grinding rude behavioyour</text:p>
      <text:p text:style-name="P1"><text:s/>Good ambience , open space . ordinary looking efficient staff, upright sitting gets rid of laid back (lazy) expressions . FAIR - no hanky panky .</text:p>
      <text:p text:style-name="P1"><text:s/>When i clled service centre or visited the vodafone store....i impressed....my experience was fabulas...thnks for vodafone service</text:p>
      <text:p text:style-name="P1"><text:s/>Appreciate your service</text:p>
      <text:p text:style-name="P1"><text:s/>the service is becoming worst day by day . really Vodafone's class is going down day by day</text:p>
      <text:p text:style-name="P1"><text:s/>I had to wait for over 45 mins .. This place was over flowing with people .. Which is the case all the time . There was no place to stand let alone sit .. It was *** and was stinking with sweat smell of so many people standing and waiting .. It was a horrible experience ,I wish I don't have to visit it again</text:p>
      <text:p text:style-name="P1"><text:s/>To gain the well wishes and bleesings from customers your services need more improvements</text:p>
      <text:p text:style-name="P1"><text:s/>the service was good and the person dealing with me Mr. arun was great</text:p>
      <text:p text:style-name="P1"><text:s/>you need information in detail then better to call and understand</text:p>
      <text:p text:style-name="P1"><text:s/>Very helpful associates . Resolved query as per my requirement Hemraj</text:p>
      <text:p text:style-name="P1"><text:s/>Very satisifed</text:p>
      <text:p text:style-name="P1"><text:s/></text:p>
      <text:p text:style-name="P1"><text:s/>Comfort zone</text:p>
      <text:p text:style-name="P1"><text:s/>Beacuse of all the staff of your vodafone store is very healping and coperative natyoure so that i like</text:p>
      <text:p text:style-name="P1"><text:s/>I have waited for more than half an hoyour in that there were three shouting vodafone customer and their floor manager is unable to handle the situation</text:p>
      <text:p text:style-name="P1"><text:s/>Discipline</text:p>
      <text:p text:style-name="P1"><text:s/>The way the person dealt and easiness of process was amazing . I appreciate the service offered from vodafone... thanks</text:p>
      <text:p text:style-name="P1"><text:s/>The service was good and queries were meet up properly</text:p>
      <text:p text:style-name="P1"><text:s/>They solve my problem within few minuts .</text:p>
      <text:p text:style-name="P1"><text:s/>Hello - its been twice that my tariff plan is changed without notifying me . Above that my 3G was deactivated still charging me for it . Also when last time i complained for tariff plan change, they said the charges will be reversed . that did not happen . overall i feel the customer care dept is just for show . its good for nothing...sorry to be so blunt but i cannot bare the false promises anymore...</text:p>
      <text:p text:style-name="P1"><text:s/>e to customers . Please try to improve the service . Thanks .</text:p>
      <text:p text:style-name="P1"><text:s/>Way of talking was good . I was facing network problem he just checked my sim card and sugges to change it now problem has been solved . Execellent ....</text:p>
      <text:p text:style-name="P1"><text:s/>Customers complains are more and Executive to attend the complaint are very less . please increase your staff .</text:p>
      <text:p text:style-name="P1"><text:s/>I got full support</text:p>
      <text:p text:style-name="P1"><text:s/>Very rude and roughly attitude from your desk person . Not willing to do her duty nor sensitive for customer need</text:p>
      <text:p text:style-name="P1"><text:s/>The network is not proper . I had complained about it but they have not settled issues . I have recharged for 3g net pack but if I keep 3g network on its not working . I went to Vodafone store but didn't help.. not at all a good customer satisfaction from Vodafone . Worst network I have ever seen .</text:p>
      <text:p text:style-name="P1"><text:s/>A Willingness to understand the customer .</text:p>
      <text:p text:style-name="P1"><text:soft-page-break/><text:s/>Exellant keep it up for every customers</text:p>
      <text:p text:style-name="P1"><text:s/>Market syourvey about company image in mind of customer</text:p>
      <text:p text:style-name="P1"><text:s/>So good</text:p>
      <text:p text:style-name="P1"><text:s/>I notice that oyour Poonam chember and sadar store notice costumer is not valuable and not important</text:p>
      <text:p text:style-name="P1"><text:s/>Sorry I no read</text:p>
      <text:p text:style-name="P1"><text:s/>Satisfied ..........</text:p>
      <text:p text:style-name="P1"><text:s/>My balance was cut without any reason..hence these ratings</text:p>
      <text:p text:style-name="P1"><text:s/>Charges of all is so high</text:p>
      <text:p text:style-name="P1"><text:s/>Respected as per my opinion speciialy l am appreciate you for yr good responce to custmr i am gives you 10 pts for that fyourthyoure futyourealso contnu this service thanks for oyour suggestion</text:p>
      <text:p text:style-name="P1"><text:s/>Horrible service ,customer care un Professional</text:p>
      <text:p text:style-name="P1"><text:s/>I have been charged rs . 75 on 20/11/14 for a premium service that i have not activated or used . Again on 09/12/14 I have been charged Rs . 35 for a juiceup pack which have not activated or used . The store staff could give me proof of what i have done on my handset to be charged these amount and said it could be some pop up that appeared on my handset when accessing internet . They were only trying to justify that the charges are correct and i have activated the services . I have been usin an iphone for the last three years and am aware of what to access while using internet . I not happy as I have not evencompleted a month with Vodafone and have been charged for some ridiculous services which I have not activated or used . If this is how Vodafone treats its customers then I will be taking my service elsewhere .</text:p>
      <text:p text:style-name="P1"><text:s/>Not able to understand my requirements for international roaming for data and call even from my end charges were not a issue . I am concerned only for continuous connectivity in India .</text:p>
      <text:p text:style-name="P1"><text:s/>Excellent service and hospitality .</text:p>
      <text:p text:style-name="P1"><text:s/>Excellent service and hospitality .</text:p>
      <text:p text:style-name="P1"><text:s/>Keep it up ...</text:p>
      <text:p text:style-name="P1"><text:s/>Executive way of explaining is superb . Thank for being very patient</text:p>
      <text:p text:style-name="P1"><text:s/>Network is very poor on my number .</text:p>
      <text:p text:style-name="P1"><text:s/>Totaly no response your r vodafone showroom . Sorry i am going to change network . Thank your</text:p>
      <text:p text:style-name="P1"><text:s/>From last one month my internet is not working properly they at store are not bothered to get rectified that is the reason pl.help me short out the problem</text:p>
      <text:p text:style-name="P1"><text:s/>I am happy I got what i had requested for.. I wanted to move to Vodafone Red and i got that.. The associate at d store atleast explored options and got it done.. However at d Hyper City store they said NO upfront which isnt impressive.. Thank your.. Good job.. :-)</text:p>
      <text:p text:style-name="P1"><text:s/>Quick response</text:p>
      <text:p text:style-name="P1"><text:s/>It was my first visit to the main store.. An executive near the coupon machine helped me with the immediate help as I had very less time . The executive 'Mr. Gyan' who heard my problem was very patient and did the best he could in my favor for my another no . 9711235561. The only thing I felt was if he could hv taken little less time on the system . Thanks...</text:p>
      <text:p text:style-name="P1"><text:s/>The pyourpose of visit is not solved .</text:p>
      <text:p text:style-name="P1"><text:s/>your token service is the worst because customers are more but the assistants are less in number</text:p>
      <text:p text:style-name="P1"/>
      <text:p text:style-name="P1"><text:s/>your customer service is very slow</text:p>
      <text:p text:style-name="P1"><text:s/>No proper responce from your end</text:p>
      <text:p text:style-name="P1"><text:s/>Employees take an <text:span text:style-name="T10">ex</text:span>tra effort to d job...dey r very efficient and consumer friendly...</text:p>
      <text:p text:style-name="P1"><text:s/>The way store associate respond or talk to me was very pretty thats y my over all experience was great in store .</text:p>
      <text:p text:style-name="P1"><text:s/>The person who attended was having full knowledge and understanding of my requirments . And was very helpfull .</text:p>
      <text:p text:style-name="P1"><text:s/>You have setup token system but this is not being followed , I was waiting for 20 mins with the tokens behind me being served Not sure if that was due to my request being a prepaid and less of commission for your executives</text:p>
      <text:p text:style-name="P1"><text:s/>Every employ in the store is good</text:p>
      <text:p text:style-name="P1"><text:s/>awesome</text:p>
      <text:p text:style-name="P1"><text:s/>repaid number when I was told it will take 4hoyours . To begin with the <text:soft-page-break/>national roaming is suppose to be active by default ! I am deeply upset with the VodaNot a single customer care representative helped me . They kept me on hold and then hung up . It took 17hoyours for my national roaming to be activated on my p</text:p>
      <text:p text:style-name="P1"><text:s/>i have three year experience in Vodafone as feild executive</text:p>
      <text:p text:style-name="P1"><text:s/>I have given a good rating which is based on my perception and experience.thanks .</text:p>
      <text:p text:style-name="P1"><text:s/>Vodafone has a good team . Customer support is really good .</text:p>
      <text:p text:style-name="P1"><text:s/>I am happy with your service and also I proud that I am Vodafone customers</text:p>
      <text:p text:style-name="P1"><text:s/></text:p>
      <text:p text:style-name="P1"><text:s/>They gve us good service and satisfy wat we need in store room</text:p>
      <text:p text:style-name="P1"><text:s/>QUICK RESPONSE, ESPECIALLY FROM your REPRASENT MR. CH. PRAVEEN KUMAR HE GIVEN GOOD SUGGESTIONS to choose suitable Plan for me .</text:p>
      <text:p text:style-name="P1"><text:s/>Overall good</text:p>
      <text:p text:style-name="P1"><text:s/>Unacceptable waiting period, app 1hr, no seating arrgt even for Sr Citizens .</text:p>
      <text:p text:style-name="P1"><text:s/>The way of treating customer and diverting customer to new plans instead of what they want</text:p>
      <text:p text:style-name="P1"><text:s/>Every thing is OK but unavailability of proper waiting space is a problem .</text:p>
      <text:p text:style-name="P1"><text:s/>Its good the way of giving offers is very likely</text:p>
      <text:p text:style-name="P1"><text:s/>Quick response and Professional approach</text:p>
      <text:p text:style-name="P1"><text:s/>Overall good experience .</text:p>
      <text:p text:style-name="P1"><text:s/>I have shifted my residence to thoraipakkam near omr , chennai . From inside the bldng i am not able to talk to anybody . In other words there is no connectivity .</text:p>
      <text:p text:style-name="P1"><text:s/>Good</text:p>
      <text:p text:style-name="P1"><text:s/>The person der cudnt do my work . I wanted to change my package to only roaming for 6months . But they didnt know which code to apply for dat</text:p>
      <text:p text:style-name="P1"><text:s/>Focus on customer satisfaction about your services given from call centre .</text:p>
      <text:p text:style-name="P1"><text:s/>Bad response from store ? Lack of staffs ? Mobile plans are not properly configyoured ? Vodafone cheated ?</text:p>
      <text:p text:style-name="P1"><text:s/>We don't like your service....because in your store interaction with associate is not very good ..we r dissatisfied with them... I will rate 0...( dissa</text:p>
      <text:p text:style-name="P1"><text:s/>your billing system is very bad and also very disterbense</text:p>
      <text:p text:style-name="P1"><text:s/>My issue got solved changing my SIM to micro SIM.also the technical staff Ms.Rani solved some problem after installing the micro SIM. So was satisfied wi</text:p>
      <text:p text:style-name="P1"><text:s/>Good signal coverage, trained staff with helping tendency and dealer with clear knowledge and patience</text:p>
      <text:p text:style-name="P1"><text:s/>No responce in your services . Including . Company staf</text:p>
      <text:p text:style-name="P1"><text:s/>Very good</text:p>
      <text:p text:style-name="P1"><text:s/>hanks</text:p>
      <text:p text:style-name="P1"><text:s/>Very satisfied</text:p>
      <text:p text:style-name="P1"><text:s/>All the boy in c.care was bussy with mobile phone and gossip,</text:p>
      <text:p text:style-name="P1"><text:s/>Why or your store to at suthlna paly neer locan</text:p>
      <text:p text:style-name="P1"><text:s/>I did not get any problem for what pyourpose I visited, <text:s/>Sent from Yash Negi</text:p>
      <text:p text:style-name="P1"><text:s/>problem or complaint solved the executive should call us . Other wise concept of vodafone is good .</text:p>
      <text:p text:style-name="P1"><text:s/>Customer service exicutive is very good.Their service is up to the mark .</text:p>
      <text:p text:style-name="P1"><text:s/>Very satisfied</text:p>
      <text:p text:style-name="P1"><text:s/>The associates interact with me is very helpful person and knows how to pamper the customera .</text:p>
      <text:p text:style-name="P1"><text:s/>Full of them are worthless</text:p>
      <text:p text:style-name="P1"><text:s/>please call to discuss</text:p>
      <text:p text:style-name="P1"><text:s/>Worst service .</text:p>
      <text:p text:style-name="P1"><text:s/>I visited your store after a waiting of an hoyour , my tyourn came . The person your interjected was good on talking but was helpless to do any favoyour or solve my problem . It was almost total wastage of time</text:p>
      <text:p text:style-name="P1"><text:s/>I'm not satisfied with your service centre my complaint for wrong charge s in my cyourrent bill</text:p>
      <text:p text:style-name="P1"><text:s/>Q 3 very satisfied</text:p>
      <text:p text:style-name="P1"><text:s/>Good behave by the employee</text:p>
      <text:p text:style-name="P1"><text:s/>Poor service and un necessary documentation demands</text:p>
      <text:p text:style-name="P1"><text:s/>Not at all happy billing problem always , going to port</text:p>
      <text:p text:style-name="P1"><text:s/>The experience was good</text:p>
      <text:p text:style-name="P1"><text:s/>your service is awesome good</text:p>
      <text:p text:style-name="P1"><text:soft-page-break/><text:s/>wow experience at store vodafone rocks</text:p>
      <text:p text:style-name="P1"><text:s/>ight of sky .</text:p>
      <text:p text:style-name="P1"><text:s/>ank you !</text:p>
      <text:p text:style-name="P1"><text:s/>Good</text:p>
      <text:p text:style-name="P1"><text:s/>No reasons but they are the best to my understanding</text:p>
      <text:p text:style-name="P1"><text:s/>I wanted to get the roaming plan for 2 months but was not satisfactory guided .</text:p>
      <text:p text:style-name="P1"><text:s/>Good custmor service</text:p>
      <text:p text:style-name="P1"><text:s/>Not bad good</text:p>
      <text:p text:style-name="P1"><text:s/>your dealer named SACHIN misbehaved with me and told me to complete unreasonable formalities which caused me great hardship . I had to rush thrice to yoyourstore at udyog nagar and thus wasted my precious time .</text:p>
      <text:p text:style-name="P1"><text:s/>Lack of knowledge of your correspondent Time spent in eating 1:30 hrs Coyourteousness of staff lacking</text:p>
      <text:p text:style-name="P1"><text:s/>Vodafone customer care is very helpful.and quickly solve any query of customer</text:p>
      <text:p text:style-name="P1"><text:s/>Vodafone store person had No any answer about my quarry ( Vodafone Red Plan activation)</text:p>
      <text:p text:style-name="P1"><text:s/></text:p>
      <text:p text:style-name="P1"><text:s/>For what no use</text:p>
      <text:p text:style-name="P1"><text:s/>How can I contact customer care representative over mobile as 121 and 124 has I've system</text:p>
      <text:p text:style-name="P1"><text:s/>I asked for duplicate nano sim issue they told me it will abtivate in 2 hoyours but it is now 45 hoyours it has not been activated yet .</text:p>
      <text:p text:style-name="P1"><text:s/>I had gone at 7pm to malad branch . It was pretty much empty . Else i usually go to 4 bungalows branch which is chaotic and unorganized .</text:p>
      <text:p text:style-name="P1"><text:s/>i feel better</text:p>
      <text:p text:style-name="P1"><text:s/>Troubleless</text:p>
      <text:p text:style-name="P1"><text:s/>Good service by staff</text:p>
      <text:p text:style-name="P1"><text:s/>Mnp</text:p>
      <text:p text:style-name="P1"><text:s/>I brought a new iphone from usa.i was not knowing the systeam of its operation.I ask yr guy to give me suitable plan for internet and talk.Mr yoge Sh and</text:p>
      <text:p text:style-name="P1"><text:s/>cooperated in all aspects</text:p>
      <text:p text:style-name="P1"><text:s/>No body to head when we enter your service shop.Service People and visitor can't be distinguish ed.They should be at their table,every body tells go to that counter where there is nobody for time not tolerable to wait.Alternative leave the shop.You want score.Tell me what score I should give?DrTiwari</text:p>
      <text:p text:style-name="P1"><text:s/>Poor customer service, condescending attitude to customers and unnecessary delays</text:p>
      <text:p text:style-name="P1"><text:s/>10 very satisfied</text:p>
      <text:p text:style-name="P1"><text:s/>Customer oriented systamatic store and good response by staff . I appreciate and keep it up .</text:p>
      <text:p text:style-name="P1"><text:s/>The assistant was cordial and helpful ,i got the detailed explanation for my query</text:p>
      <text:p text:style-name="P1"><text:s/>Good store layout . Co-operative staff . Well informed .</text:p>
      <text:p text:style-name="P1"><text:s/>It was ridiculous</text:p>
      <text:p text:style-name="P1"><text:s/>Service is poor</text:p>
      <text:p text:style-name="P1"><text:s/>Given right solution in short time</text:p>
      <text:p text:style-name="P1"><text:s/>Network no problem . Service at v store is satisfactory . Standard waiting time ive experienced is max 1hr</text:p>
      <text:p text:style-name="P1"><text:s/>We r always with great vodafone family</text:p>
      <text:p text:style-name="P1"><text:s/>requested to your personal at costumer care centre to change of plan i.e . Unlimited, they said YES but not happened . My plan is 899. The bill is coming around Rs 2400. Several issues are there, so that i am not happy with your service . your costumer.....Nayak .</text:p>
      <text:p text:style-name="P1"><text:s/>We r always with vodafone great family.thanks</text:p>
      <text:p text:style-name="P1"><text:s/>My needs were identified and understood promptly . Finally the entire process was finished quickly .</text:p>
      <text:p text:style-name="P1"><text:s/>The lady who talked to me seemed to be new but she was good enough to inquire and explained to me about my 3G plan .</text:p>
      <text:p text:style-name="P1"><text:s/>Very nice and speed service.excellent.thanks to vodafone .</text:p>
      <text:p text:style-name="P1"><text:s/>Good service provided by agent there...</text:p>
      <text:p text:style-name="P1"><text:s/>sales assistant for the reason and he did not give me one . He said that the only way I could get my number back was to change to a Post Pay - what a sneaky marketing strategy you have . He did not explain the options well - I still have <text:soft-page-break/>no idea how to pay or how much I will be paying . The staff in the store were tired, unmotivated and unhelpful . I then had to revisit the store 2 days later because my number still wasn't working . Amazingly it worked as soonas I walked into the shop . The lady I saw was the only redeeming part of my experience - she was polite, helpful and kind . But overall my experience wasappalling and if I am not happy with my Post Pay I will take my business away .</text:p>
      <text:p text:style-name="P1"><text:s/>Extremely fast and professional service</text:p>
      <text:p text:style-name="P1"><text:s/>I got my work done within expected time and the staff were coyourteous thank you</text:p>
      <text:p text:style-name="P1"><text:s/>ble to help . Any way thanks .</text:p>
      <text:p text:style-name="P1"><text:s/>POSTPAID CUSTOMER WHEN I HD MADE-UP MY MIND TO CONVERT TO PREPAID.</text:p>
      <text:p text:style-name="P1"><text:s/>The customer service lady attending to my billing related issue, was not concerned in helping with the matter and insisted on sending an email . She did not want to discuss the bill or talk plan or even look at the bill closely to understand where the problem was . I was asked to send an email because the p</text:p>
      <text:p text:style-name="P1"><text:s/>professionally though was very busy with others seeking his help for trpuble shooting .</text:p>
      <text:p text:style-name="P1"><text:s/>The generosity of the store manager kajori roy and her gratitude to make me understand my monthly bill was impeccable,much appreciated,keep on the good work ! Thank You</text:p>
      <text:p text:style-name="P1"><text:s/>your lady executiv is very helpful and clear in her explanation, respectble and have lots of patitence . I feel happy .</text:p>
      <text:p text:style-name="P1"><text:s/>Happy to help</text:p>
      <text:p text:style-name="P1"><text:s/>Madhu uppal is very helpful .....solved my problem so quickly ....Thank madhu and thanks vodafone</text:p>
      <text:p text:style-name="P1"><text:s/>executive wasting my time and trying to lie to me</text:p>
      <text:p text:style-name="P1"><text:s/>COMPLITE SATISFACTION</text:p>
      <text:p text:style-name="P1"><text:s/>Very Good service</text:p>
      <text:p text:style-name="P1"><text:s/>Gud service provide me, by your employee narinder thanking to you vodafone</text:p>
      <text:p text:style-name="P1"><text:s/>I waited for 5 to 7 minutes .</text:p>
      <text:p text:style-name="P1"><text:s/>Customer service is very poor</text:p>
      <text:p text:style-name="P1"><text:s/>Gud service</text:p>
      <text:p text:style-name="P1"><text:s/>Gud services by all excutives</text:p>
      <text:p text:style-name="P1"><text:s/>Store people could not identify and resolve the problem of excessive billing.... asked me to go somewhere else</text:p>
      <text:p text:style-name="P1"><text:s/>The person who provided the service was very humble nd co-operative . Nd so i had a nice experience visiting your vodafone store .</text:p>
      <text:p text:style-name="P1"><text:s/>Excellent service</text:p>
      <text:p text:style-name="P1"><text:s/>Amandeep deal with the customers in a very polite manner.She is a frabjous associate of vodafone store punjab,hoshiarpyour .</text:p>
      <text:p text:style-name="P1"><text:s/>Provide ed detailed information for questions asked .</text:p>
      <text:p text:style-name="P1"><text:s/>Very satisfied your experince .</text:p>
      <text:p text:style-name="P1"><text:s/>Nothing i want just.do not glirting in the store they should help us</text:p>
      <text:p text:style-name="P1"><text:s/>Not provided with the scheme benefits of rs135 pack . many times i have complainted to customer care as well as voda store but no solution provided to me.Now my customer help line no is also barred from 12 days . I am totally un satisfied by the services.As your associate tried to help me out but he is also not able because of some reasons . I am porting my no as soon as possible . Because of your un proffessional behavioyour . And its a shame on vodafone that they say we are happy to help oyour customers .</text:p>
      <text:p text:style-name="P1"><text:s/>Increase my credit limit</text:p>
      <text:p text:style-name="P1"><text:s/>m have go for new postpaid con nd his guy sir just wait for 15min nd ne number was activate just 15min wow service for this guy shubham</text:p>
      <text:p text:style-name="P1"><text:s/>your no is disconnected . No reasons known by gallery people also .</text:p>
      <text:p text:style-name="P1"><text:s/>Very good</text:p>
      <text:p text:style-name="P1"><text:s/>Firstly attitude of your stuff were not customer friendly . There was excessive waiting time . After interaction the solution provided is also not correct .</text:p>
      <text:p text:style-name="P1"><text:s/>Proper and just information was given in relation 2 roaming and dyouration of the no facility</text:p>
      <text:p text:style-name="P1"><text:s/>My ratings ony for your servi</text:p>
      <text:p text:style-name="P1"><text:s/>Exlent knowledgable executive understand query and give proper resolution</text:p>
      <text:p text:style-name="P1"><text:s/>They are not ready to talk only . Mr. Sudip of Byourdwan store is a bulshit man ! Never been with such a worst connection !</text:p>
      <text:p text:style-name="P1"><text:s/>Gud service.the exicutive maintain customer relationship .</text:p>
      <text:p text:style-name="P1"><text:soft-page-break/><text:s/>The store associate gave better alternatives to my problem and took a realistic approach towards solving the problem .</text:p>
      <text:p text:style-name="P1"><text:s/>The staff at the counter was polite, listening, understanding and explaining things .</text:p>
      <text:p text:style-name="P1"><text:s/>geable customer .</text:p>
      <text:p text:style-name="P1"><text:s/>Satisfaction</text:p>
      <text:p text:style-name="P1"><text:s/>Very Bad with vodafone Planing to PORT very Soon</text:p>
      <text:p text:style-name="P1"><text:s/>to attend which jyoti did . Poor customer service not too mention it took each person more than 15 mins to get a resolution it appears .</text:p>
      <text:p text:style-name="P1"><text:s/>overall experience was good ... happy with services .</text:p>
      <text:p text:style-name="P1"><text:s/>Gud service and gud knoldge</text:p>
      <text:p text:style-name="P1"><text:s/>Everything is good but there is a lot of waiting time . People think first to go there .</text:p>
      <text:p text:style-name="P1"><text:s/>Excellent</text:p>
      <text:p text:style-name="P1"><text:s/>Nice</text:p>
      <text:p text:style-name="P1"><text:s/>Needs a good store manager..</text:p>
      <text:p text:style-name="P1"><text:s/>your employ Yogisha mam is very good by natyoure</text:p>
      <text:p text:style-name="P1"><text:s/>I am a Senior Citizen . Retired from managerial post of Nationalised Bank . I had selected Vodafone for corporate plan . Now, I am being run from piller topost by you for small services issues like change of sim for smart hand set, change of plan etc . Unable to understand this deficiency in service inspireof your customer 4 ten long years ?</text:p>
      <text:p text:style-name="P1"><text:s/>0(very dissatisfied).Service was very poor.l wanted to change only sim.But it takes almost more than one hoyour.There was not enough staff to attend custom</text:p>
      <text:p text:style-name="P1"><text:s/>Good and got clarified the details required</text:p>
      <text:p text:style-name="P1"><text:s/>Good experience</text:p>
      <text:p text:style-name="P1"><text:s/>Gud Service .</text:p>
      <text:p text:style-name="P1"><text:s/>System failuer , wrong commitment</text:p>
      <text:p text:style-name="P1"><text:s/>Good service</text:p>
      <text:p text:style-name="P1"><text:s/>Very Good</text:p>
      <text:p text:style-name="P1"><text:s/>I want 3G data pack with best offer in life long</text:p>
      <text:p text:style-name="P1"><text:s/>It was a nice experience . Queries got resolved Helpful employe ..great</text:p>
      <text:p text:style-name="P1"><text:s/>Vodafone at center they are least bother to help you secondly every time system is down.every time they are helpless...no proper network available at home since its been now..Vodafone operators doesn't understand english do your hire ppl how are illiterates ? They have misguided me and my mobile bill have shoot up who is responsible for all dis ??</text:p>
      <text:p text:style-name="P1"><text:s/>Too much waiting time at store before ticket number is called . Also, it takes too long for the store person to get into the system and resolve the problem .</text:p>
      <text:p text:style-name="P1"><text:s/>I need a callertone from kannada movie mayourya .</text:p>
      <text:p text:style-name="P1"><text:s/>Good customer service</text:p>
      <text:p text:style-name="P1"><text:s/>Excellent set up, polite and cooperative staff centrally located , nice coverage .</text:p>
      <text:p text:style-name="P1"><text:s/>Very good</text:p>
      <text:p text:style-name="P1"><text:s/>to avoid futyoure issues like this . Otherwise it spoil Vodafone name .</text:p>
      <text:p text:style-name="P1"><text:s/>To bab service no customer help ness ? ?</text:p>
      <text:p text:style-name="P1"><text:s/>your associates r very gud bt one of them is very rude..please suspend her . She is not wrthy.thnx</text:p>
      <text:p text:style-name="P1"><text:s/>your service is so good and your executive responded so good</text:p>
      <text:p text:style-name="P1"><text:s/>Good service</text:p>
      <text:p text:style-name="P1"><text:s/>Very good experience and fully satisfied with the services</text:p>
      <text:p text:style-name="P1"><text:s/>Bad coverage while Roming not a good response from toll free</text:p>
      <text:p text:style-name="P1"><text:s/>Slow servces and poor performance of staff</text:p>
      <text:p text:style-name="P1"><text:s/>Time,No quick response from some employee</text:p>
      <text:p text:style-name="P1"><text:s/>Vodafone network is good, Reprenstatives are attentive and reflective, and overall "Quality has no other choice".</text:p>
      <text:p text:style-name="P1"><text:s/>Tarif is affordable and the offers are attractive . Even y'day got a new connection for my son . Though its little bit conjested there is no loos of time.Store associate Ms.Lalitha is very cooperative and understand my requirements easily .</text:p>
      <text:p text:style-name="P1"><text:s/>Gud service</text:p>
      <text:p text:style-name="P1"><text:s/>As i reach store, executive done quick action on my request</text:p>
      <text:p text:style-name="P1"><text:s/>Good</text:p>
      <text:p text:style-name="P1"><text:s/>she is very polite</text:p>
      <text:p text:style-name="P1"><text:soft-page-break/><text:s/>Very well explained abt product by vishwanath and wit gud and well communication skil..... Keep it up gud work.......</text:p>
      <text:p text:style-name="P1"><text:s/>Excelent service, good communication and fast service</text:p>
      <text:p text:style-name="P1"><text:s/>It was a new shop . Staff was attentive . I had requested for 3G service to my connection .</text:p>
      <text:p text:style-name="P1"><text:s/>Customer delight</text:p>
      <text:p text:style-name="P1"><text:s/>Got good service from shilpa she is so good</text:p>
      <text:p text:style-name="P1"><text:s/>Good service in shop</text:p>
      <text:p text:style-name="P1"><text:s/>I had already in my earlier msg</text:p>
      <text:p text:style-name="P1"><text:s/>Very bad</text:p>
      <text:p text:style-name="P1"><text:s/>I need half paisa per 1sec plan continuously . Voda gives this plan very rarely . I do nt wnt check the plans every month . Eg.tata docomo they have regularplan on 2sec/1paisa . We are nt much happy as there no consistent plan</text:p>
      <text:p text:style-name="P1"><text:s/>First of all we pyourchased oyour sim on Thyoursday 5:00 o'clock and the vodafone store executive said it would take 4:00 hoyours to activate . But it got activated on Friday 4:00 o'clock when we visited the vodafone store again and talked to them .</text:p>
      <text:p text:style-name="P1"><text:s/>I visit the store after many years now I found the services very satisfactory compared to my previous visit</text:p>
      <text:p text:style-name="P1"><text:s/>Promises made on service with no delivery</text:p>
      <text:p text:style-name="P1"><text:s/>Still my query is not resolved dey said dat i wll receive a call but still i havent received any call... really ****** off wid Vodafone service</text:p>
      <text:p text:style-name="P1"><text:s/>products and people .</text:p>
      <text:p text:style-name="P1"><text:s/>No comments</text:p>
      <text:p text:style-name="P1"><text:s/>Can not trust on conversation, because they never fulfilled</text:p>
      <text:p text:style-name="P1"><text:s/>Need little bit more improvement .</text:p>
      <text:p text:style-name="P1"><text:s/>within 20 minutes .</text:p>
      <text:p text:style-name="P1"><text:s/>Not at all customer-centric behavioyour, poor-understanding or motivated misunderstanding of issues, deteriorating store infrastructyoure, hospitality quotient, discipline and quality of manpower . Promised certain delivery of services, delivery never happened in about 7-8 days . _XX&lt;1_XX&gt;</text:p>
      <text:p text:style-name="P1"><text:s/>Oyour Vodafone is quick &amp;honest with beautiful .</text:p>
      <text:p text:style-name="P1"><text:s/>e as your customer care miscommunicated with me which I recorded dyouring the complain over phone as a prove because if I didn't record it and your executivere 0 out of 10. But some other executive helped me to understand my problem and she said that she will send a mail against my problem to the customer carower for solving the internet problem and he was taking his lunch at 5:30 pm and continued up to 45 minutes ! 2nd the executive who was appointed for solvinFirst of all I had to wait for near about 2 hoyours . But my token no . was less than the others,they were given the priority as your store had only one manp</text:p>
      <text:p text:style-name="P1"><text:s/>Network is good</text:p>
      <text:p text:style-name="P1"><text:s/>good store.please give Fulltalktime on small recharge .</text:p>
      <text:p text:style-name="P1"><text:s/>The floor manager patiently listen to me and offered me good service . Am happy with Mr. Sushata's attitude and approach .</text:p>
      <text:p text:style-name="P1"><text:s/>It was good experience and the people are very friendly natyoure finally I love the natyoure</text:p>
      <text:p text:style-name="P1"><text:s/>Very systematic handling and service with Nikita who attended at store and relationships manager Lavita Moses were very effective and helpful .</text:p>
      <text:p text:style-name="P1"><text:s/>The executive at the gallery wasted time by claiming that mine is a corporate connection and I can't change . I've been paying bills and I don't like to be held to ransom when this is my personal connection . A corp super saver plan is my choice and I'm accountable for my payments, how is this a corp connection?? ?</text:p>
      <text:p text:style-name="P1"><text:s/>My queries were solved by the executive..</text:p>
      <text:p text:style-name="P1"><text:s/>This time iam stasfied....I hope forther also...</text:p>
      <text:p text:style-name="P1"><text:s/>Very gud interactive people and gud office work at the same time easy to get all things what the customer need.....</text:p>
      <text:p text:style-name="P1"><text:s/>No service nd other charge volume is high so customer problem</text:p>
      <text:p text:style-name="P1"><text:s/>Realy happy to help</text:p>
      <text:p text:style-name="P1"><text:s/>Not giving proper solutions .</text:p>
      <text:p text:style-name="P1"><text:s/>Good service and good network</text:p>
      <text:p text:style-name="P1"><text:s/>Good</text:p>
      <text:p text:style-name="P1"><text:s/>your team of Store Associates are quite friendly, empathetic and genuinely interested in addressing the problems of Customers and go all out to get the <text:soft-page-break/>issue resolved . They are humane in their approach than mechanical.This is from my experience of resolving my problems on different ocassions and observingtheir handling of others' issues while waiting @ your Stores .</text:p>
      <text:p text:style-name="P1"><text:s/>Vodafone has many plus points.it has excellent service system.it has excellent networking, excellent customer care service .</text:p>
      <text:p text:style-name="P1"><text:s/>your associate are not even interested to talking with us .. At 4.30 they tell wait we have lunch time .. and start gossiping</text:p>
      <text:p text:style-name="P1"><text:s/>A good service provider better than all in india</text:p>
      <text:p text:style-name="P1"><text:s/>Long waiting time . Chaotic . Sometimes rude staff .</text:p>
      <text:p text:style-name="P1"><text:s/>Th</text:p>
      <text:p text:style-name="P1"><text:s/>The atmosphere is nice but ask the associates to keep tender change</text:p>
      <text:p text:style-name="P1"><text:s/>Good</text:p>
      <text:p text:style-name="P1"><text:s/>Product performance is poor . 2G is more or less ****. Tried so many plans; but bills keep on shooting</text:p>
      <text:p text:style-name="P1"><text:s/>The attendent was nice to talk cooperative and good</text:p>
      <text:p text:style-name="P1"><text:s/>Gud servise</text:p>
      <text:p text:style-name="P1"><text:s/>problem it should be addressed immediately and rouge the stress of your customers, rather then we again and again visiting your office . Thanks</text:p>
      <text:p text:style-name="P1"><text:s/>I am very much pleased with vodafone customer care stores and services</text:p>
      <text:p text:style-name="P1"><text:s/>Call me</text:p>
      <text:p text:style-name="P1"><text:s/>I am very satisfied to VODAFONE service..</text:p>
      <text:p text:style-name="P1"><text:s/>Awesome... Everything is proper . Satisfying....</text:p>
      <text:p text:style-name="P1"><text:s/>your Happy to help service is very excellent</text:p>
      <text:p text:style-name="P1"><text:s/>Lovely is a really nice person She is really good with her English and professional attitude</text:p>
      <text:p text:style-name="P1"><text:s/>in case of Airtel it only took 2 hrs and mini store at Malviya Nagar at a throw away distance .</text:p>
      <text:p text:style-name="P1"><text:s/>Its really good service</text:p>
      <text:p text:style-name="P1"><text:s/>All excutives are very helpful ... excellent service</text:p>
      <text:p text:style-name="P1"><text:s/>I applied for live cricket coverage but reception is almost nil on my repeated request nothing is done and I am loosing rs7 per day for nothing</text:p>
      <text:p text:style-name="P1"><text:s/>Great attitude towards me by the associate handling my query and got immediate resolution to my problem .</text:p>
      <text:p text:style-name="P1"><text:s/>He satisfied me</text:p>
      <text:p text:style-name="P1"><text:s/>The response of your store associates were pathetic, no zeal to help not even a smile . As if they were tired of doing all this and I a sure they were not HAPPY TO HELP.</text:p>
      <text:p text:style-name="P1"><text:s/>Nothing as such .</text:p>
      <text:p text:style-name="P1"><text:s/>Reached the store at 7pm for a new sim card issue,they asked me to come the next day because they were closing down for the day, but apparently the shopcloses at 730pm.i had to argue with the Vodafone executive to take my request which he finally did . And asked for 100 inr service charge for which theywere not even giving a receipt . So likely is that they were just pocketing the money.horrible experience</text:p>
      <text:p text:style-name="P1"><text:s/>Helping Natyoure Employee and they good work for coustmor</text:p>
      <text:p text:style-name="P1"><text:s/>Sorry your hv mistaken my answer for yr Q1. As I'm happy I'ld recommend atleast one or even more . My ratings r based on the experience I had dyouring my visit</text:p>
      <text:p text:style-name="P1"><text:s/>Good behave</text:p>
      <text:p text:style-name="P1"><text:s/>Staff was very helpful</text:p>
      <text:p text:style-name="P1"><text:s/>I am not receivd this months bill pl try to send it</text:p>
      <text:p text:style-name="P1"><text:s/>Its really pleasent experience at store, executive is very helpful and also suggest plan as per my need .</text:p>
      <text:p text:style-name="P1"><text:s/>Silly response to my query and no ownership . Unfit customer care person .</text:p>
      <text:p text:style-name="P1"><text:s/>Hello hello i am very satisfy with vodafone when is executive everything is super</text:p>
      <text:p text:style-name="P1"><text:s/>I was well received . Mr Chetan escorted me to his work station and helped . Nice office setup and well organised system . Documentation was taken care of . Wholly nice experience</text:p>
      <text:p text:style-name="P1"><text:s/>Vodafone always say that happy to help you . But in last week I have not seen this . I faced many problems to convert postpaid to prepaid</text:p>
      <text:p text:style-name="P1"><text:s/>Wow experience at store.. Really happy as a part of Vodafone . Vodafone rocks</text:p>
      <text:p text:style-name="P1"><text:s/>Mr.karthikeyan is very helpful and knowledged person.. Cleared my tons of issues and satisfy me with his smile..good</text:p>
      <text:p text:style-name="P1"><text:s/>I knew what I was looking without waisting anytime, the executive was polite <text:soft-page-break/>hence every thing went fast and smooth</text:p>
      <text:p text:style-name="P1"><text:s/>The query i had was properly quenched . My problem was heard and solution was provided .</text:p>
      <text:p text:style-name="P1"><text:s/>your associate is careless</text:p>
      <text:p text:style-name="P1"><text:s/>thin 20 minutes without any hassle .</text:p>
      <text:p text:style-name="P1"><text:s/>My experience is very bad if you can call I will share all the things which happen with me</text:p>
      <text:p text:style-name="P1"><text:s/>10 verylikely</text:p>
      <text:p text:style-name="P1"><text:s/>Beoz vodafone is the very best services nd rashi is very smart,intelligent,sincere,brave girl . She is very pretty . So nice</text:p>
      <text:p text:style-name="P1"><text:s/>very gud ex</text:p>
      <text:p text:style-name="P1"><text:s/>Its ok</text:p>
      <text:p text:style-name="P1"><text:s/>Happy to help is poryour</text:p>
      <text:p text:style-name="P1"><text:s/>Very poor assistance... custarmare care not solve this problem ..</text:p>
      <text:p text:style-name="P1"><text:s/>Very satisfied</text:p>
      <text:p text:style-name="P1"><text:s/>Good,</text:p>
      <text:p text:style-name="P1"><text:s/>I dn't want paper bill of this no . Please send monthly bill on e-mail ID. That has already given to vodafone store . Bt your r sending paper bill every month . I have cmplaint so many times before</text:p>
      <text:p text:style-name="P1"><text:s/>Would appreciate if the RM can call me to try and understand my problem otherwise there's no point I of creating relationship managers</text:p>
      <text:p text:style-name="P1"><text:s/>Very good customer service really happy to help</text:p>
      <text:p text:style-name="P1"><text:s/>I activated international roaming I was very happy to know that deposit was not required</text:p>
      <text:p text:style-name="P1"><text:s/>The process was much time consuming . I was cheated by the company and my query wasn't resolved in the customer care .</text:p>
      <text:p text:style-name="P1"><text:s/>Ensyoure that your showroom staff take a regulated break . I witnessed them beginning their work at 10 am and taking a break from 10-15 to 10-25 am all together, if I was their boss I would have sacked them then and there , we were seven customers stranded with oyour tokens in hand</text:p>
      <text:p text:style-name="P1"><text:s/>Very good service provaided by shivam mishra</text:p>
      <text:p text:style-name="P1"><text:s/>really very good service</text:p>
      <text:p text:style-name="P1"><text:s/>My experience was good..her behavioyour was so polite..too good.m hpy wid my last visit</text:p>
      <text:p text:style-name="P1"><text:s/>The complaint must solved within time , your company dont care for time</text:p>
      <text:p text:style-name="P1"><text:s/>For my comments you can call me at any time I will explain all</text:p>
      <text:p text:style-name="P1"><text:s/>The associate was helpful patient and a very good listener</text:p>
      <text:p text:style-name="P1"><text:s/>Good</text:p>
      <text:p text:style-name="P1"><text:s/>Pretty good</text:p>
      <text:p text:style-name="P1"><text:s/>I have always been happy with Vodafone services . My query was also answered pretty soon</text:p>
      <text:p text:style-name="P1"><text:s/>Staff not equiped</text:p>
      <text:p text:style-name="P1"><text:s/>Aapa gaye se internet de setting karvan sare bolde sanu mai aande fer aaap gaye shubham ko jine bas 2min laye ta sade internet chala dita oh bhia bht chnga se thanku Vodafonega se thanku Vodafone</text:p>
      <text:p text:style-name="P1"><text:s/>I wanted to put my number in safe custody from 17th December . I was sent from one associate to another, then told to wait . Without checking with me my number was blocked immediately . When I pointed out the error it was reactivated after some time . Also when I converted my number from prepaid to post paidin November 14, I was told there would be no charge for safe custody, whereas this time I was told there would be a charge . This is inappropriate .</text:p>
      <text:p text:style-name="P1"><text:s/>Prompt service . Friendly help . Ridhima was gud</text:p>
      <text:p text:style-name="P1"><text:s/>Some persons were not fully awear or knowledgeable . ie International Roamimg queries ? Some organised formal trainig would go a longway in improving over</text:p>
      <text:p text:style-name="P1"><text:s/>sales . Overall a good experience .</text:p>
      <text:p text:style-name="P1"><text:s/>SERVICE GOOD</text:p>
      <text:p text:style-name="P1"><text:s/>The store attendent atented and listened the problem nicely and tried to do what she could</text:p>
      <text:p text:style-name="P1"><text:s/>Excellent... I m satisfied with your service</text:p>
      <text:p text:style-name="P1"><text:s/>Very very bad</text:p>
      <text:p text:style-name="P1"><text:s/>Many times have to cmplnt regarding e-mail bill, bt always your r sending paper bill</text:p>
      <text:p text:style-name="P1"><text:s/>I meet mr shubham he is very gud person nd help for me.m so happy with vidafone service thanku Vodafone</text:p>
      <text:p text:style-name="P1"><text:soft-page-break/><text:s/>Stor me aane se Staf Ke HAR vykti se hame Pyoura ayour achha Sankar milta hai isliye hum yah retting de rahe hai ... Ek complete bhi hai Voda Fon se..... Ki... Hamara 3G bar bar stop kyon ** jata hai.... ? Mumbai me bhi kabhi kabhi coverage kyon nahi milta itne salon Ke bad ye Servic week ** jaye vo hame manjyour nahi . please ye bat me Dhyan dijiyega ... Thanks .... Hathibhai .</text:p>
      <text:p text:style-name="P1"><text:s/>It took me 1hr to get new no.not worth</text:p>
      <text:p text:style-name="P1"><text:s/>Best store hissar</text:p>
      <text:p text:style-name="P1"><text:s/>my 3g internet not working on date 6th December</text:p>
      <text:p text:style-name="P1"><text:s/>Good one</text:p>
      <text:p text:style-name="P1"><text:s/>I have seen the engry customer crowd shouting on store executives . They are not enough skilled to handle customers..I have given the reason for replacement of sim but issue still not resolved . I am not getting H plus signal and store executive not aware of what is 3g..h and h plus .</text:p>
      <text:p text:style-name="P1"><text:s/>Store mi problems ko jalde ayour bina parasan kiya solve ** jate hai ayour hamare liya usual plans ke bare mi bhi batate hai</text:p>
      <text:p text:style-name="P1"><text:s/>Very fast service m soo happy with Vodafone service</text:p>
      <text:p text:style-name="P1"><text:s/>All services are good we satisfie</text:p>
      <text:p text:style-name="P1"><text:s/>your agrnt who assited m was very brillient .</text:p>
      <text:p text:style-name="P1"><text:s/>Kindly improve on conversation with the customer . Rest overall dealing was impressive .</text:p>
      <text:p text:style-name="P1"><text:s/>Very helping natyoure)))</text:p>
      <text:p text:style-name="P1"><text:s/>Over all nice</text:p>
      <text:p text:style-name="P1"><text:s/>I used many net packs,,than too it was showing that i use more than 1gb without netplan..is that possbile ?</text:p>
      <text:p text:style-name="P1"><text:s/>Since very long time iam vofafone customer thank your</text:p>
      <text:p text:style-name="P1"><text:s/>Service can be made better by going according to the token nos . Allotted.. your 3G rates also can be made affordable to more people . With better data plans .</text:p>
      <text:p text:style-name="P1"><text:s/>The store location is good . The associates are pleasent mannered and know the products and can answer most questions about Vodafone plans . There is somewaiting time that cna be reduced .</text:p>
      <text:p text:style-name="P1"><text:s/>I am very appreciate</text:p>
      <text:p text:style-name="P1"><text:s/>The store associate was polite and solved my problem hopefully.the tariff plan has to be changed from next cycle.as long as the interaction is nice the customer is satisfied .</text:p>
      <text:p text:style-name="P1"><text:s/>I like vodafone service bcoz its giving a gud packages . Net range also gud in west bengal .</text:p>
      <text:p text:style-name="P1"><text:s/>Good</text:p>
      <text:p text:style-name="P1"><text:s/>more attention is required from your staff to solve the problems faced by the cusomers . more patience is required .</text:p>
      <text:p text:style-name="P1"><text:s/>Yes</text:p>
      <text:p text:style-name="P1"><text:s/>I am satisfied with your service . Keep going on all the best</text:p>
      <text:p text:style-name="P1"><text:s/>Got a new connection... Got a call from your call centre giving me wonderful plans... asked me to go to the nearest store for more good plans... reachingyour store found no new plans for new connections...how ridiculous and fraudulent..</text:p>
      <text:p text:style-name="P1"><text:s/>Very nice and very helpful I am satisfied</text:p>
      <text:p text:style-name="P1"><text:s/>all the process is systematic . People know what's the issue and the solution for that and timely resolution of the same</text:p>
      <text:p text:style-name="P1"><text:s/>1. Quick Service . 2. As he committed, SIM got activated within hoyour . 3.Served with happily . 4. Any customer will not expect more than this... :)</text:p>
      <text:p text:style-name="P1"><text:s/>Bcos she explaination is good and solve my problem and define very deeply and finaly she speek gently .she is name miss bharati in bilaspyour jain plaza bilaspyour .</text:p>
      <text:p text:style-name="P1"><text:s/>Staff is cooperative</text:p>
      <text:p text:style-name="P1"><text:s/>I am annealed to open my Vodafone app But the person attending and other staff are also do not know how my Vodafone app can open . Very bed</text:p>
      <text:p text:style-name="P1"><text:s/>Very satisfied</text:p>
      <text:p text:style-name="P1"><text:s/>Wrongly sharing of information from one executive to other . Being very rude . Making customers wait for no reason . Unnecessarily arguing with customers .</text:p>
      <text:p text:style-name="P1"><text:s/>Gud service .</text:p>
      <text:p text:style-name="P1"><text:s/>Receiving Attending quickly</text:p>
      <text:p text:style-name="P1"><text:s/>I had to give same service request 4 times to get ISD activated First: telephonic , second : chat, third : store visit, foyourth : again store visit It took almost 3 weeks to get ISD activated</text:p>
      <text:p text:style-name="P1"><text:soft-page-break/><text:s/>Its good . Staff was very much helpful and store is systematic . Thank you .</text:p>
      <text:p text:style-name="P1"><text:s/>Because Vodafone Store, Network are very good .</text:p>
      <text:p text:style-name="P1"><text:s/>Maya she is very helpfull I think for evey costomer . Appreciate</text:p>
      <text:p text:style-name="P1"><text:s/>As I am not satisfied with the replies given by the customer care, I have visited the store which is 25 kilo meters away from my home . But my problem isnot resolved in store also . I am using this network from last 7 years, but still the replies given by the Vodafone executives are not up to the satisfying level .</text:p>
      <text:p text:style-name="P1"><text:s/>The vodafone guys were very helpful and was clear enough to answer my queries . The overall service was good .</text:p>
      <text:p text:style-name="P1"><text:s/>They should help in a order whose customer visited</text:p>
      <text:p text:style-name="P1"><text:s/>Good service good brand</text:p>
      <text:p text:style-name="P1"><text:s/>Sandeep in Vodafone store is an asset to your company, great customer service provider .</text:p>
      <text:p text:style-name="P1"><text:s/>Very helpful and interactive response and service .</text:p>
      <text:p text:style-name="P1"><text:s/>please brng the experienced staff and do the time and floor management . Customers have to wait for long time to get the solition .</text:p>
      <text:p text:style-name="P1"><text:s/>My work related to convert no from corporate to personal . Process takes more time . After verification have to stand in queue at other counter to get SIM card</text:p>
      <text:p text:style-name="P1"><text:s/>Overall my experience as the rating of my reason as the my all of problem soul</text:p>
      <text:p text:style-name="P1"><text:s/>Experience was good . My queries are resolved .</text:p>
      <text:p text:style-name="P1"><text:s/>I was with you 1997 Now your services very poor No network Dropping call No body replied</text:p>
      <text:p text:style-name="P1"><text:s/>Service is too costly and not customer friendly</text:p>
      <text:p text:style-name="P1"><text:s/>Vodafone network is best in everywhere .. Its good and i like</text:p>
      <text:p text:style-name="P1"><text:s/>Because I took 251 pkg of internet in my bb mobile and its not working .they shud inform us abt that now my 251 rs r wasted</text:p>
      <text:p text:style-name="P1"><text:s/>Good attitude.prompt and proactive..especially Manoj,ABC ckdy .</text:p>
      <text:p text:style-name="P1"><text:s/>Better explanation and fast service .</text:p>
      <text:p text:style-name="P1"><text:s/>Gd cst service</text:p>
      <text:p text:style-name="P1"><text:s/>Query solved</text:p>
      <text:p text:style-name="P1"><text:s/>My experience has been good so 10/10.</text:p>
      <text:p text:style-name="P1"><text:s/>Wonderful</text:p>
      <text:p text:style-name="P1"><text:s/>Good customer service...</text:p>
      <text:p text:style-name="P1"><text:s/>Good experience and I am very satisfied</text:p>
      <text:p text:style-name="P1"><text:s/>Good experience and I am very satisfied</text:p>
      <text:p text:style-name="P1"><text:s/>Good service's by everyone..</text:p>
      <text:p text:style-name="P1"><text:s/>Always misguiding me- Why ? - I want to hear the reason from the top management only</text:p>
      <text:p text:style-name="P1"><text:s/>I was unknown abt the f,tyoures of my nokia phn and yr verious scms but he helped me in gting my phn in order.thanks</text:p>
      <text:p text:style-name="P1"><text:s/>Its the truth . Royden</text:p>
      <text:p text:style-name="P1"><text:s/>In your store persons are very friendly and quick processing</text:p>
      <text:p text:style-name="P1"><text:s/>Good service</text:p>
      <text:p text:style-name="P1"><text:s/>Vaibhavi patel was excellent in every respect</text:p>
      <text:p text:style-name="P1"><text:s/>Good</text:p>
      <text:p text:style-name="P1"><text:s/>scheme has not been activated in spite of follow up in gallery,internet and phone .</text:p>
      <text:p text:style-name="P1"><text:s/>Ok my vodafone no out going call not working for other net Work</text:p>
      <text:p text:style-name="P1"><text:s/>Ok</text:p>
      <text:p text:style-name="P1"><text:s/>Very good experiance im very satishfied</text:p>
      <text:p text:style-name="P1"><text:s/>Since no dissatisfaction, no comments . This is only level of satisfaction .</text:p>
      <text:p text:style-name="P1"><text:s/>Excellent service !! !</text:p>
      <text:p text:style-name="P1"><text:s/>I visited Vodafone store to solve a repetitive issue permanently as per suggestion of your customer care executive over phone at 198. your executive at Vodafone store was unable to solve the issue on the spot although I cooperated fully with him by showing physical statements . At last he looked for the manager who was not available and he took my alternate number but till now nobody called me to inform that my concerns are over .</text:p>
      <text:p text:style-name="P1"><text:s/>Overall it was good, keep it up .</text:p>
      <text:p text:style-name="P1"><text:s/>Vodafone store visit is very nice and very happy sevice provid</text:p>
      <text:p text:style-name="P1"><text:s/>The rating speaks for itself I feel this question is not relevant</text:p>
      <text:p text:style-name="P1"><text:s/>Best and fast services</text:p>
      <text:p text:style-name="P1"><text:soft-page-break/><text:s/>The store is A complete one stop solution for all my needs .</text:p>
      <text:p text:style-name="P1"><text:s/>Long waiting.no respect for serial # or priority number of senior citizen s</text:p>
      <text:p text:style-name="P1"><text:s/>They were never able to sort out my issues.. am still facing issues</text:p>
      <text:p text:style-name="P1"><text:s/>After so much explaination . No solution.and complain was also refuse and then taken.ultimetly my problem is still there</text:p>
      <text:p text:style-name="P1"><text:s/>So good</text:p>
      <text:p text:style-name="P1"><text:s/>Good and prompt service to the customer</text:p>
      <text:p text:style-name="P1"><text:s/>Unexpectedly, the internet on my phone was not working . It was a critical day for me to be in touch with several colleagues on an important project . I just could not do without having the internet, nor did I have any clue how to fix the problem . I went to your store, was served right away (there being less crowd at the time), the technical person coyourteously attended to me, and within minutes my problem was solved ! I was out of the store in practically no time and was able to reach for a critical meeting in time . All in all, it was a very positive experience .</text:p>
      <text:p text:style-name="P1"><text:s/>All my queries were resolved and I was informed of the prevailing plans and the costs associated .</text:p>
      <text:p text:style-name="P1"><text:s text:c="2"/>Reduce call rates like other operators .</text:p>
      <text:p text:style-name="P1"><text:s/>All very good</text:p>
      <text:p text:style-name="P1"><text:s/>good knowledge...</text:p>
      <text:p text:style-name="P1"><text:s/>Activation is very fast</text:p>
      <text:p text:style-name="P1"><text:s/>Best experience</text:p>
      <text:p text:style-name="P1"><text:s/>This is not fair..</text:p>
      <text:p text:style-name="P1"><text:s/>The servise is very good</text:p>
      <text:p text:style-name="P1"><text:s/>by Vodafone twice and even after so much of efforts they could not reverse fully . My overall experience is so disappointing with Vodafone . Sorry to sayI am very much dissatisfied with my previous experience with Vodafone when I was having Postpaid connection . There was much unauthorised Billing was made</text:p>
      <text:p text:style-name="P1"><text:s/>They don't care of customers problems.reply like unauthorised person</text:p>
      <text:p text:style-name="P1"><text:s/>please train your staff .</text:p>
      <text:p text:style-name="P1"><text:s/>Good, but we expect more offers from you for voice, data and sms .</text:p>
      <text:p text:style-name="P1"><text:s/>I am happy with service of vodafone</text:p>
      <text:p text:style-name="P1"><text:s/>Superb</text:p>
      <text:p text:style-name="P1"><text:s/>Torches</text:p>
      <text:p text:style-name="P1"><text:s/>Vodafone is a best service company and i like vodafone</text:p>
      <text:p text:style-name="P1"><text:s/>Nine</text:p>
      <text:p text:style-name="P1"><text:s/>d I was said they can't accept my request and I had to mail . Whereas I was served the same request earlier at a store .</text:p>
      <text:p text:style-name="P1"><text:s/>oftware of coyourse; answered my queries quickly and thankfully I didnt have to stay in that store for any longer . Dr. Akshita .</text:p>
      <text:p text:style-name="P1"><text:s/>please maintain the network fully every were and please give the offers as requestd by the customer or else the custumer will not stay in this network including me</text:p>
      <text:p text:style-name="P1"><text:s/>The rep was coyourteous and answered my questions, but the issue was not resolved to my satisfaction . The problem is not with the store, but with your systems .</text:p>
      <text:p text:style-name="P1"><text:s/>Compared 2 my experience a mnth ago i biliv an imprvmnt ovrall and tend 2 giv a btr rating . Rajesh, as expd, assistd his colleag 2 serv me btr !</text:p>
      <text:p text:style-name="P1"><text:s/>Good and quick service</text:p>
      <text:p text:style-name="P1"><text:s/>Good experience . I have got solutions for my problems correctly .</text:p>
      <text:p text:style-name="P1"><text:s/>Smiling faces all around giving me positive vibes :-)</text:p>
      <text:p text:style-name="P1"><text:s/>Feels proud to be a Vodafone family</text:p>
      <text:p text:style-name="P1"><text:s/>Lot of waiting period</text:p>
      <text:p text:style-name="P1"><text:s/>Sorry very poor . Please solve the problems immediately . This is customer care not a cushtomer care . Note the point . Futyoure service us customer quickly</text:p>
      <text:p text:style-name="P1"><text:s/>To encoyourage the customer to adopt the on line transaction like bill payment, plan change, to reduce rush at store .</text:p>
      <text:p text:style-name="P1"><text:s/>Excellent service which words can't explain especially</text:p>
      <text:p text:style-name="P1"><text:s/>Very good response ..send satisfaction I am very your Vodafone executive in Himmatnagar . .so thanks to Vodafone ...</text:p>
      <text:p text:style-name="P1"><text:s/>Veryy patient and polite associate who helped us with all oyour queries .</text:p>
      <text:p text:style-name="P1"><text:s/>No proper answer, Mr. Raise not understand the query, very weak to solve the problem</text:p>
      <text:p text:style-name="P1"><text:s/>Customer dealing nd comm skill was good</text:p>
      <text:p text:style-name="P1"><text:soft-page-break/><text:s/>Good receiving and nice talking with customers .</text:p>
      <text:p text:style-name="P1"><text:s/>Customer needs to be fulfilled as and when required .</text:p>
      <text:p text:style-name="P1"><text:s/>Fully satisfied wid the service ,I m the regular user of Vodafone from last five years.and very happy with Vodafone services</text:p>
      <text:p text:style-name="P1"><text:s/>Am happy with the offer and the way your interaction of staff is too good</text:p>
      <text:p text:style-name="P1"><text:s/>Single word... I love vodafone</text:p>
      <text:p text:style-name="P1"><text:s/>immediate response, good interaction, nice environment made me give the rating, thankq</text:p>
      <text:p text:style-name="P1"><text:s/>Always good experience when visit your store .</text:p>
      <text:p text:style-name="P1"><text:s/>Service is good interaction of executiv excellnt and very polite systm is very good</text:p>
      <text:p text:style-name="P1"><text:s/>All complaints are solve very timely . The customer satisfaction is very good manner . Over all the best services provider in haryana . Thanks</text:p>
      <text:p text:style-name="P1"><text:s/>I can't use internet and free 300 minuts</text:p>
      <text:p text:style-name="P1"><text:s/>It's was marvellous interaction nd behavioyour by employers in Vodafone store they complete the costumer's quarys with warm regards nd within time</text:p>
      <text:p text:style-name="P1"><text:s/>The service could have been done faster, that's all .</text:p>
      <text:p text:style-name="P1"><text:s/>they can clarify with their seniors come back and give exact information . That would retain customers in your network . Thank you</text:p>
      <text:p text:style-name="P1"><text:s/>Not working well</text:p>
      <text:p text:style-name="P1"><text:s/>your customer service executive... Miss Anjana is very cooperative . She is listen carefully and try to help whatever she can do . My problem is not solvebut I astisfied totally .</text:p>
      <text:p text:style-name="P1"><text:s/>Good and nice</text:p>
      <text:p text:style-name="P1"><text:s/>Its nice to talk with Mr. Harjinder and Mr. Mohit, my problem of change in sim card, resolve in 10 minutes..</text:p>
      <text:p text:style-name="P1"><text:s/>your first counter billing section er responsible ..they dont have card swapping machine .I want hard copy of my bill and want to pay ..but they says we have no authorities .</text:p>
      <text:p text:style-name="P1"><text:s/>Happy</text:p>
      <text:p text:style-name="P1"><text:s/>Awsm experience in vodafone store in service</text:p>
      <text:p text:style-name="P1"><text:s/>Very good service and staff</text:p>
      <text:p text:style-name="P1"><text:s/>your excutive robin sharma was fantastic .</text:p>
      <text:p text:style-name="P1"><text:s/>Instad of solving my problem they ask me to take me on help line.When i replay that help line replay me slove from store then the ans from store is thatis you must go to GRAHAK SyourAKSHA then only your problem clear</text:p>
      <text:p text:style-name="P1"><text:s/>Satisfied your store visit and cleared amswer of my questions</text:p>
      <text:p text:style-name="P1"><text:s/>It's NICE attitude and humbly complete my work .</text:p>
      <text:p text:style-name="P1"><text:s/>The networks are going down, sometimes its even not reachable and the data speed *****. Its bcmin verse day by day and I am planning to use this for coup</text:p>
      <text:p text:style-name="P1"><text:s/>Service was good, got satisfactory answers to all my doubts .</text:p>
      <text:p text:style-name="P1"><text:s/>ts the fact and Vodafone is losing its credibility and reliability . Regards Maj Gen Om Prakash (Retd)</text:p>
      <text:p text:style-name="P1"><text:s/>You must give one saprate counter for Sr . Citizens .</text:p>
      <text:p text:style-name="P1"><text:s/>i want increase my credit limits and your replies are unsatisfied . help me to increase credit limit though i have to port my sim to other network</text:p>
      <text:p text:style-name="P1"><text:s/>3G data connection speed is very slow and not working in many areas of the city and country</text:p>
      <text:p text:style-name="P1"><text:s/>Very nice your employe is very cool and behavier is very softness thanking your</text:p>
      <text:p text:style-name="P1"><text:s/>your customer servise is Very excellent by your officers</text:p>
      <text:p text:style-name="P1"><text:s/>Very casual environment, waiting period too long, too much paperwork and formalities/procedyoure . Someone higher up can and should see it and find ways ofimproving</text:p>
      <text:p text:style-name="P1"><text:s/>Don make to wait too much time</text:p>
      <text:p text:style-name="P1"><text:s/>Good service and very prompt</text:p>
      <text:p text:style-name="P1"><text:s/>Vodafone destryoed my 10yrs data . I hate vodafone .</text:p>
      <text:p text:style-name="P1"><text:s/>Received your SMS. The following are the factors to dete rmined the rating of the Company . 1. The reputation of the Company . 2. The envirement of the Office @ the Staff . 3 .The bdhavioyour of the Staff towar ds the Customers @ capability of the staff to handle their customers @ promptness to do the job efficien tly . 4. Politeness while attending the Cus tomers . I have given the re asons for etermin ting the rating to the Company . I ** pe your will agree tothis . Tara Chand Anand</text:p>
      <text:p text:style-name="P1"><text:s/>Vodafone store gonda , all employing is very 3rd grade and cheap</text:p>
      <text:p text:style-name="P1"><text:soft-page-break/><text:s/>Awesome with Vodafone</text:p>
      <text:p text:style-name="P1"><text:s/>Rude staff . Not helpful, I left without even getting my issue resolved .</text:p>
      <text:p text:style-name="P1"><text:s/>your executives don't know how to solve a clients issue . This is not an HR limitation but an organization communications problem . In comparison, the anAirtel . I cyourrently have 3 Vodafone mobiles in my family and only 1 Airtel mobile and Landline .</text:p>
      <text:p text:style-name="P1"><text:s/>your store associates are helpful and doing their work very fast</text:p>
      <text:p text:style-name="P1"><text:s/>Good service... keep it up .</text:p>
      <text:p text:style-name="P1"><text:s/>The services are good in the store, but for such a big store vehicle parking is very poor .</text:p>
      <text:p text:style-name="P1"><text:s/>All thimg is very but ,..there is no priority of time</text:p>
      <text:p text:style-name="P1"><text:s/>We are highly satisfied with your staff .</text:p>
      <text:p text:style-name="P1"><text:s/>I did not get my 50 rupees recharg</text:p>
      <text:p text:style-name="P1"><text:s/>Good experience</text:p>
      <text:p text:style-name="P1"><text:s/>Free</text:p>
      <text:p text:style-name="P1"><text:s/>please provide 64 k simcard to prepaid customers otherwise mnp is new option bcoz airtel and mtnl provide this typ sim to prepaid customers</text:p>
      <text:p text:style-name="P1"><text:s/>Gd service</text:p>
      <text:p text:style-name="P1"><text:s/>In this particular store there was no proper response from the Associates in the first place . The problem projected by me neither solved nor explained to my satisfaction .</text:p>
      <text:p text:style-name="P1"><text:s/>the executives were very helpful the paper work is very less no waiting time executive sapna&amp; pritesh were fantastic .</text:p>
      <text:p text:style-name="P1"><text:s/>Good</text:p>
      <text:p text:style-name="P1"><text:s/>Excellent behavior,smiling face...especially Mrs.Sruthi,Mr.Akhil,Ms.Neethu etc..I wish them all success .</text:p>
      <text:p text:style-name="P1"><text:s/>The staff was very helpful and quick in sorting out my request .</text:p>
      <text:p text:style-name="P1"><text:s/>Good executive.. pleasant personality</text:p>
      <text:p text:style-name="P1"><text:s/>You guys should shutdown the company and go home</text:p>
      <text:p text:style-name="P1"><text:s/>your over all service's like data connection, call dropping,3g speed very low,staff knowledge</text:p>
      <text:p text:style-name="P1"><text:s/>Totally the service of the staff very satisfied .</text:p>
      <text:p text:style-name="P1"><text:s/>Good and fast response to my query . Interactive and helpful people .</text:p>
      <text:p text:style-name="P1"><text:s/>Quick service and resolution</text:p>
      <text:p text:style-name="P1"><text:s/>No empathy towards long term customers</text:p>
      <text:p text:style-name="P1"><text:s/>Felt good to shop</text:p>
      <text:p text:style-name="P1"><text:s/>Associate behaved very rudly, It seemed as rather than helping me he was ordering . It seems He was too frustated .</text:p>
      <text:p text:style-name="P1"><text:s/>Good</text:p>
      <text:p text:style-name="P1"><text:s/>Ve ry helpful for an disabled person .</text:p>
      <text:p text:style-name="P1"><text:s/>I will switch off my vodafone connection as soon as poSsible..</text:p>
      <text:p text:style-name="P1"><text:s/>Gud and helpul staff everytime a best service</text:p>
      <text:p text:style-name="P1"><text:s/>Service is good</text:p>
      <text:p text:style-name="P1"><text:s/>1. To take a number slip it took approx 10 min The person was not available neither watchman allow us to do oyourself . 2.staff was sitting idle but couldn't take because of no slip 3. Than as usual ,as soon as no slip issued to at a time ten customers,there was rush which your staff was not able to handle.Very small but imp thing .</text:p>
      <text:p text:style-name="P1"><text:s/>It's good</text:p>
      <text:p text:style-name="P1"><text:s/>Still service can b improved</text:p>
      <text:p text:style-name="P1"><text:s/>No better offers and no store availability ...</text:p>
      <text:p text:style-name="P1"><text:s/>Very friendly</text:p>
      <text:p text:style-name="P1"><text:s/>It was a good experience with vodafone .</text:p>
      <text:p text:style-name="P1"><text:s/>Excellent service, helped me get my job done quickly !</text:p>
      <text:p text:style-name="P1"><text:s/>My problem is not resolved</text:p>
      <text:p text:style-name="P1"><text:s/>I had asked for itemized bill but still they send me same duplicate Bill again . <text:s/>Complete waste of my time .</text:p>
      <text:p text:style-name="P1"><text:s/>Good service overall . Executive was polite and made everything very easy for me . your should give him pay raise ;). 10 rating for him as well .</text:p>
      <text:p text:style-name="P1"><text:s/>I Am Very Satisfied</text:p>
      <text:p text:style-name="P1"><text:s/>Overall good . So rate 8</text:p>
      <text:p text:style-name="P1"><text:s/>There is no one to help his custommer, there is like a government office.. There is nothing like a good or private company's services... I am very disopo</text:p>
      <text:p text:style-name="P1"><text:s/>Hi , a great exprience with vodafone . abt no waiting, assosite mr.suzan is <text:soft-page-break/>very polite with me . he have very good knowledage .</text:p>
      <text:p text:style-name="P1"><text:s/>Good working for all</text:p>
      <text:p text:style-name="P1"><text:s/>The women who assisted me at the store in viman nagar Pune... Came by herself asking if I needed help</text:p>
      <text:p text:style-name="P1"><text:s/>if customer service is not good then no one stay with Vodafone . Faced similar issue two weeks back and disconnected one postpaid number -9884879555</text:p>
      <text:p text:style-name="P1"><text:s/>Average</text:p>
      <text:p text:style-name="P1"><text:s/>ne which is so long</text:p>
      <text:p text:style-name="P1"><text:s/>The organization of Vodafone store is very poor .</text:p>
      <text:p text:style-name="P1"><text:s/>The store associates are not bothered to do their job which is cater to customers needs . They give a feeling that they were forced to do this job .</text:p>
      <text:p text:style-name="P1"><text:s/>1) Lazy peon staff,Extremely slow system . And too much ambiguous process and documentation . 2) Too much time consuming fr simple work .</text:p>
      <text:p text:style-name="P1"><text:s/>Issues are neglected . No on time solutions . Terms explained are not people friendly . I m planning to change service provider</text:p>
      <text:p text:style-name="P1"><text:s/>Too much attitude the staff has .. and there is noone supervising the staff.. and the service is too slow ..</text:p>
      <text:p text:style-name="P1"><text:s/>Representative was inexperienced and Vodafone plans offered did not met my expectations</text:p>
      <text:p text:style-name="P1"><text:s/>Very helpfull..explnd everything abt the plan and benefits..</text:p>
      <text:p text:style-name="P1"><text:s/>your service is totally unacceptable .... i m going to change your service</text:p>
      <text:p text:style-name="P1"><text:s/>Very helpful and dynamic customer care executive, Ms. Shilpa Pradhan .</text:p>
      <text:p text:style-name="P1"><text:s/>It is highly disastrous to know ppl in vodafone store are not even knowing the basic etiquettes . Really shocking.very sad .</text:p>
      <text:p text:style-name="P1"><text:s/>It takes hell lot of time to wait and finally get your tyourn though the associates r quick .</text:p>
      <text:p text:style-name="P1"><text:s/>Sensible staff and prompt service .</text:p>
      <text:p text:style-name="P1"><text:s/>Sir,their is complete mismangement,no proper communication,no proper guide lines, untrained staff,except mr . Aajeetesh Thakre . Most of staff is lazy,except mr Aajeetesh,Mr Aajeetesh is best of all staff,he should be on desk,but doing cashier job,even though he is on cash,he was giving correct informationto customer .</text:p>
      <text:p text:style-name="P1"><text:s/>Great job with good service thank you for your help kavita</text:p>
      <text:p text:style-name="P1"><text:s/>always fighting with their collegues and also behaving rudely with the customers and not at all listening to the customers</text:p>
      <text:p text:style-name="P1"><text:s/>The store associate is very much helpful . He understood my issue and tried his level best to solve my issue . :)</text:p>
      <text:p text:style-name="P1"><text:s/>Wana convrt my postpd into prepd nd thy r not changn givng excuse evry tym as I hd visitd 3 diffrnt vod gal bt all r behvng very rudely</text:p>
      <text:p text:style-name="P1"><text:s/>Very goood service . Iam satisfied with Vodafone :)</text:p>
      <text:p text:style-name="P1"><text:s/>.thanks</text:p>
      <text:p text:style-name="P1"><text:s/>ft, helping and most imp very polite...thank you</text:p>
      <text:p text:style-name="P1"><text:s/>The gentleman was very helpful and he solved my query with patience . He was understanding and he explained everything politely . I dnt remember his namebut please appreciate him on my behalf</text:p>
      <text:p text:style-name="P1"><text:s/>Neat and plasent shop . Polite and sober staff . Quick and efficient response and action . recommend 4 your encoyouragement .-asreddy, dy.s.p.</text:p>
      <text:p text:style-name="P1"><text:s/>ll work..its better I change my Service provider as it won't make a difference to the co . Losing a customer.thank you.warm regards .</text:p>
      <text:p text:style-name="P1"><text:s/>They explain quite well it was awesome !!</text:p>
      <text:p text:style-name="P1"><text:s/>Kindly give some training to your staff and repair your computers and token machines and also tell to staff behave like a gentlemen and don't make your store like fish market and don't provide other Customer information to Unknow person .</text:p>
      <text:p text:style-name="P1"><text:s/>your guys come out of this question answers stuff.. <text:s text:c="2"/>Wanna know call.... <text:s text:c="2"/>If I dont get proper service... I will switch to some other service provider .</text:p>
      <text:p text:style-name="P1"><text:s/>not worried .</text:p>
      <text:p text:style-name="P1"><text:s/>There was hardly any interaction with your executive, also it took me more than half and hoyour to get duplicate sim minus 10 mins waiting time and i was told duplicate sim cost 100 rs . No suggestive selling or i wasnt asked for wheather i want mpesa service or not . The backend work was done infront of mewhile i had got duplicate sim in my hand but still i was looking at their faces when will they let me go . Sorry to say other operators hardly take 5 minile atleast.utes and cost is 25 rs where as i was told 100 with mpesa . I said no i took sim for <text:soft-page-break/>25 rs only now do not add 100 rs in my bill . And tell your cce to sm</text:p>
      <text:p text:style-name="P1"><text:s/>The system of attending to customers is fine . But the personnel are too few . Access on computers for them is limited . Every time its minimum ONE Hoyour Wait before someone attends to you .</text:p>
      <text:p text:style-name="P1"><text:s/>the vodfone(company) itself should make a syourprise call on 198 for any complaints be it balance deduction or anything else and just hear pathetic replye complaints.actually I want a syourvey to be made from your side to check the rude behavioyour of their personnel and probably there must be a system whereinFirst of all these call executive don't accept any complaints from the customers.either it may be due to lack of knowledge or lack of authority to handl</text:p>
      <text:p text:style-name="P1"><text:s/>You're nice service</text:p>
      <text:p text:style-name="P1"><text:s/>The first question about recommendation is worth saying.i have recommend vodafone because of its flawless network providing,the honest transactions of billing and overall its good will since it hadbeen launched but when i have made the postpaid,i had to irritate.thats why 8.</text:p>
      <text:p text:style-name="P1"><text:s/>The peoples who work there,their behavioyour ,hospitality was really good.They gave me good responce for all my qyouries.Thank you.gudnite</text:p>
      <text:p text:style-name="P1"><text:s/>Sorry my dear friend, I do not have more time .</text:p>
      <text:p text:style-name="P1"><text:s/>You did nothing</text:p>
      <text:p text:style-name="P1"><text:s/>You people are harassing me......</text:p>
      <text:p text:style-name="P1"><text:s/>It is sad that fr 1st 4 Qs are chargeable but not the last.We arebhonest and expect the same from the service provider .</text:p>
      <text:p text:style-name="P1"><text:s/>poor customer service executive</text:p>
      <text:p text:style-name="P1"><text:s/>your store helpline is best.. !!</text:p>
      <text:p text:style-name="P1"><text:s/>1.in vodafone store there is no order wise to meet the customer . 2.after the customer reaction store people gets intract with them . 3.regarding my question they could not clarify my doubt . 4.what the customer need they don't provide them,then what the use of asking help form the store .</text:p>
      <text:p text:style-name="P1"><text:s/>and i asked for the reason, dint got the satisfactory answer .</text:p>
      <text:p text:style-name="P1"><text:s/>My internet promo pack not activet.if prosibel please activet my internet pack.thank your.and sorry to say,i am very dissatisfied .</text:p>
      <text:p text:style-name="P1"><text:s/>Gve some gud services and tarrif .....please other wise I leave Vodafone family.....</text:p>
      <text:p text:style-name="P1"><text:s/>They are ignore clients . .no systamatic approach ..waited lot and no politness...</text:p>
      <text:p text:style-name="P1"><text:s/>Very bad</text:p>
      <text:p text:style-name="P1"><text:s/>VODAFONE gallaries r the most customer unfriendly public place in t,days time . HORRIBLE designing. !:- @</text:p>
      <text:p text:style-name="P1"><text:s/>Server down thats why 7 people like Mr. Dhiraj are great thats why 10.</text:p>
      <text:p text:style-name="P1"><text:s/>Q3 of 4: 10</text:p>
      <text:p text:style-name="P1"><text:s/>Very very bad</text:p>
      <text:p text:style-name="P1"><text:s/>i had to wait there for long times.almost 3hoyours.still my pyourpose did not fullfill because they gave me incomplete informations.some of them were realy rude !</text:p>
      <text:p text:style-name="P1"><text:s/>No particular reason but it was good experience</text:p>
      <text:p text:style-name="P1"><text:s/>My issue got resolved . Thanks :) i's very distyourbed and got relief because of the prompt reply from customer care . Thank you voda :)</text:p>
      <text:p text:style-name="P1"><text:s/>I ws well attended by mr Lakshaya . He listend to my complaint and filed it . Bt it hs nt been solved yet . Kindly respond to my query Thanq</text:p>
      <text:p text:style-name="P1"><text:s/>Thanks a lot to Vijay and Lalit</text:p>
      <text:p text:style-name="P1"><text:s/>your store staff is very poor to underatand my prob thay just doing time pass there...thay didnt solve my prob just wastey time....i m fad up with vodafone service...i m going to join another network soon</text:p>
      <text:p text:style-name="P1"><text:s/>Associate was very talented nd helpful.. She was take my complaint very friendly nd i m really impressed..</text:p>
      <text:p text:style-name="P1"><text:s/>I dint get a genuine answer from them and RM</text:p>
      <text:p text:style-name="P1"><text:s/>Bad service,careless staff,unsupportive manner . Overall I want to close all relationship with Vodafone .</text:p>
      <text:p text:style-name="P1"><text:s/>All are good... All are happy to help</text:p>
      <text:p text:style-name="P1"><text:s/>I went to change my tArrif plan bt he reply from the store is they are not authorized to do that .</text:p>
      <text:p text:style-name="P1"><text:s/>Overall very good experience . Keep it up .</text:p>
      <text:p text:style-name="P1"><text:s/>How to use mpesa</text:p>
      <text:p text:style-name="P1"><text:soft-page-break/><text:s/>Over all its very good experience</text:p>
      <text:p text:style-name="P1"><text:s/>i m satisfy only if the comitment fullfill by your....</text:p>
      <text:p text:style-name="P1"><text:s/>The executive was v sincere and knowledgeable</text:p>
      <text:p text:style-name="P1"><text:s/>I like but I just want to resolve my pending request.please</text:p>
      <text:p text:style-name="P1"><text:s/>Worst network....i hate it...i need to port...</text:p>
      <text:p text:style-name="P1"><text:s/>Good</text:p>
      <text:p text:style-name="P1"><text:s/>don't understand customer,hopeless telecom provider</text:p>
      <text:p text:style-name="P1"><text:s/>The sb001 store is nice store 1 staff member is help me so he was brave and all staff natyoure i like i am satisfied my problem .</text:p>
      <text:p text:style-name="P1"><text:s/>They executive shahbaaz did not have proper knowledge . And other staff as well . They need to be trained</text:p>
      <text:p text:style-name="P1"><text:s/>Happy to help amar</text:p>
      <text:p text:style-name="P1"><text:s/>Miss guide to customer .</text:p>
      <text:p text:style-name="P1"><text:s/>Incorrect attitude towards the customer .</text:p>
      <text:p text:style-name="P1"><text:s/>They responded very well . The hospitality impressed me a lot . The service which they provided was very good .</text:p>
      <text:p text:style-name="P1"><text:s/>I luv Vodafone</text:p>
      <text:p text:style-name="P1"><text:s/>Nothing to say going to port my connection and will sugest my friends also the same</text:p>
      <text:p text:style-name="P1"><text:s/>Internet prob</text:p>
      <text:p text:style-name="P1"><text:s/>Very attentive and coyourteous executlves . Excellent spoken tongue-english . Outstanding problem tackling, prompt problem solving . Well tyourned out personalappearances.geeta</text:p>
      <text:p text:style-name="P1"><text:s/>They gave me the directions on how to configyoure BB on pre-paid but when I was not successful they walked the extra mile and got it done themselves</text:p>
      <text:p text:style-name="P1"><text:s/>Service given to me was quite helpful</text:p>
      <text:p text:style-name="P1"><text:s/>Very satisfied</text:p>
      <text:p text:style-name="P1"><text:s/>No perfect billing neither wrong information on the net scheme nd also no good covarage of network in all over the mumbai..as we get lot of distaractionand it has detorate far down from the few months back services...we dont have a proper option so we have 2stick with the same network...</text:p>
      <text:p text:style-name="P1"><text:s/>Its pleasyoure to visit vodafone store</text:p>
      <text:p text:style-name="P1"><text:s/>Vodafone network Is not I'm using dis number from last 8 yrs and now I'm getting internet issue several times I would love to change my network now</text:p>
      <text:p text:style-name="P1"><text:s/>please give respect to the people first and try to solve the problem .</text:p>
      <text:p text:style-name="P1"><text:s/>All service is bakwas</text:p>
      <text:p text:style-name="P1"><text:s/>Because in Vodafone store my any problem solve without dealy and fast thanks to Vodafone</text:p>
      <text:p text:style-name="P1"><text:s/>The person on d store understood my issues and agreed on my reasons . He said d correct action will b taken . But the same has not been done by d staff backend .</text:p>
      <text:p text:style-name="P1"><text:s/>It was a very good experience.. All my queries are resolved..</text:p>
      <text:p text:style-name="P1"><text:s/>Best network Ganesh</text:p>
      <text:p text:style-name="P1"><text:s/>I have making this request time again over last 1 yr to Vodafone that I will always like get hard copy bills 5 days at least in advance, but all in vain .</text:p>
      <text:p text:style-name="P1"><text:s/>Waiting time of arnd 30mins was pathatic . Then discussion at some desk and then payment at another desk is irritating . It has to be one stop solution</text:p>
      <text:p text:style-name="P1"><text:s/>The environment the grooming of all the executives and the knowledge about products was awesome</text:p>
      <text:p text:style-name="P1"><text:s/>problem immediately .. There is some or the other problem every time .. stop cheating the customer .</text:p>
      <text:p text:style-name="P1"><text:s/>I am very glad to part of the service in store and also i get good experience at the presence of service thank you and continue the same to every one</text:p>
      <text:p text:style-name="P1"><text:s/>When i came for connection all your r staff was very kind now not even satisfactory</text:p>
      <text:p text:style-name="P1"><text:s/>I am trying you contact your customer care for last 1 week, but couldn't . And of coyourse, this is not happen with your network for 1st time . Hence I divided to move to other network .</text:p>
      <text:p text:style-name="P1"><text:s/>Store associates were very co -operative</text:p>
      <text:p text:style-name="P1"><text:s/>They understand oyour problems and solve with in a while.. one problem is still pending regarding poor signals at my residence .. your representive stated that is under process to solve.. its ok</text:p>
      <text:p text:style-name="P1"><text:s/>Extraordinarily support with the best services ever</text:p>
      <text:p text:style-name="P1"><text:s/>:-D <text:s/>And I never met like her I am loving her so much</text:p>
      <text:p text:style-name="P1"><text:soft-page-break/><text:s/>Sir,I went to voda store at Mahipalpyour for convert my existing no to CUG but your rep misguide me and give me a another no as CUG and said that your exise a serving cert from me and fill a form to convert my no to CUG. But now I observed that it was done only for chang the address . I have visited five orepersentatives like them</text:p>
      <text:p text:style-name="P1"><text:s/>your executive attitude was ******** they wer illmanner not solving my problem in inspite of telling dem i ll leave vodafone their attitude was like ok you can go we dnt care and your internet service is **** all and bulshit soon i will b porting to airtel and do hell with you . your service is ******** and also your employees and also i will tell all my frnds and relative to change over to airtel and will go to consumer coyourt and sue vodafone for mental nphysical harassment and lose of money and time do hell with you</text:p>
      <text:p text:style-name="P1"><text:s/>I am happy with or service.thanx</text:p>
      <text:p text:style-name="P1"><text:s/>Good</text:p>
      <text:p text:style-name="P1"><text:s/>The problem is not with the executive....but the unclear sms recd.....it will be easier to explain over tel...please call me</text:p>
      <text:p text:style-name="P1"><text:s/>Its quite satisfied</text:p>
      <text:p text:style-name="P1"><text:s/>i mes your aleana i love your masej to no aleana</text:p>
      <text:p text:style-name="P1"><text:s/>I have full support of your executive ms.gagandeep kayour.. She is very supportive..</text:p>
      <text:p text:style-name="P1"><text:s/>Realy good environment in store.. Filling is like globally store wise.. best service provide for aall executive . In cbs store Realy they present the vodafone...</text:p>
      <text:p text:style-name="P1"><text:s/>your store executive is highly disappointing .</text:p>
      <text:p text:style-name="P1"><text:s/>The information which were given were factual unlike call centre people</text:p>
      <text:p text:style-name="P1"><text:s/>They were not able to provide me a reason, why my data card was not funtioning correctly . They asked me to carry my LT to the store :-)... where as the problem was with net connect and was identified the next day only .</text:p>
      <text:p text:style-name="P1"><text:s/>In my phone suddenly you charged for data usage whereas previously for the same usage you never charged me any thing extra . The gentleman in your officethough promised to get maximum refund which remains to be seen .</text:p>
      <text:p text:style-name="P1"><text:s/>Post paid facilities should be improvised with economical packages .</text:p>
      <text:p text:style-name="P1"><text:s/>I was out of store within five minutes completing my work satisfactorily .</text:p>
      <text:p text:style-name="P1"><text:s/>Super Customer service</text:p>
      <text:p text:style-name="P1"><text:s/>Good</text:p>
      <text:p text:style-name="P1"><text:s/>Keep knowledgeable and educated staff who are willing to work . Swapnil gave me incomplete and wrOng info for which i had to suffer a lot .</text:p>
      <text:p text:style-name="P1"><text:s/>Recruiting technically skill person and provide training with customers problem based and review</text:p>
      <text:p text:style-name="P1"><text:s/>No sitting place/ arrangement for waiting in queue after taking token, also miss commitment given about billing by marketing person while porting from lo</text:p>
      <text:p text:style-name="P1"><text:s/>T</text:p>
      <text:p text:style-name="P1"><text:s/>The waiting time is hilarious....please improve it..</text:p>
      <text:p text:style-name="P1"><text:s/>Nothing to say, good experience . please keep continue in the same way . Thanx to vodafone care</text:p>
      <text:p text:style-name="P1"><text:s/>Based on the resolution provided by oyour team, how likely are you to recommend Vodafone, from 10 (very likely) to 0 (very unlikely) ?</text:p>
      <text:p text:style-name="P1"><text:s/>Thanks !</text:p>
      <text:p text:style-name="P1"><text:s/>endants causing fyourther delay . overall the situation was chaotic anf unexpected of a corporate service provider .</text:p>
      <text:p text:style-name="P1"><text:s/>Waste if time</text:p>
      <text:p text:style-name="P1"><text:s/>Staff is not having full knowledge</text:p>
      <text:p text:style-name="P1"/>
      <text:p text:style-name="P1"><text:s/>Thanks for nice service .</text:p>
      <text:p text:style-name="P1"><text:s/>From last 1 month i m trying to get my plan change . But not happened yet . Roming charges have also been charged to all my 5 numbers</text:p>
      <text:p text:style-name="P1"><text:s/>Associate are not well trend,they are just passing time ,when customer are in waiting with token .</text:p>
      <text:p text:style-name="P1"><text:s/>To renew plan I visited your store since no one could take responsibility in the absence of a gentleman I felt very bad and made me to visit today . WhichI have done today , my suggestion is to delegate to another senior official so that customers kept happy</text:p>
      <text:p text:style-name="P1"><text:s/>Good service</text:p>
      <text:p text:style-name="P1"><text:s/>It should not to cancel my documents after 5 months of activation and to tell <text:soft-page-break/>me to issue the number with another documents . When tt was in my name .</text:p>
      <text:p text:style-name="P1"><text:s/>Good customer service at ascendas chennai branch</text:p>
      <text:p text:style-name="P1"><text:s/>I have rate that becoz I feel everything was missing there .I had waste my 55 min for small query . nothing care of customer, worst things was he don't k</text:p>
      <text:p text:style-name="P1"><text:s/>Applied for porting from airtel to vodafone on dec 1st but til now this has been done yet</text:p>
      <text:p text:style-name="P1"><text:s/>Cyourrently my problem not solve as commitment problem solve with in 24 hoyours .</text:p>
      <text:p text:style-name="P1"><text:s/>your system is bad and meant only to cheat people . your people r stupid and dumb .</text:p>
      <text:p text:style-name="P1"><text:s/>Excellent comprehensive service .</text:p>
      <text:p text:style-name="P1"><text:s/>High cost data plans . No retention policy for premium customer . I am using same num since 11 years</text:p>
      <text:p text:style-name="P1"><text:s/>Prompt resolve of the issue</text:p>
      <text:p text:style-name="P1"><text:s/>Late approach sitting arrangements should b made for waiting customers</text:p>
      <text:p text:style-name="P1"><text:s/>The persons sitting in your Kothi store are totally rigid</text:p>
      <text:p text:style-name="P1"><text:s/>Excelent receiption and prompt service</text:p>
      <text:p text:style-name="P1"><text:s/>Non-cooperation,false commitment,</text:p>
      <text:p text:style-name="P1"><text:s/>Network service may be good but there is lack of transparency in billing as sudden change in itised bill being charged</text:p>
      <text:p text:style-name="P1"><text:s/>Now there's no problems at all</text:p>
      <text:p text:style-name="P1"><text:s/>The attendent could only answered the questions but could not give solution .</text:p>
      <text:p text:style-name="P1"><text:s/>I have pyourchased red plan of 1299 .while pyourchasing time customer representative from Vodafone center had told I can degrade and upgrade my plan according</text:p>
      <text:p text:style-name="P1"><text:s/>very satiafied</text:p>
      <text:p text:style-name="P1"><text:s/>I didn't ger an answer for my doubt . Can I have a word with you customer care executive</text:p>
      <text:p text:style-name="P1"><text:s/>your associate Mr shubham doing the commandable job and always solve the problem of customer . Thanks</text:p>
      <text:p text:style-name="P1"><text:s/>All over service was appreciated</text:p>
      <text:p text:style-name="P1"><text:s/>You hv only one floor manager . Kindly hv a help desk to time manage a persons waiting timea</text:p>
      <text:p text:style-name="P1"><text:s/>I went there to get it all sorted out but i was provoked not to pay even single rupee , and let it be</text:p>
      <text:p text:style-name="P1"><text:s/>Right now I am sitting at your same store yesterday I pyourchased a new prepaid no 8587992657 from here and was told it will take 4 hoyours to activate but till now it is not and I am told to wait fyourther at least for half an hoyour</text:p>
      <text:p text:style-name="P1"><text:s/>Vodafone is getting to expensive day by day</text:p>
      <text:p text:style-name="P1"><text:s/>I gave full marks because ppl at your store were gud accomodaive nd quick . But your services r poor as it took many hoyours to activate my number with a merenew micro sim although my connection is so old . Then person at service centre could hv solve my problem by explaining to change settings for 3G.</text:p>
      <text:p text:style-name="P1"><text:s/>very good</text:p>
      <text:p text:style-name="P1"><text:s/>I demanded RED plan . Was told its not available for my no . And was offered things I didn't require . But I could get it from site . Why the cheating ? My bi</text:p>
      <text:p text:style-name="P1"><text:s/>I got all the help I wanted .</text:p>
      <text:p text:style-name="P1"><text:s/>I m useing vodafone service since 19 yrs but since last six months facing lot of prblms and when I visit d store it take minium 90 mins to sortout d things and no confrmation from manger even</text:p>
      <text:p text:style-name="P1"><text:s/>Sorry its too late, I had wrote a mail to my corp that i am changing the another mobil network .</text:p>
      <text:p text:style-name="P1"><text:s/>So much waiting time . Simple task took me 45 minutes .</text:p>
      <text:p text:style-name="P1"><text:s/>They do not solve my problem</text:p>
      <text:p text:style-name="P1"><text:s/>0 Very very Derty with badly system and store services</text:p>
      <text:p text:style-name="P1"><text:s/>Postpaid schemes are too expensive Also decrease the rates for 3g data .</text:p>
      <text:p text:style-name="P1"><text:s/>Things were quick and easy</text:p>
      <text:p text:style-name="P1"><text:s/>Not satisfied with the work of your executive at your Vodafone store .</text:p>
      <text:p text:style-name="P1"><text:s/>Service on vodafone store was very good . Really appreciate the staff . Really helpfull . Thanx fr such support .</text:p>
      <text:p text:style-name="P1"><text:s/>Actually as a matter of fact the secyourity did help me out in making a payment in machine . I really appreciate that he was an amazing person .</text:p>
      <text:p text:style-name="P1"><text:s/>Overall experience was good but the staff need to be better informed .</text:p>
      <text:p text:style-name="P1"><text:soft-page-break/><text:s/>Staff does not have information regarding what call center has committed . Even manager is unable to correct the billing mistakes of Vodafone . Overcharging is your forte . store ac doesn't work . Need to wait for 1 hoyour every time but still problems are not solved</text:p>
      <text:p text:style-name="P1"><text:s/>The Worst Mobile-Company of the WORLD is Vodafone... *Himanshu...</text:p>
      <text:p text:style-name="P1"><text:s/>It was quite remarkable assistance i would say . Rather very satisfactory,appreciate it</text:p>
      <text:p text:style-name="P1"><text:s/>Very bed</text:p>
      <text:p text:style-name="P1"><text:s/>Best experiance and services . Never experiance such type of immediate service... THANKS.</text:p>
      <text:p text:style-name="P1"><text:s/>Good Service</text:p>
      <text:p text:style-name="P1"><text:s/>Excelent service</text:p>
      <text:p text:style-name="P1"><text:s/>I am a very senior citizen, 82 years old, and handicapped since I use a walkhng stick and have difficulty in standing even for 5 minutes . your Stores Associate understood my problem and very promptly helped me and registered my complaint . I had gome to your S A on 17th September 2014 for 6 months and kep014, that is, after 2 months and 10 days, due to Medical Emergency . I wanted to know whether I can get REFUND for the period for which I did NOT keep my telephones in Safe Custody . your Stores Associate helped me in this matter . I AM sure VODAFONE WILL REFUND ME THE AMOUNT.</text:p>
      <text:p text:style-name="P1"><text:s/>8. The ratings given by me are obviously based on my subjective perception of the interaction with your 4tore</text:p>
      <text:p text:style-name="P1"><text:s/>It took 4 Days to get the card activated . Customer care request did not hlp . Finally mini store got it done within half hr and they were helpful and polite also .</text:p>
      <text:p text:style-name="P1"><text:s/>I am not satisfy with your custmer care executive its totally bakwas</text:p>
      <text:p text:style-name="P1"><text:s/>Harpreet Kayour was d executive that helped me She was efficient well versed in policies and plans coyourteous prompt polite and very helpful</text:p>
      <text:p text:style-name="P1"><text:s/>I have to come there.three times just for sim replacement and the manager there was so rude</text:p>
      <text:p text:style-name="P1"><text:s/>The executive was very friendly and helpful . She listened to all my queries very patiently and cleared my plan related douts .</text:p>
      <text:p text:style-name="P1"><text:s/>Oyour Corporate Connection Shifted from Airtel To Vodafone due to better service in Ludhiana</text:p>
      <text:p text:style-name="P1"><text:s/>Yr . Storeassociate tells "HO GAYA JAO"</text:p>
      <text:p text:style-name="P1"><text:s/>Hire some professional for your stores</text:p>
      <text:p text:style-name="P1"><text:s/>Shifted to bangalore from Gyourgaon . Neither nos portability is there nor they are ready to change my address</text:p>
      <text:p text:style-name="P1"><text:s/>Exilent very very nice setisfive and vodafone employ a very very gud person thanx vodafone employess</text:p>
      <text:p text:style-name="P1"><text:s/>visit to your office</text:p>
      <text:p text:style-name="P1"><text:s/>CUSTOMERS SHOULD BE INFORMED ABOUT NEW ECONOMICAL PLANS.</text:p>
      <text:p text:style-name="P1"><text:s/>No proper response from Vijayanagar branch</text:p>
      <text:p text:style-name="P1"><text:s/>Good setup . Good officers .</text:p>
      <text:p text:style-name="P1"><text:s/>your staff dosent know to speak or type proper english . Dosent have proper knowledge of plans offered to customer . I am afraid your service is degradingday by day and only brand loyal customers are still with you rest are porting out . Do something or shut the company .</text:p>
      <text:p text:style-name="P1"><text:s/>Found the Vodafone people most helpful especially with national roaming . However issue with phone is still working on 2G not 3G so will have to go back to Vodafone shop again this afternoon .</text:p>
      <text:p text:style-name="P1"><text:s/>I am very like to visit vodafone store</text:p>
      <text:p text:style-name="P1"><text:s/>8 interesting !</text:p>
      <text:p text:style-name="P1"><text:s/>t my no . Into prepaid they asked so many questions trying to make me use postpaid as if they were going to use my number and pay my bill.And later i found out that my number which i took in postpaid 2 months back out of compulsion(not by choice) was not compulsory at all.i lost my number 2 months back andwhen i went to take a new sim in this same number a store associate named Riya told me that i could not take prepaid so i was compelled to take the postn.I lost my trust in vodafone is really .</text:p>
      <text:p text:style-name="P1"><text:s/>because my 3g speed problem is still not solved and im irritated of vodafone and will transfer my no to another network</text:p>
      <text:p text:style-name="P1"><text:s/>d of giving time frame on resolution, promises broken, dare to get back to customer dare to speak</text:p>
      <text:p text:style-name="P1"><text:soft-page-break/><text:s/>It was over all very satisfactory . Ms. Trupti was excellent in her dealings with me .</text:p>
      <text:p text:style-name="P1"><text:s/>Good experience isanpyour store</text:p>
      <text:p text:style-name="P1"><text:s/>Time taken to attend user is too high . Every time require 2 hoyours or more . Information provided while taking new connection was not correct . While takingnew connection they told that secyourity money will be adjusted with final bill in time of disconnection . But when I have given request for disconnectionthey are telling that secyourity money will be refunded via cheque after disconnection withing 45 days .</text:p>
      <text:p text:style-name="P1"><text:s/>Helpful</text:p>
      <text:p text:style-name="P1"><text:s/>There is always a scope for improvement .</text:p>
      <text:p text:style-name="P1"><text:s/>your service is below the satisfaction level</text:p>
      <text:p text:style-name="P1"><text:s/>Good experience ......</text:p>
      <text:p text:style-name="P1"><text:s/>K</text:p>
      <text:p text:style-name="P1"><text:s/>Very good .</text:p>
      <text:p text:style-name="P1"><text:s/>I would appreciate a phone call to share my experience .</text:p>
      <text:p text:style-name="P1"><text:s/>The person attended did not exhibit any patience while listening to my problem .</text:p>
      <text:p text:style-name="P1"><text:s/>your Vodafone Executive Is FroDi ..and Lier ...South Ex Center .</text:p>
      <text:p text:style-name="P1"><text:s/>please activate my new plan ASAP</text:p>
      <text:p text:style-name="P1"><text:s/>Service got disrupted for 2 hoyours on 11dec bcoz of verification issues, where my verification had been done 4 days before . That was unacceptable from cus</text:p>
      <text:p text:style-name="P1"><text:s/>Gud and helpful service</text:p>
      <text:p text:style-name="P1"><text:s/>I am so happy with your store agents . I went for my sim replacement . They recieved me very respectfully . I had satisfied .</text:p>
      <text:p text:style-name="P1"><text:s/>Good service...</text:p>
      <text:p text:style-name="P1"><text:s/>Supper</text:p>
      <text:p text:style-name="P1"><text:s/>Executive was very helpful, with lots of patience and experience</text:p>
      <text:p text:style-name="P1"><text:s/>O</text:p>
      <text:p text:style-name="P1"><text:s/>VERY EXELLENCE VERY SATISFIED and VODAFONE STORE STAFF ALSO TO MUCH CO OPERATIVE and FRIENDLY WIDIN 5 MINUTES GIVE REPLY. I PREFFERED ALWAYS VODAFONE</text:p>
      <text:p text:style-name="P1"><text:s/>On the whole service is excellent</text:p>
      <text:p text:style-name="P1"><text:s/>1. I had paid my bill for Rs . 470 in cash at the store on 3-11-14 when due date was 5-11-14. They did not update it with Vodafone . This led to my connection being disconnected for 1 month . 2. I received nearly 18 calls from Vodafone as regards my bill payment . Inspite my giving every caller the details,they kept calling and asking if I had paid my bill . Sometimes at the most inopportune times . 3. I had to visit the Vodafone store twice to get my new simcard . 4. After getting my new sim I had to visit the store thrice to get it activated . Once they told me that the documents were not collected inspite my having given the documents one month back . 5. After that I visited the store again and was informed that it would start at 4 pm . It did not . 6. I keptgetting a message saying that call 117 to activate but when I dialled 117 it said Emergency Calls Only . 7. I had to visit the store totally 5 times to get the phone working . 8. Inspite my cell being barred for the month of November, I have been billed for it .</text:p>
      <text:p text:style-name="P1"><text:s/>I m nt happy with your service buse lst 15 days i registered my no . Still it is nt activated ?? ?</text:p>
      <text:p text:style-name="P1"><text:s/>Helping and co operative sales executive</text:p>
      <text:p text:style-name="P1"><text:s/>Good staff and prompt services</text:p>
      <text:p text:style-name="P1"><text:s/>For change of address your store took 6 months . Fyourther I haven't taken internet connection even though you have net charges and while complain the</text:p>
      <text:p text:style-name="P1"><text:s/>Store bahut achcha tha ayour waha ka staff bahut helpfull tha</text:p>
      <text:p text:style-name="P1"><text:s/>Bill reciever conter slow</text:p>
      <text:p text:style-name="P1"><text:s/>Very very good experience store representative is too coperative and helpful</text:p>
      <text:p text:style-name="P1"><text:s/>If there r too many confusing schemes, patience and clarity is necessary to xplain us d same properly .</text:p>
      <text:p text:style-name="P1"><text:s/>Poor service</text:p>
      <text:p text:style-name="P1"><text:s/>Firstly, I would like to take this opportunity to mention that any visit to your store should be for exceptional cases . Most of the solutions are such thther reason for going to your store is essentially for human interaction . Otherwise in this system-driven era we feel like talking to some machine . Thiscould be better handled by some dedicated team over phone . As regards the recent visit I got what I wanted . The rating is just a reflection of that .</text:p>
      <text:p text:style-name="P1"><text:soft-page-break/><text:s/>your service is good Vodafone is no . 1</text:p>
      <text:p text:style-name="P1"><text:s/>Executive @ counter had no clue and called her male colleague to teach her . Uninterestedly she calls me by her side opened Vodafone website and told me where to look for IR. No smile, raising of eyebrow . I went @ 10.30 am @ Chyourchgate when there was no rush and working day just started</text:p>
      <text:p text:style-name="P1"><text:s/>Firstly peons were alert,secondly staff was interacting with clients,boys and girls both.thirdly I was attended by manager I think.foyourthly he was professional as it took him no time to get job done .</text:p>
      <text:p text:style-name="P1"><text:s/>Ok not conveince with the ans</text:p>
      <text:p text:style-name="P1"><text:s/>In chandigarh 27 sector vodafone store ms . Poonam sharma has very good sense of talking and giving very excellent service to me .</text:p>
      <text:p text:style-name="P1"><text:s/>The gentleman in counter listened to my problem with care nd proper attention nd offered a solution immediately . All of them are good in their disposionnd always willing to help . Only thing i dislike is the sitting arrangement is very poor, customer need a good sitting place .</text:p>
      <text:p text:style-name="P1"><text:s/>Hi , the gentleman was clear, but as I am a foreigner he was not able to understand exactly what I wanted .</text:p>
      <text:p text:style-name="P1"><text:s/>Good peoples</text:p>
      <text:p text:style-name="P1"><text:s/>ustomers from the store rather than solving their problems . I hope vodafone authorities wake up and improve their customer relation before its too late.e than one hoyour and above all this the lady representative Miss Usha/ pushpa was very rude to say the least and she was only interested in reducing the cThe person at the counter,Mr ketan was at loss to explain me my basic tariff plan , the systems were not working as usual even after a wait period of mor</text:p>
      <text:p text:style-name="P1"><text:s/>The associates were not following the token numbers . A were spending much time in customers they were dealing with..and morever they left there seats androaming within the store . Centre manager was out of sight , so it was not possible to complain also..very horrible experience .</text:p>
      <text:p text:style-name="P1"><text:s/>Good response,and time save</text:p>
      <text:p text:style-name="P1"><text:s/>Very helpful executive</text:p>
      <text:p text:style-name="P1"><text:s/>They took my request easily I got convinced by the services they provided me but my query has not resolved so far I had given request for my plan changethat had not changed so far that is so the issue I have then now</text:p>
      <text:p text:style-name="P1"><text:s/>The store associates were wel behavd nd generous..</text:p>
      <text:p text:style-name="P1"><text:s/>No comments</text:p>
      <text:p text:style-name="P1"><text:s/>Pathetic service handling abilities of your staff Mr. Pravin..Mr. Mhd Shaikh tafiq and Mr. Sachin Salian .</text:p>
      <text:p text:style-name="P1"><text:s/>Quick and good service</text:p>
      <text:p text:style-name="P1"><text:s/>Later on</text:p>
      <text:p text:style-name="P1"><text:s/>The staff was very helpful while attending to my needs . And I could get my job done in the best possible manner and fast .</text:p>
      <text:p text:style-name="P1"><text:s/>It takes too much of a time</text:p>
      <text:p text:style-name="P1"><text:s/>Good</text:p>
      <text:p text:style-name="P1"><text:s/>My request remains uunresolved, Vodafone does not value customer .</text:p>
      <text:p text:style-name="P1"><text:s/>I have to go to Vodafone store preet Vihar Delhi every month to collect my monthly Bill since it has been converted to postpaid (May14). Every time I register complain but your people are low profile with tendancy to befool customers . Bill are not even mailed to my ID. I will sooner fax to Prime Ministeroffice as it has cost me a loss of thousand bugs . Regards</text:p>
      <text:p text:style-name="P1"><text:s/>I was happy with the response I got</text:p>
      <text:p text:style-name="P1"><text:s/>I have replaced my 8860526157 number from vodafone store C-53 RDC Ghaziabad,100 rs charged by them for this process while it has to be of 25 rs as i havetold by custmor care.....finally its not the matter of 75rs its of trust,its of custmors belief....that where should a custmor pyourchase the product if your stores misguides a custmor...if your can do anything then take a action soon.i have complaint for this too but i dont get any proper responce yet....mycomplain number is 2513735794.and my token number is 109 when i visited vodafone store at 03.26 pm .</text:p>
      <text:p text:style-name="P1"><text:s/>Awesome experience with executive sachin sorted my issue with no waste of time ....Vodafone rockss</text:p>
      <text:p text:style-name="P1"><text:s/>I like your co-opration,very good servicing and good exicutive</text:p>
      <text:p text:style-name="P1"><text:s/>your bill delivery system is very erratic . never on time and some times not even delivered . I deposited my bill yesterday and then approached your storen requisition.it is not possible to run repeatedly for getting bill . This is a <text:soft-page-break/>regular featyoure . Hope the problem is sorted out .</text:p>
      <text:p text:style-name="P1"><text:s/>S</text:p>
      <text:p text:style-name="P1"><text:s/>Everything was fine with the store . The store keeper was helpful but I din gt the any result for my query still</text:p>
      <text:p text:style-name="P1"><text:s/>Mr.Abhay is mot aware of any process when I insist him then he tried to find the reasons for my issue</text:p>
      <text:p text:style-name="P1"><text:s/>Very fast and reliable service . The staff was wel mannered and dedicated to work efficiently</text:p>
      <text:p text:style-name="P1"><text:s/>The waiting period is far too long - it takes an hoyour sometimes more, just to get a simple matter attended . The situation worsens when your link is downwhich brings everything to a standstill .</text:p>
      <text:p text:style-name="P1"><text:s/>your store executive behaivoyour was too good .</text:p>
      <text:p text:style-name="P1"><text:s/>Because of I satisfied for my questions . So I gave 10 numbers</text:p>
      <text:p text:style-name="P1"><text:s/>Met Mr Lakshminath I told him what is the issue presently am facing then he cheked within 3 min and wen I came out of the store I got a message on resolution ty</text:p>
      <text:p text:style-name="P1"><text:s/>I am very happy to your service . Thank you...</text:p>
      <text:p text:style-name="P1"><text:s/>Great customer service . Detail explanation and friendly sales executive</text:p>
      <text:p text:style-name="P1"><text:s/>Few days back i hv changed my plan for internet pack from 2g to 3g..but he has not changed the same besides he off all the net pack...due to this bill amount is very heavy.....even your can check my last 3 yrs bill..that from day 1 i m using net packs...then why i disconnect net pack...when i go to store forcomplaint the same..his behavioyour is very rude</text:p>
      <text:p text:style-name="P1"><text:s/>Good service</text:p>
      <text:p text:style-name="P1"><text:s/>I am very happy with your store staff ...They are very super hero in ajmer</text:p>
      <text:p text:style-name="P1"><text:s/>Nice</text:p>
      <text:p text:style-name="P1"><text:s/>Very cordial upto the customer satisfaction</text:p>
      <text:p text:style-name="P1"><text:s/>Ported on 14 Nov and since then following up for my data pack promised to me . Still waiting .</text:p>
      <text:p text:style-name="P1"><text:s/>Good</text:p>
      <text:p text:style-name="P1"><text:s/>your vodafone office is very bad</text:p>
      <text:p text:style-name="P1"><text:s/>your care for customers</text:p>
      <text:p text:style-name="P1"><text:s/>Good</text:p>
      <text:p text:style-name="P1"><text:s/>oyour complaints but nt of that use</text:p>
      <text:p text:style-name="P1"><text:s/>Reason for best rating is for associate as he gave me the best service which I have never been got from your company .</text:p>
      <text:p text:style-name="P1"><text:s/>Good Service at Vodafone Kandivali w store...thanks...</text:p>
      <text:p text:style-name="P1"><text:s/>See I am using this Vodafone no.for the last so many years As coming from Japan I told them to start my internet for which I actually went to Vodafone office After waiting for long time they told me to deposit the amount and it will be activated in two hoyours But even after foyour hoyours it was not activated, then I called customer care they told me that they didn't receive any request, really I waisted my precious time Now planning to take BSNL connection may stop Vodafone which I was using for long time ******* really don't know the value of time</text:p>
      <text:p text:style-name="P1"><text:s/>In your store no1 doesn't response properly for one reason they say your come tomorrow den after tomorrow if will keep on going like who will oyour work we haveto waste oyour time by going.. As well for your executive have to wait 30 to 1hoyour coz they went outside your be seated please for small work we have to wait 1hoyour by wasting oyour time</text:p>
      <text:p text:style-name="P1"><text:s/>ypoint your shud care about it</text:p>
      <text:p text:style-name="P1"><text:s/>Good ambience and had a better customer service ! Also, Expect more proactiveness from the shop keepers to explain the customers expectations..</text:p>
      <text:p text:style-name="P1"><text:s/>your staff is very Co op and Polite &amp;also Prompt</text:p>
      <text:p text:style-name="P1"><text:s/>den on me, nobody is giving help .</text:p>
      <text:p text:style-name="P1"><text:s/>I'm an old customer, I was never told while I changed my phone got the new plan activated from your store that blackberry services won't be available onthe new Z3 blackberry device still Vodafone charged me INR 890 each month while that plan wasn't working on my phone... I feel cheated</text:p>
      <text:p text:style-name="P1"><text:s/>Overall it was good experience . Only problem is there I have to wait almost 45 minutes</text:p>
      <text:p text:style-name="P1"><text:s/>Call me i will explain,</text:p>
      <text:p text:style-name="P1"><text:s/>Thanks</text:p>
      <text:p text:style-name="P1"><text:s/>Due to excellent service</text:p>
      <text:p text:style-name="P1"><text:soft-page-break/>. Thanks .</text:p>
      <text:p text:style-name="P1"><text:s/>I have requested to change my plan on last Satyourday ie 6/12/2014, with my company letter head and I'd proof and your Vodafone store ( Crystal Mall , Bani Park , Jaipyour ) guy said it ll change with in 24 hoyour but till now around many 24 hr is already over , am calling him from last three - foyour days but he only picked my single call which is on yesterday and said he ll check and call me but he didn't called up me . We have around 40 connections with your company , Can we opt other operator if your r unable to provide us proper and appropriate services . This is not first time we r facing many other problems withyoyour so called Vodafone</text:p>
      <text:p text:style-name="P1"><text:s/>Associate was not having proper knowledge abt process..</text:p>
      <text:p text:style-name="P1"><text:s/>matter and do something for your very OLD Customers and l hope y will and thanks and have a good day</text:p>
      <text:p text:style-name="P1"><text:s/>ime i will just port my number</text:p>
      <text:p text:style-name="P1"><text:s/>Good response and quick service ... Glad to have such oprator</text:p>
      <text:p text:style-name="P1"><text:s/>There are some improvement is require as far as knowledge concern of executive and technically the monthly plan should not remove for temporary scheme.Hence rated 8.Thanks .</text:p>
      <text:p text:style-name="P1"><text:s/>ve to stand for 30 to 60 mnts .</text:p>
      <text:p text:style-name="P1"><text:s/>Coverage in oyour area is poor . And couldnt change my callertunes by any method....</text:p>
      <text:p text:style-name="P1"><text:s/>Service and co-operation</text:p>
      <text:p text:style-name="P1"><text:s/>When taking the token, someone should stand there asking what exactly the case is, and what do you need to carry to do the same . I waited for an hoyour andwhen finally i went to the counter asking for a micro sim, she told me she needed the signatyoure and id proof of the sim account holder(my father). Again i went to the store with my dad and saw a man shouting at the attendants(some complaint) and the lady who i talked to before was attending this angry customer . So there i had to wait for 30 mins . And then she filled the sim exchange form and gave me a micro sim . So, No . It was not a very good experience .</text:p>
      <text:p text:style-name="P1"><text:s/>njustified bills having data usuage, which I have not done for last 3/4 mnths . I have already a data plan for my CUG Vodafone no . 9874222990. Planning tolv Vodafone .</text:p>
      <text:p text:style-name="P1"><text:s/>Were good comunication with cus over all plan expert in thert person .</text:p>
      <text:p text:style-name="P1"><text:s/>Good</text:p>
      <text:p text:style-name="P1"><text:s/>Pathetic services . Poor Network . Disgusting experience .</text:p>
      <text:p text:style-name="P1"><text:s/>Correctly resolve my problem and explain everything what I was needed .</text:p>
      <text:p text:style-name="P1"><text:s/>It's a great store . I like Vodafone billing and network both are very good . Ponda store has been my favorite .</text:p>
      <text:p text:style-name="P1"><text:s/>The place is in complete chaos, the coupon system is useless as tgey are taking any coupon at any time . There are only 2 associates for quaries . And theminimum time required for any quarry is 2 hoyours</text:p>
      <text:p text:style-name="P1"><text:s/>These store people are very much helpful and very informative . I had reliance post paid connection and I use to visit reliance store but it use to very</text:p>
      <text:p text:style-name="P1"><text:s/>Overall good expereince.all queries were handled nicely</text:p>
      <text:p text:style-name="P1"><text:s/>I m impressed with your Vodafone services but not from Vodafone store .....</text:p>
      <text:p text:style-name="P1"><text:s/>Nice experience...and satisfying your executive respons..keep going on</text:p>
      <text:p text:style-name="P1"><text:s/></text:p>
      <text:p text:style-name="P1"><text:s/>I was there to exchange my sim the whole process was smooth and simple . Also reactivation of new sim card was fast .</text:p>
      <text:p text:style-name="P1"><text:s/>Very satisfied</text:p>
      <text:p text:style-name="P1"><text:s/>I m not able to do std call from my no and many local no also but your associate told that problem will resolve within 4 hrs ..I visited 3 tym but problem is still dere ..your check my track also how loyal I m for your</text:p>
      <text:p text:style-name="P1"><text:s/>After my counselling in that showroom I feel HAPPY.</text:p>
      <text:p text:style-name="P1"><text:s/>Unki dealing achi thi,nd she satisfy me,way f talkin bhut acha tha .</text:p>
      <text:p text:style-name="P1"><text:s/>I was charged with 250 as usags charges towards download but the we were not . Similar way got charged with 150 in the 3 months back . (Its got waived</text:p>
      <text:p text:style-name="P1"><text:s/>my problem was solved properly bt i bad to wait for a long time for my term . so if you increase your staff it will b appreciated .</text:p>
      <text:p text:style-name="P1"><text:s/>I was expecting not so quick response to my reqest for change of post paid to prepaid with retaining same m.no . but there have been so to my utmost satisfaction</text:p>
      <text:p text:style-name="P1"><text:s/>re is no user friendly at all . All the executives are there for service to the <text:soft-page-break/>public...</text:p>
      <text:p text:style-name="P1"><text:s/>Good service</text:p>
      <text:p text:style-name="P1"><text:s/>Services is very good I am very happy</text:p>
      <text:p text:style-name="P1"><text:s/>and and only postpone</text:p>
      <text:p text:style-name="P1"><text:s/>Some time, We w'ld like to inform your that there is a problem in billing, the services not been used r charged .</text:p>
      <text:p text:style-name="P1"><text:s/>I am not at all satisfied with the ans which I received from the store, simply they told me to write a mail to cust care, they cant do anything .</text:p>
      <text:p text:style-name="P1"><text:s/>The service was good and fast</text:p>
      <text:p text:style-name="P1"><text:s/>0 Very dissatisfied</text:p>
      <text:p text:style-name="P1"><text:s/>The customers ***** sim and phone is lost shud b gvn priorty . 2. it took 3 hrs fr sim actvtn .</text:p>
      <text:p text:style-name="P1"><text:s/>Thanks vodafone .</text:p>
      <text:p text:style-name="P1"><text:s/>Very bad service, and your execitive dont hv politness..</text:p>
      <text:p text:style-name="P1"><text:s/>I went to Vodafone store, Thane on 22.11.2014 for conversion of my other number 9769971237 from postpaid to prepaid . Wen I reached there first of all minimum number of counters were only operational . I took token and I had to wait for around 1.30 hrs wen I spoke to your executive I was told ki don't convert to prepaid we will give your another gud plan which we give yo port out customers . I enquired abt the plan and okyed it .</text:p>
      <text:p text:style-name="P1"><text:s/>Staff is very helpful</text:p>
      <text:p text:style-name="P1"><text:s/>Executive behavioyour and service was really good .</text:p>
      <text:p text:style-name="P1"><text:s/>I think vodafone 3G rate is very costly then bsnl 3G.its very mutch problem for evry voda customer .</text:p>
      <text:p text:style-name="P1"><text:s/>The advisor who give information have no full information about tariff plans...he asks from the other advisor</text:p>
      <text:p text:style-name="P1"><text:s/>I realized very bad experience at vodafone store</text:p>
      <text:p text:style-name="P1"><text:s/>Overall a good experience.Thanks .</text:p>
      <text:p text:style-name="P1"><text:s/>I do nothing and some random service gets activated ! My bills include taxes of those services that i never even used ! Wow !! And finally, i'd like to prove my previous statements by saying....... " i NEVER visited the vodafone store ! "</text:p>
      <text:p text:style-name="P1"><text:s/>No need of any comments...you Vodafone solve me which is wrongly applied such a high usage of Internet in one day only</text:p>
      <text:p text:style-name="P1"><text:s/>I am satisfied yourban services in Karnataka thanks all the best Vodafone in featyoure one sec thanks advance happy new years</text:p>
      <text:p text:style-name="P1"><text:s/>Executive ay store is so nice and cleraly showed me with all best offers .</text:p>
      <text:p text:style-name="P1"><text:s/>Very polite and helpful</text:p>
      <text:p text:style-name="P1"><text:s/>i had gone to d store to make my billing to prepd he asked me to come next month after dec bill . i am a psu officer. whom r your kidding .</text:p>
      <text:p text:style-name="P1"><text:s/>I am totally disappoint with billing . Now I m going to switch Vodafone and join other</text:p>
      <text:p text:style-name="P1"><text:s/>Some problems with setting up phone but staff were very helpful .</text:p>
      <text:p text:style-name="P1"><text:s/>Store associates and customer care and backend team dont have minimum knowledge of product and process and there is lack of communication between them everyone says different about process in their own ways and giving fake commitments at main stores too</text:p>
      <text:p text:style-name="P1"><text:s/>Long wait time without resolution to the issue . Total wastage of time . I am going to change service provider .</text:p>
      <text:p text:style-name="P1"><text:s/>your r already doing well.. No comments...</text:p>
      <text:p text:style-name="P1"><text:s/>Not satisfied with your Internet speed in my area I just want to change portability and don't distyourb again</text:p>
      <text:p text:style-name="P1"><text:s/>Very bad services</text:p>
      <text:p text:style-name="P1"><text:s/>I find Vodafone most professional than any other network providers . Just your live chat needs to speed up a little with better English grammar .</text:p>
      <text:p text:style-name="P1"><text:s/>Vodafone is very bed compney</text:p>
      <text:p text:style-name="P1"><text:s/>D83DDE18</text:p>
      <text:p text:style-name="P1"><text:s/>There was very helpfull person and very good service</text:p>
      <text:p text:style-name="P1"><text:s/>your stores are very helpful</text:p>
      <text:p text:style-name="P1"><text:s/>I have no problem with the Vodafone store but I am not satisfied with Vodafone services .</text:p>
      <text:p text:style-name="P1"><text:s/>Very good response . Vodephone costumes</text:p>
      <text:p text:style-name="P1"><text:s/>for asking .</text:p>
      <text:p text:style-name="P1"><text:s/>For the same problem I visited Vodafone store 4 time and problem not yet been resolved . I requested to activate 999 postpaid plan for my this number andevery <text:soft-page-break/>time they written my request but no response has been taken by them as I not even got a text from Vodafone . If this will not be taken care I canhave to go for port .</text:p>
      <text:p text:style-name="P1"><text:s/>Good and convenient service and helpful service associates</text:p>
      <text:p text:style-name="P1"><text:s/>My ratings reflect the kind of service i received, was very good...</text:p>
      <text:p text:style-name="P1"><text:s/>Good</text:p>
      <text:p text:style-name="P1"><text:s/>Scope for overall improvement is there .</text:p>
      <text:p text:style-name="P1"><text:s/>Service is good and quick .</text:p>
      <text:p text:style-name="P1"><text:s/>services are absolutely very good.. and fully satisfied from stors associate...</text:p>
      <text:p text:style-name="P1"><text:s/>fone store so I can't check the system properly"</text:p>
      <text:p text:style-name="P1"><text:s/>The secyourity at the entrance is cold in behavioyour . <text:s/>The staff members are not adequate . So many workstations were unmanned . The long waiting was nauseating and irritating . It is not enough only if you have a sophisticated building and interior decoration . It must have a human touch with a smile .</text:p>
      <text:p text:style-name="P1"><text:s/>I'm happy</text:p>
      <text:p text:style-name="P1"><text:s/>I would like to know the charge for sim replacement . From the store .</text:p>
      <text:p text:style-name="P1"><text:s/>Please change the store timings,very bad experience with timings</text:p>
      <text:p text:style-name="P1"><text:s/>Excellent service by the service associate</text:p>
      <text:p text:style-name="P1"><text:s/>After 3 visit and 5 calls to Vodafone store my sim is not activated .</text:p>
      <text:p text:style-name="P1"><text:s/>Excellent service provide by vodafone everytime, good interaction and always there for customers to help . Overall we have good experience and this is thereason all the family members have vodafone . Thank you</text:p>
      <text:p text:style-name="P1"><text:s/>Waiting time at the store is long . But queries are sorted out . Can be better with more executived</text:p>
      <text:p text:style-name="P1"><text:s/>Greater is too good mr . vijay</text:p>
      <text:p text:style-name="P1"><text:s/>Interaction was gud and they supported me a lot....store is nice and well fyournished... I luv red vodafone</text:p>
      <text:p text:style-name="P1"><text:s/>Vishnu is very helpin mentality, he listened to ma issues and i felt a positiv energy frm him . i ws depresd due 2 busnes pblms, hs smile ws so cute nd ifelt pleasant</text:p>
      <text:p text:style-name="P1"><text:s/>Very satisfied</text:p>
      <text:p text:style-name="P1"><text:s/>Happy to help</text:p>
      <text:p text:style-name="P1"><text:s/>Nice to be a part of Vodafone an Prakash is best of them</text:p>
      <text:p text:style-name="P1"><text:s/>Good staff keep it up.........</text:p>
      <text:p text:style-name="P1"><text:s/>Dinesh has given good service so Iam happy in Vodafone Gandhi bazaar store thank your Dinesh</text:p>
      <text:p text:style-name="P1"><text:s/>Nice experia Vodafone cse is very helpful person she solve my phone problem</text:p>
      <text:p text:style-name="P1"><text:s/>The issue hasn't been fixed yet .</text:p>
      <text:p text:style-name="P1"><text:s/>I couldn't get a solution to my problem . It could have been dealt more calmly taking some more time .</text:p>
      <text:p text:style-name="P1"><text:s/>Hi , <text:s/>I was very gald to meet with the executive at the Vodafone store.. she was very polite and helpful.. i must say i have never ever met with such a good executive before at any vodafone store .</text:p>
      <text:p text:style-name="P1"><text:s/>You Solve Oyour Problems As Soon As You Possible .</text:p>
      <text:p text:style-name="P1"><text:s/>Very nice intraction .</text:p>
      <text:p text:style-name="P1"><text:s/>Good service at the store and good connectivity</text:p>
      <text:p text:style-name="P1"><text:s/>For good suport and helping mind only I given d rating</text:p>
      <text:p text:style-name="P1"><text:s/>I'd like to speak with your person so that I can discuss my rating and expectations from Vodafone .</text:p>
      <text:p text:style-name="P1"><text:s/>Very nice interaction with technician...helpful</text:p>
      <text:p text:style-name="P1"><text:s/>your executive listened my problem carefully , gave a thought to it and then guided me , once I was satisfied with his reply , the same was executed immediately .</text:p>
      <text:p text:style-name="P1"><text:s/>keep it up .</text:p>
      <text:p text:style-name="P1"><text:s/>That the person simply to cool the customer</text:p>
      <text:p text:style-name="P1"><text:s/>i have not know that how many second usage in postpaid conaction per second plan..4</text:p>
      <text:p text:style-name="P1"><text:s/>your network .and cust-service both best .</text:p>
      <text:p text:style-name="P1"><text:s/>Customer service more faster .</text:p>
      <text:p text:style-name="P1"><text:s/>Good service given by this guy</text:p>
      <text:p text:style-name="P1"><text:s/>Good</text:p>
      <text:p text:style-name="P1"><text:s/>Service is ezcellent and staff are dedicated</text:p>
      <text:p text:style-name="P1"><text:s/>M very satisfied for Vodafone store and servic experience</text:p>
      <text:p text:style-name="P1"><text:s/>Need to have more executives to attend crowd . it takes time for your tyourn to <text:soft-page-break/>come</text:p>
      <text:p text:style-name="P1"><text:s/>It was a great expierience . They were very cordial and fast .</text:p>
      <text:p text:style-name="P1"><text:s/>There are 3 to 4 help desk 1) i have prepaid connection 2GB/2G iam not Sastified with the speed 2) Cyourrent recharge 1GB/3G still i have the same problem3) I have to change to desk to desk (3) 4) my probem was not solved 5) Getting late i have to walk outt</text:p>
      <text:p text:style-name="P1"><text:s/>1. There was no chair to sit and interact . 2. This was only for me . you should have sufficient chairs . 3. The good tariffs are disappearing . 4. Work on it .</text:p>
      <text:p text:style-name="P1"><text:s/>Good clarity in answering my queries Quick response in executing my order</text:p>
      <text:p text:style-name="P1"><text:s/>maintain the same quality service in coming days all the best have good market goodwill</text:p>
      <text:p text:style-name="P1"><text:s/>cce name was ratan.He was slove my query within two minute behaiver is excelent cce was excelent and vs basti is also best i am very satisfey</text:p>
      <text:p text:style-name="P1"><text:s/>GOOD and FAST RESPONSE</text:p>
      <text:p text:style-name="P1"><text:s/>Excellent service especially from the managers</text:p>
      <text:p text:style-name="P1"><text:s/>The problem address to voda person has impressed me with his attitude and solve it nicely .</text:p>
      <text:p text:style-name="P1"><text:s/>The wait wasn't too long and the representative had a very pleasant personality .</text:p>
      <text:p text:style-name="P1"><text:s/>y phone 3 times and still the problem persists I hv reported to the office on chyourch street several times and with the customer care people Bt they alwayBecause I barely get signal as it says searching for network It's happened to me even after changing te SIM card 2times and once to micro sim Changing ms say next week they will let me know . Now it has been a year or so and no change and I am getting sick and tired of this</text:p>
      <text:p text:style-name="P1"><text:s/>One has to spend too much time in Vodafone store for any transactions . So appoint more efficient staff for speedy job</text:p>
      <text:p text:style-name="P1"><text:s/>Very good service and pleasant ambiance...</text:p>
      <text:p text:style-name="P1"><text:s/>came to 0 despite of not using internet much . So not pretty sure on that grounds .</text:p>
      <text:p text:style-name="P1"><text:s/>The store associates were very much helpful and friendly</text:p>
      <text:p text:style-name="P1"><text:s/>NOT ALL THE STAF, BUT ONE PERSON (FORGET NAME)TO WHOM I CONTACTED FOR THE LAST TWO TIMES TO SOLVE MY PROBLEM,I WAS VERY MUCH IMPRESSED BY THE WAY HE RECEIVED WITH SMILING FACE and RESPONCE.</text:p>
      <text:p text:style-name="P1"><text:s/>Store asociate have a good experience and awsome service provider , as well friendly behave with customer</text:p>
      <text:p text:style-name="P1"><text:s/>Satisfaction and fast response</text:p>
      <text:p text:style-name="P1"><text:s/>Y</text:p>
      <text:p text:style-name="P1"><text:s/>This was the first tim wen i was setisfied after visit vodafone store . I hop that this setisfection will remain for fyourther . Thanx .</text:p>
      <text:p text:style-name="P1"><text:s/>Very good Service provide</text:p>
      <text:p text:style-name="P1"><text:s/>The service was prompt and the solution was good .</text:p>
      <text:p text:style-name="P1"><text:s/>All the information given to me were correct . Behavior of staff was good and my work was done very fast .</text:p>
      <text:p text:style-name="P1"><text:s/>Too late to respond my problem . No accompany was there . I just syourprised .</text:p>
      <text:p text:style-name="P1"><text:s/>I am satisfy from vodafone store associate,they heard my prob.very well</text:p>
      <text:p text:style-name="P1"><text:s/>No comment</text:p>
      <text:p text:style-name="P1"><text:s/></text:p>
      <text:p text:style-name="P1"><text:s/>Good respose</text:p>
      <text:p text:style-name="P1"><text:s/>No comment</text:p>
      <text:p text:style-name="P1"><text:s/>Regular</text:p>
      <text:p text:style-name="P1"><text:s/>Too late to response about my problem . There was no helpman . I went and just stunt .</text:p>
      <text:p text:style-name="P1"><text:s/>I'm from a customer service industry as well and I was really pleased with the service provided</text:p>
      <text:p text:style-name="P1"><text:s/>Good service good experience</text:p>
      <text:p text:style-name="P1"><text:s/>The executives were confused for my best plans they should provide us a valuable plans</text:p>
      <text:p text:style-name="P1"><text:s/>Verygood exicutive</text:p>
      <text:p text:style-name="P1"><text:s/>Really super store and good team</text:p>
      <text:p text:style-name="P1"><text:s/>1. I asked for new postpaid connection.....they were not aware and sure about various postpaid plan with 3G data 2. They were cracking jokes with each other and I was waitng 3. I spent more than 2 hrs for portin and new connection 4. <text:soft-page-break/>They were insisting me to take a plan which they want....not as per my requirement 5.best example for trainings of your new trainers.. donts@ Vodafone 6.told me wrong Vodafone email 7. Last 3 digit 555 was my requirement They said no</text:p>
      <text:p text:style-name="P1"><text:s/>Just one think is there they are taken so much time for soled my probl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7-18T16:01:53.151244578</dc:date>
    <meta:editing-duration>PT55M1S</meta:editing-duration>
    <meta:editing-cycles>12</meta:editing-cycles>
    <meta:generator>LibreOffice/5.1.6.2$Linux_X86_64 LibreOffice_project/10m0$Build-2</meta:generator>
    <meta:document-statistic meta:table-count="0" meta:image-count="0" meta:object-count="0" meta:page-count="69" meta:paragraph-count="2475" meta:word-count="43365" meta:character-count="238743" meta:non-whitespace-character-count="195330"/>
  </office:meta>
</office:document-meta>
</file>